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1mm"/>
    </style:style>
    <style:style style:name="co2" style:family="table-column">
      <style:table-column-properties fo:break-before="auto" style:column-width="10.9mm"/>
    </style:style>
    <style:style style:name="co3" style:family="table-column">
      <style:table-column-properties fo:break-before="auto" style:column-width="15.15mm"/>
    </style:style>
    <style:style style:name="co4" style:family="table-column">
      <style:table-column-properties fo:break-before="auto" style:column-width="35.1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32.31mm"/>
    </style:style>
    <style:style style:name="co7" style:family="table-column">
      <style:table-column-properties fo:break-before="auto" style:column-width="13.46mm"/>
    </style:style>
    <style:style style:name="co8" style:family="table-column">
      <style:table-column-properties fo:break-before="auto" style:column-width="12.3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>
            <text:p>Observateur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DateHeure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2:00" calcext:value-type="date">
            <text:p>2019-05-02 08:02:00</text:p>
          </table:table-cell>
          <table:table-cell office:value-type="string" calcext:value-type="string">
            <text:p>Turdus merula</text:p>
          </table:table-cell>
          <table:table-cell office:value-type="float" office:value="196.34884909404" calcext:value-type="float">
            <text:p>196,348849094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7:46:00" calcext:value-type="date">
            <text:p>2019-05-02 07:46:00</text:p>
          </table:table-cell>
          <table:table-cell office:value-type="string" calcext:value-type="string">
            <text:p>Turdus merula</text:p>
          </table:table-cell>
          <table:table-cell office:value-type="float" office:value="748.212939608832" calcext:value-type="float">
            <text:p>748,2129396088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72.2569976630978" calcext:value-type="float">
            <text:p>72,25699766309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37.5564036882303" calcext:value-type="float">
            <text:p>37,556403688230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92.3227590106803" calcext:value-type="float">
            <text:p>92,322759010680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7:00" calcext:value-type="date">
            <text:p>2019-05-02 08:07:00</text:p>
          </table:table-cell>
          <table:table-cell office:value-type="string" calcext:value-type="string">
            <text:p>Alauda arvensis</text:p>
          </table:table-cell>
          <table:table-cell office:value-type="float" office:value="128.113038873301" calcext:value-type="float">
            <text:p>128,1130388733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8:00" calcext:value-type="date">
            <text:p>2019-05-02 08:08:00</text:p>
          </table:table-cell>
          <table:table-cell office:value-type="string" calcext:value-type="string">
            <text:p>Alauda arvensis</text:p>
          </table:table-cell>
          <table:table-cell office:value-type="float" office:value="170.136409965613" calcext:value-type="float">
            <text:p>170,1364099656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7:38:00" calcext:value-type="date">
            <text:p>2019-05-02 07:38:00</text:p>
          </table:table-cell>
          <table:table-cell office:value-type="string" calcext:value-type="string">
            <text:p>Sylvia atricapilla</text:p>
          </table:table-cell>
          <table:table-cell office:value-type="float" office:value="152.0552285556" calcext:value-type="float">
            <text:p>152,055228555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7:38:00" calcext:value-type="date">
            <text:p>2019-05-02 07:38:00</text:p>
          </table:table-cell>
          <table:table-cell office:value-type="string" calcext:value-type="string">
            <text:p>Alauda arvensis</text:p>
          </table:table-cell>
          <table:table-cell office:value-type="float" office:value="119.023368717801" calcext:value-type="float">
            <text:p>119,0233687178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7:41:00" calcext:value-type="date">
            <text:p>2019-05-02 07:41:00</text:p>
          </table:table-cell>
          <table:table-cell office:value-type="string" calcext:value-type="string">
            <text:p>Turdus merula</text:p>
          </table:table-cell>
          <table:table-cell office:value-type="float" office:value="158.468848930576" calcext:value-type="float">
            <text:p>158,4688489305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7:42:00" calcext:value-type="date">
            <text:p>2019-05-02 07:42:00</text:p>
          </table:table-cell>
          <table:table-cell office:value-type="string" calcext:value-type="string">
            <text:p>Turdus merula</text:p>
          </table:table-cell>
          <table:table-cell office:value-type="float" office:value="464.27587149299" calcext:value-type="float">
            <text:p>464,275871492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9:00" calcext:value-type="date">
            <text:p>2019-05-02 08:09:00</text:p>
          </table:table-cell>
          <table:table-cell office:value-type="string" calcext:value-type="string">
            <text:p>Turdus merula</text:p>
          </table:table-cell>
          <table:table-cell office:value-type="float" office:value="181.867053478679" calcext:value-type="float">
            <text:p>181,8670534786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09:00" calcext:value-type="date">
            <text:p>2019-05-02 08:09:00</text:p>
          </table:table-cell>
          <table:table-cell office:value-type="string" calcext:value-type="string">
            <text:p>Turdus merula</text:p>
          </table:table-cell>
          <table:table-cell office:value-type="float" office:value="231.289362661019" calcext:value-type="float">
            <text:p>231,2893626610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10:00" calcext:value-type="date">
            <text:p>2019-05-02 08:10:00</text:p>
          </table:table-cell>
          <table:table-cell office:value-type="string" calcext:value-type="string">
            <text:p>Turdus merula</text:p>
          </table:table-cell>
          <table:table-cell office:value-type="float" office:value="254.991406240747" calcext:value-type="float">
            <text:p>254,99140624074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71.3875746314764" calcext:value-type="float">
            <text:p>71,38757463147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19.35822061722" calcext:value-type="float">
            <text:p>119,358220617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207.426917123991" calcext:value-type="float">
            <text:p>207,4269171239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45.635554660717" calcext:value-type="float">
            <text:p>145,6355546607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29:00" calcext:value-type="date">
            <text:p>2019-05-02 08:29:00</text:p>
          </table:table-cell>
          <table:table-cell office:value-type="string" calcext:value-type="string">
            <text:p>Sylvia atricapilla</text:p>
          </table:table-cell>
          <table:table-cell office:value-type="float" office:value="36.2633180369359" calcext:value-type="float">
            <text:p>36,26331803693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29:00" calcext:value-type="date">
            <text:p>2019-05-02 08:29:00</text:p>
          </table:table-cell>
          <table:table-cell office:value-type="string" calcext:value-type="string">
            <text:p>Turdus merula</text:p>
          </table:table-cell>
          <table:table-cell office:value-type="float" office:value="45.1054025628062" calcext:value-type="float">
            <text:p>45,10540256280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31:00" calcext:value-type="date">
            <text:p>2019-05-02 08:31:00</text:p>
          </table:table-cell>
          <table:table-cell office:value-type="string" calcext:value-type="string">
            <text:p>Turdus merula</text:p>
          </table:table-cell>
          <table:table-cell office:value-type="float" office:value="82.3179277832504" calcext:value-type="float">
            <text:p>82,31792778325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35:00" calcext:value-type="date">
            <text:p>2019-05-02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34.532655629833" calcext:value-type="float">
            <text:p>134,53265562983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2T08:35:00" calcext:value-type="date">
            <text:p>2019-05-02 08:35:00</text:p>
          </table:table-cell>
          <table:table-cell office:value-type="string" calcext:value-type="string">
            <text:p>Alauda arvensis</text:p>
          </table:table-cell>
          <table:table-cell office:value-type="float" office:value="289.566483728425" calcext:value-type="float">
            <text:p>289,5664837284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6:51:00" calcext:value-type="date">
            <text:p>2019-05-07 06:51:00</text:p>
          </table:table-cell>
          <table:table-cell office:value-type="string" calcext:value-type="string">
            <text:p>Sylvia atricapilla</text:p>
          </table:table-cell>
          <table:table-cell office:value-type="float" office:value="82.3760093006417" calcext:value-type="float">
            <text:p>82,37600930064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6:54:00" calcext:value-type="date">
            <text:p>2019-05-07 06:54:00</text:p>
          </table:table-cell>
          <table:table-cell office:value-type="string" calcext:value-type="string">
            <text:p>Turdus merula</text:p>
          </table:table-cell>
          <table:table-cell office:value-type="float" office:value="89.2125398790722" calcext:value-type="float">
            <text:p>89,21253987907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6:56:00" calcext:value-type="date">
            <text:p>2019-05-07 06:56:00</text:p>
          </table:table-cell>
          <table:table-cell office:value-type="string" calcext:value-type="string">
            <text:p>Turdus merula</text:p>
          </table:table-cell>
          <table:table-cell office:value-type="float" office:value="137.912080950295" calcext:value-type="float">
            <text:p>137,91208095029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150.553522619018" calcext:value-type="float">
            <text:p>150,5535226190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251.55114924929" calcext:value-type="float">
            <text:p>251,551149249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186.053498760483" calcext:value-type="float">
            <text:p>186,05349876048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36:00" calcext:value-type="date">
            <text:p>2019-05-07 07:36:00</text:p>
          </table:table-cell>
          <table:table-cell office:value-type="string" calcext:value-type="string">
            <text:p>Sylvia atricapilla</text:p>
          </table:table-cell>
          <table:table-cell office:value-type="float" office:value="48.8241084425804" calcext:value-type="float">
            <text:p>48,82410844258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37:00" calcext:value-type="date">
            <text:p>2019-05-07 07:37:00</text:p>
          </table:table-cell>
          <table:table-cell office:value-type="string" calcext:value-type="string">
            <text:p>Sylvia atricapilla</text:p>
          </table:table-cell>
          <table:table-cell office:value-type="float" office:value="54.8764769790057" calcext:value-type="float">
            <text:p>54,876476979005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38:00" calcext:value-type="date">
            <text:p>2019-05-07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6.1011138597655" calcext:value-type="float">
            <text:p>96,10111385976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40:00" calcext:value-type="date">
            <text:p>2019-05-07 07:40:00</text:p>
          </table:table-cell>
          <table:table-cell office:value-type="string" calcext:value-type="string">
            <text:p>Turdus merula</text:p>
          </table:table-cell>
          <table:table-cell office:value-type="float" office:value="129.329271935996" calcext:value-type="float">
            <text:p>129,3292719359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19:00" calcext:value-type="date">
            <text:p>2019-05-07 07:19:00</text:p>
          </table:table-cell>
          <table:table-cell office:value-type="string" calcext:value-type="string">
            <text:p>Turdus merula</text:p>
          </table:table-cell>
          <table:table-cell office:value-type="float" office:value="206.803537676287" calcext:value-type="float">
            <text:p>206,8035376762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222.022400766234" calcext:value-type="float">
            <text:p>222,0224007662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316.447403014504" calcext:value-type="float">
            <text:p>316,4474030145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162.838974769878" calcext:value-type="float">
            <text:p>162,8389747698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226.231095385408" calcext:value-type="float">
            <text:p>226,23109538540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13:00" calcext:value-type="date">
            <text:p>2019-05-07 07:13:00</text:p>
          </table:table-cell>
          <table:table-cell office:value-type="string" calcext:value-type="string">
            <text:p>Sylvia atricapilla</text:p>
          </table:table-cell>
          <table:table-cell office:value-type="float" office:value="72.1307651038814" calcext:value-type="float">
            <text:p>72,13076510388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7T07:14:00" calcext:value-type="date">
            <text:p>2019-05-07 07:14:00</text:p>
          </table:table-cell>
          <table:table-cell office:value-type="string" calcext:value-type="string">
            <text:p>Sylvia atricapilla</text:p>
          </table:table-cell>
          <table:table-cell office:value-type="float" office:value="79.2425330745169" calcext:value-type="float">
            <text:p>79,24253307451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00:00" calcext:value-type="date">
            <text:p>2019-05-01 08:00:00</text:p>
          </table:table-cell>
          <table:table-cell office:value-type="string" calcext:value-type="string">
            <text:p>Alauda arvensis</text:p>
          </table:table-cell>
          <table:table-cell office:value-type="float" office:value="138.576278528404" calcext:value-type="float">
            <text:p>138,5762785284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06:00" calcext:value-type="date">
            <text:p>2019-05-01 08:06:00</text:p>
          </table:table-cell>
          <table:table-cell office:value-type="string" calcext:value-type="string">
            <text:p>Turdus merula</text:p>
          </table:table-cell>
          <table:table-cell office:value-type="float" office:value="51.8612481789888" calcext:value-type="float">
            <text:p>51,861248178988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21:00" calcext:value-type="date">
            <text:p>2019-05-0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6.8098242229012" calcext:value-type="float">
            <text:p>86,80982422290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27:00" calcext:value-type="date">
            <text:p>2019-05-01 08:27:00</text:p>
          </table:table-cell>
          <table:table-cell office:value-type="string" calcext:value-type="string">
            <text:p>Turdus merula</text:p>
          </table:table-cell>
          <table:table-cell office:value-type="float" office:value="87.5411401515296" calcext:value-type="float">
            <text:p>87,54114015152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5:00" calcext:value-type="date">
            <text:p>2019-05-01 08:45:00</text:p>
          </table:table-cell>
          <table:table-cell office:value-type="string" calcext:value-type="string">
            <text:p>Alauda arvensis</text:p>
          </table:table-cell>
          <table:table-cell office:value-type="float" office:value="259.538110186645" calcext:value-type="float">
            <text:p>259,5381101866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6:00" calcext:value-type="date">
            <text:p>2019-05-01 08:46:00</text:p>
          </table:table-cell>
          <table:table-cell office:value-type="string" calcext:value-type="string">
            <text:p>Turdus merula</text:p>
          </table:table-cell>
          <table:table-cell office:value-type="float" office:value="54.9186283798071" calcext:value-type="float">
            <text:p>54,91862837980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08:00" calcext:value-type="date">
            <text:p>2019-05-01 09:08:00</text:p>
          </table:table-cell>
          <table:table-cell office:value-type="string" calcext:value-type="string">
            <text:p>Turdus merula</text:p>
          </table:table-cell>
          <table:table-cell office:value-type="float" office:value="43.8183857847104" calcext:value-type="float">
            <text:p>43,81838578471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25.527563660766" calcext:value-type="float">
            <text:p>25,5275636607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8:00" calcext:value-type="date">
            <text:p>2019-05-01 09:38:00</text:p>
          </table:table-cell>
          <table:table-cell office:value-type="string" calcext:value-type="string">
            <text:p>Sylvia atricapilla</text:p>
          </table:table-cell>
          <table:table-cell office:value-type="float" office:value="45.946292406642" calcext:value-type="float">
            <text:p>45,9462924066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14:00" calcext:value-type="date">
            <text:p>2019-05-01 10:14:00</text:p>
          </table:table-cell>
          <table:table-cell office:value-type="string" calcext:value-type="string">
            <text:p>Sylvia atricapilla</text:p>
          </table:table-cell>
          <table:table-cell office:value-type="float" office:value="62.1797984254975" calcext:value-type="float">
            <text:p>62,17979842549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16:00" calcext:value-type="date">
            <text:p>2019-05-01 10:16:00</text:p>
          </table:table-cell>
          <table:table-cell office:value-type="string" calcext:value-type="string">
            <text:p>Turdus merula</text:p>
          </table:table-cell>
          <table:table-cell office:value-type="float" office:value="125.186680377059" calcext:value-type="float">
            <text:p>125,1866803770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58:00" calcext:value-type="date">
            <text:p>2019-05-01 09:58:00</text:p>
          </table:table-cell>
          <table:table-cell office:value-type="string" calcext:value-type="string">
            <text:p>Turdus merula</text:p>
          </table:table-cell>
          <table:table-cell office:value-type="float" office:value="40.5108551112288" calcext:value-type="float">
            <text:p>40,510855111228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32:00" calcext:value-type="date">
            <text:p>2019-05-01 10:32:00</text:p>
          </table:table-cell>
          <table:table-cell office:value-type="string" calcext:value-type="string">
            <text:p>Alauda arvensis</text:p>
          </table:table-cell>
          <table:table-cell office:value-type="float" office:value="147.823367488922" calcext:value-type="float">
            <text:p>147,8233674889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32:00" calcext:value-type="date">
            <text:p>2019-05-01 10:32:00</text:p>
          </table:table-cell>
          <table:table-cell office:value-type="string" calcext:value-type="string">
            <text:p>Alauda arvensis</text:p>
          </table:table-cell>
          <table:table-cell office:value-type="float" office:value="147.823367488922" calcext:value-type="float">
            <text:p>147,8233674889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32:00" calcext:value-type="date">
            <text:p>2019-05-01 10:32:00</text:p>
          </table:table-cell>
          <table:table-cell office:value-type="string" calcext:value-type="string">
            <text:p>Alauda arvensis</text:p>
          </table:table-cell>
          <table:table-cell office:value-type="float" office:value="147.823367488922" calcext:value-type="float">
            <text:p>147,8233674889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33:00" calcext:value-type="date">
            <text:p>2019-05-01 10:33:00</text:p>
          </table:table-cell>
          <table:table-cell office:value-type="string" calcext:value-type="string">
            <text:p>Alauda arvensis</text:p>
          </table:table-cell>
          <table:table-cell office:value-type="float" office:value="114.449195066399" calcext:value-type="float">
            <text:p>114,4491950663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34:00" calcext:value-type="date">
            <text:p>2019-05-01 10:34:00</text:p>
          </table:table-cell>
          <table:table-cell office:value-type="string" calcext:value-type="string">
            <text:p>Turdus merula</text:p>
          </table:table-cell>
          <table:table-cell office:value-type="float" office:value="103.870964280833" calcext:value-type="float">
            <text:p>103,87096428083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35:00" calcext:value-type="date">
            <text:p>2019-05-01 10:35:00</text:p>
          </table:table-cell>
          <table:table-cell office:value-type="string" calcext:value-type="string">
            <text:p>Sylvia atricapilla</text:p>
          </table:table-cell>
          <table:table-cell office:value-type="float" office:value="126.880160039387" calcext:value-type="float">
            <text:p>126,8801600393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41:00" calcext:value-type="date">
            <text:p>2019-05-01 10:41:00</text:p>
          </table:table-cell>
          <table:table-cell office:value-type="string" calcext:value-type="string">
            <text:p>Turdus merula</text:p>
          </table:table-cell>
          <table:table-cell office:value-type="float" office:value="196.178727385066" calcext:value-type="float">
            <text:p>196,1787273850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58:00" calcext:value-type="date">
            <text:p>2019-04-07 08:58:00</text:p>
          </table:table-cell>
          <table:table-cell office:value-type="string" calcext:value-type="string">
            <text:p>Sylvia atricapilla</text:p>
          </table:table-cell>
          <table:table-cell office:value-type="float" office:value="25.9492606616926" calcext:value-type="float">
            <text:p>25,94926066169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56:00" calcext:value-type="date">
            <text:p>2019-04-07 08:56:00</text:p>
          </table:table-cell>
          <table:table-cell office:value-type="string" calcext:value-type="string">
            <text:p>Alauda arvensis</text:p>
          </table:table-cell>
          <table:table-cell office:value-type="float" office:value="68.3669717300092" calcext:value-type="float">
            <text:p>68,36697173000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44:00" calcext:value-type="date">
            <text:p>2019-04-07 09:44:00</text:p>
          </table:table-cell>
          <table:table-cell office:value-type="string" calcext:value-type="string">
            <text:p>Alauda arvensis</text:p>
          </table:table-cell>
          <table:table-cell office:value-type="float" office:value="15.116436986297" calcext:value-type="float">
            <text:p>15,1164369862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48:00" calcext:value-type="date">
            <text:p>2019-04-07 09:48:00</text:p>
          </table:table-cell>
          <table:table-cell office:value-type="string" calcext:value-type="string">
            <text:p>Turdus merula</text:p>
          </table:table-cell>
          <table:table-cell office:value-type="float" office:value="61.4633434395941" calcext:value-type="float">
            <text:p>61,46334343959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48:00" calcext:value-type="date">
            <text:p>2019-04-07 09:48:00</text:p>
          </table:table-cell>
          <table:table-cell office:value-type="string" calcext:value-type="string">
            <text:p>Alauda arvensis</text:p>
          </table:table-cell>
          <table:table-cell office:value-type="float" office:value="33.8789461902369" calcext:value-type="float">
            <text:p>33,87894619023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24:00" calcext:value-type="date">
            <text:p>2019-04-07 08:24:00</text:p>
          </table:table-cell>
          <table:table-cell office:value-type="string" calcext:value-type="string">
            <text:p>Alauda arvensis</text:p>
          </table:table-cell>
          <table:table-cell office:value-type="float" office:value="87.2835106936389" calcext:value-type="float">
            <text:p>87,28351069363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52:00" calcext:value-type="date">
            <text:p>2019-04-07 08:52:00</text:p>
          </table:table-cell>
          <table:table-cell office:value-type="string" calcext:value-type="string">
            <text:p>Turdus merula</text:p>
          </table:table-cell>
          <table:table-cell office:value-type="float" office:value="11.6000185699332" calcext:value-type="float">
            <text:p>11,60001856993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7:43:00" calcext:value-type="date">
            <text:p>2019-04-07 07:43:00</text:p>
          </table:table-cell>
          <table:table-cell office:value-type="string" calcext:value-type="string">
            <text:p>Alauda arvensis</text:p>
          </table:table-cell>
          <table:table-cell office:value-type="float" office:value="73.1088920519477" calcext:value-type="float">
            <text:p>73,10889205194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7:43:00" calcext:value-type="date">
            <text:p>2019-04-07 07:43:00</text:p>
          </table:table-cell>
          <table:table-cell office:value-type="string" calcext:value-type="string">
            <text:p>Alauda arvensis</text:p>
          </table:table-cell>
          <table:table-cell office:value-type="float" office:value="73.1088920519477" calcext:value-type="float">
            <text:p>73,10889205194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7:48:00" calcext:value-type="date">
            <text:p>2019-04-07 07:48:00</text:p>
          </table:table-cell>
          <table:table-cell office:value-type="string" calcext:value-type="string">
            <text:p>Sylvia atricapilla</text:p>
          </table:table-cell>
          <table:table-cell office:value-type="float" office:value="53.6930284187892" calcext:value-type="float">
            <text:p>53,69302841878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22:00" calcext:value-type="date">
            <text:p>2019-04-07 09:22:00</text:p>
          </table:table-cell>
          <table:table-cell office:value-type="string" calcext:value-type="string">
            <text:p>Alauda arvensis</text:p>
          </table:table-cell>
          <table:table-cell office:value-type="float" office:value="79.2302802984055" calcext:value-type="float">
            <text:p>79,23028029840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23:00" calcext:value-type="date">
            <text:p>2019-04-07 09:23:00</text:p>
          </table:table-cell>
          <table:table-cell office:value-type="string" calcext:value-type="string">
            <text:p>Alauda arvensis</text:p>
          </table:table-cell>
          <table:table-cell office:value-type="float" office:value="46.2778588380213" calcext:value-type="float">
            <text:p>46,27785883802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23:00" calcext:value-type="date">
            <text:p>2019-04-07 09:23:00</text:p>
          </table:table-cell>
          <table:table-cell office:value-type="string" calcext:value-type="string">
            <text:p>Alauda arvensis</text:p>
          </table:table-cell>
          <table:table-cell office:value-type="float" office:value="46.2778588380213" calcext:value-type="float">
            <text:p>46,27785883802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23:00" calcext:value-type="date">
            <text:p>2019-04-07 09:23:00</text:p>
          </table:table-cell>
          <table:table-cell office:value-type="string" calcext:value-type="string">
            <text:p>Alauda arvensis</text:p>
          </table:table-cell>
          <table:table-cell office:value-type="float" office:value="46.2778588380213" calcext:value-type="float">
            <text:p>46,27785883802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24:00" calcext:value-type="date">
            <text:p>2019-04-07 09:24:00</text:p>
          </table:table-cell>
          <table:table-cell office:value-type="string" calcext:value-type="string">
            <text:p>Sylvia atricapilla</text:p>
          </table:table-cell>
          <table:table-cell office:value-type="float" office:value="77.6649774216803" calcext:value-type="float">
            <text:p>77,664977421680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25:00" calcext:value-type="date">
            <text:p>2019-04-07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7.4278673885609" calcext:value-type="float">
            <text:p>67,427867388560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2:00" calcext:value-type="date">
            <text:p>2019-05-01 08:42:00</text:p>
          </table:table-cell>
          <table:table-cell office:value-type="string" calcext:value-type="string">
            <text:p>Alauda arvensis</text:p>
          </table:table-cell>
          <table:table-cell office:value-type="float" office:value="33.393940881049" calcext:value-type="float">
            <text:p>33,3939408810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3:00" calcext:value-type="date">
            <text:p>2019-05-01 08:43:00</text:p>
          </table:table-cell>
          <table:table-cell office:value-type="string" calcext:value-type="string">
            <text:p>Alauda arvensis</text:p>
          </table:table-cell>
          <table:table-cell office:value-type="float" office:value="119.297383086315" calcext:value-type="float">
            <text:p>119,29738308631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52:00" calcext:value-type="date">
            <text:p>2019-05-01 07:52:00</text:p>
          </table:table-cell>
          <table:table-cell office:value-type="string" calcext:value-type="string">
            <text:p>Alauda arvensis</text:p>
          </table:table-cell>
          <table:table-cell office:value-type="float" office:value="148.539384031746" calcext:value-type="float">
            <text:p>148,5393840317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53:00" calcext:value-type="date">
            <text:p>2019-05-01 07:53:00</text:p>
          </table:table-cell>
          <table:table-cell office:value-type="string" calcext:value-type="string">
            <text:p>Alauda arvensis</text:p>
          </table:table-cell>
          <table:table-cell office:value-type="float" office:value="150.666152180301" calcext:value-type="float">
            <text:p>150,6661521803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54:00" calcext:value-type="date">
            <text:p>2019-05-01 07:54:00</text:p>
          </table:table-cell>
          <table:table-cell office:value-type="string" calcext:value-type="string">
            <text:p>Sylvia atricapilla</text:p>
          </table:table-cell>
          <table:table-cell office:value-type="float" office:value="200.164523947043" calcext:value-type="float">
            <text:p>200,1645239470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7:00" calcext:value-type="date">
            <text:p>2019-05-01 09:37:00</text:p>
          </table:table-cell>
          <table:table-cell office:value-type="string" calcext:value-type="string">
            <text:p>Turdus merula</text:p>
          </table:table-cell>
          <table:table-cell office:value-type="float" office:value="46.9130154722504" calcext:value-type="float">
            <text:p>46,91301547225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9:00" calcext:value-type="date">
            <text:p>2019-05-01 09:39:00</text:p>
          </table:table-cell>
          <table:table-cell office:value-type="string" calcext:value-type="string">
            <text:p>Sylvia atricapilla</text:p>
          </table:table-cell>
          <table:table-cell office:value-type="float" office:value="95.1608221688229" calcext:value-type="float">
            <text:p>95,16082216882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41:00" calcext:value-type="date">
            <text:p>2019-05-01 09:41:00</text:p>
          </table:table-cell>
          <table:table-cell office:value-type="string" calcext:value-type="string">
            <text:p>Sylvia atricapilla</text:p>
          </table:table-cell>
          <table:table-cell office:value-type="float" office:value="98.1861206524536" calcext:value-type="float">
            <text:p>98,18612065245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41:00" calcext:value-type="date">
            <text:p>2019-05-01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24.444321588718" calcext:value-type="float">
            <text:p>124,4443215887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5:00" calcext:value-type="date">
            <text:p>2019-05-01 08:45:00</text:p>
          </table:table-cell>
          <table:table-cell office:value-type="string" calcext:value-type="string">
            <text:p>Turdus merula</text:p>
          </table:table-cell>
          <table:table-cell office:value-type="float" office:value="336.74456220876" calcext:value-type="float">
            <text:p>336,744562208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401.93447087362" calcext:value-type="float">
            <text:p>401,934470873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8:00" calcext:value-type="date">
            <text:p>2019-05-01 08:48:00</text:p>
          </table:table-cell>
          <table:table-cell office:value-type="string" calcext:value-type="string">
            <text:p>Alauda arvensis</text:p>
          </table:table-cell>
          <table:table-cell office:value-type="float" office:value="155.894839090712" calcext:value-type="float">
            <text:p>155,8948390907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9:59.99" calcext:value-type="date">
            <text:p>2019-05-01 08:49:59</text:p>
          </table:table-cell>
          <table:table-cell office:value-type="string" calcext:value-type="string">
            <text:p>Turdus merula</text:p>
          </table:table-cell>
          <table:table-cell office:value-type="float" office:value="282.296034802461" calcext:value-type="float">
            <text:p>282,2960348024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51:00" calcext:value-type="date">
            <text:p>2019-05-01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13.951974938833" calcext:value-type="float">
            <text:p>113,95197493883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41:00" calcext:value-type="date">
            <text:p>2019-05-01 09:41:00</text:p>
          </table:table-cell>
          <table:table-cell office:value-type="string" calcext:value-type="string">
            <text:p>Turdus merula</text:p>
          </table:table-cell>
          <table:table-cell office:value-type="float" office:value="51.8848008491046" calcext:value-type="float">
            <text:p>51,88480084910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52:00" calcext:value-type="date">
            <text:p>2019-05-01 06:52:00</text:p>
          </table:table-cell>
          <table:table-cell office:value-type="string" calcext:value-type="string">
            <text:p>Alauda arvensis</text:p>
          </table:table-cell>
          <table:table-cell office:value-type="float" office:value="74.3157753135658" calcext:value-type="float">
            <text:p>74,31577531356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53:00" calcext:value-type="date">
            <text:p>2019-05-01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52.836412669501" calcext:value-type="float">
            <text:p>152,8364126695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55:00" calcext:value-type="date">
            <text:p>2019-05-01 06:55:00</text:p>
          </table:table-cell>
          <table:table-cell office:value-type="string" calcext:value-type="string">
            <text:p>Alauda arvensis</text:p>
          </table:table-cell>
          <table:table-cell office:value-type="float" office:value="75.2870376758794" calcext:value-type="float">
            <text:p>75,28703767587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57:00" calcext:value-type="date">
            <text:p>2019-05-01 06:57:00</text:p>
          </table:table-cell>
          <table:table-cell office:value-type="string" calcext:value-type="string">
            <text:p>Turdus merula</text:p>
          </table:table-cell>
          <table:table-cell office:value-type="float" office:value="91.0065214099754" calcext:value-type="float">
            <text:p>91,00652140997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57:00" calcext:value-type="date">
            <text:p>2019-05-01 06:57:00</text:p>
          </table:table-cell>
          <table:table-cell office:value-type="string" calcext:value-type="string">
            <text:p>Alauda arvensis</text:p>
          </table:table-cell>
          <table:table-cell office:value-type="float" office:value="159.409604787853" calcext:value-type="float">
            <text:p>159,40960478785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4:00" calcext:value-type="date">
            <text:p>2019-05-01 09:14:00</text:p>
          </table:table-cell>
          <table:table-cell office:value-type="string" calcext:value-type="string">
            <text:p>Sylvia atricapilla</text:p>
          </table:table-cell>
          <table:table-cell office:value-type="float" office:value="59.4615938867927" calcext:value-type="float">
            <text:p>59,46159388679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27.49530481444" calcext:value-type="float">
            <text:p>127,495304814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09:00" calcext:value-type="date">
            <text:p>2019-05-01 09:09:00</text:p>
          </table:table-cell>
          <table:table-cell office:value-type="string" calcext:value-type="string">
            <text:p>Alauda arvensis</text:p>
          </table:table-cell>
          <table:table-cell office:value-type="float" office:value="58.7040800747826" calcext:value-type="float">
            <text:p>58,70408007478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9:00" calcext:value-type="date">
            <text:p>2019-05-01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0.4150968603295" calcext:value-type="float">
            <text:p>80,415096860329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9:00" calcext:value-type="date">
            <text:p>2019-05-01 07:29:00</text:p>
          </table:table-cell>
          <table:table-cell office:value-type="string" calcext:value-type="string">
            <text:p>Alauda arvensis</text:p>
          </table:table-cell>
          <table:table-cell office:value-type="float" office:value="112.967091973585" calcext:value-type="float">
            <text:p>112,96709197358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30:00" calcext:value-type="date">
            <text:p>2019-05-01 07:30:00</text:p>
          </table:table-cell>
          <table:table-cell office:value-type="string" calcext:value-type="string">
            <text:p>Alauda arvensis</text:p>
          </table:table-cell>
          <table:table-cell office:value-type="float" office:value="148.5262919307" calcext:value-type="float">
            <text:p>148,52629193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32:00" calcext:value-type="date">
            <text:p>2019-05-01 07:32:00</text:p>
          </table:table-cell>
          <table:table-cell office:value-type="string" calcext:value-type="string">
            <text:p>Turdus merula</text:p>
          </table:table-cell>
          <table:table-cell office:value-type="float" office:value="101.468495992675" calcext:value-type="float">
            <text:p>101,4684959926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07:00" calcext:value-type="date">
            <text:p>2019-05-01 09:07:00</text:p>
          </table:table-cell>
          <table:table-cell office:value-type="string" calcext:value-type="string">
            <text:p>Sylvia atricapilla</text:p>
          </table:table-cell>
          <table:table-cell office:value-type="float" office:value="37.6226780736719" calcext:value-type="float">
            <text:p>37,62267807367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09:00" calcext:value-type="date">
            <text:p>2019-05-01 09:09:00</text:p>
          </table:table-cell>
          <table:table-cell office:value-type="string" calcext:value-type="string">
            <text:p>Turdus merula</text:p>
          </table:table-cell>
          <table:table-cell office:value-type="float" office:value="91.4777620829747" calcext:value-type="float">
            <text:p>91,477762082974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35:00" calcext:value-type="date">
            <text:p>2019-05-01 07:35:00</text:p>
          </table:table-cell>
          <table:table-cell office:value-type="string" calcext:value-type="string">
            <text:p>Alauda arvensis</text:p>
          </table:table-cell>
          <table:table-cell office:value-type="float" office:value="19.979875104238" calcext:value-type="float">
            <text:p>19,97987510423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36:00" calcext:value-type="date">
            <text:p>2019-05-01 07:36:00</text:p>
          </table:table-cell>
          <table:table-cell office:value-type="string" calcext:value-type="string">
            <text:p>Turdus merula</text:p>
          </table:table-cell>
          <table:table-cell office:value-type="float" office:value="85.9675501862196" calcext:value-type="float">
            <text:p>85,96755018621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7:56:00" calcext:value-type="date">
            <text:p>2019-04-30 07:56:00</text:p>
          </table:table-cell>
          <table:table-cell office:value-type="string" calcext:value-type="string">
            <text:p>Alauda arvensis</text:p>
          </table:table-cell>
          <table:table-cell office:value-type="float" office:value="44.2529539986185" calcext:value-type="float">
            <text:p>44,252953998618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7:38:00" calcext:value-type="date">
            <text:p>2019-04-30 07:38:00</text:p>
          </table:table-cell>
          <table:table-cell office:value-type="string" calcext:value-type="string">
            <text:p>Sylvia atricapilla</text:p>
          </table:table-cell>
          <table:table-cell office:value-type="float" office:value="55.0231260144937" calcext:value-type="float">
            <text:p>55,02312601449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32:00" calcext:value-type="date">
            <text:p>2019-04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75.3546651054333" calcext:value-type="float">
            <text:p>75,354665105433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33:00" calcext:value-type="date">
            <text:p>2019-04-30 08:33:00</text:p>
          </table:table-cell>
          <table:table-cell office:value-type="string" calcext:value-type="string">
            <text:p>Sylvia atricapilla</text:p>
          </table:table-cell>
          <table:table-cell office:value-type="float" office:value="74.6897021456075" calcext:value-type="float">
            <text:p>74,68970214560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35:00" calcext:value-type="date">
            <text:p>2019-04-30 08:35:00</text:p>
          </table:table-cell>
          <table:table-cell office:value-type="string" calcext:value-type="string">
            <text:p>Alauda arvensis</text:p>
          </table:table-cell>
          <table:table-cell office:value-type="float" office:value="262.946645914958" calcext:value-type="float">
            <text:p>262,9466459149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35:00" calcext:value-type="date">
            <text:p>2019-04-30 08:35:00</text:p>
          </table:table-cell>
          <table:table-cell office:value-type="string" calcext:value-type="string">
            <text:p>Sylvia atricapilla</text:p>
          </table:table-cell>
          <table:table-cell office:value-type="float" office:value="46.1874180747295" calcext:value-type="float">
            <text:p>46,187418074729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36:00" calcext:value-type="date">
            <text:p>2019-04-30 08:36:00</text:p>
          </table:table-cell>
          <table:table-cell office:value-type="string" calcext:value-type="string">
            <text:p>Turdus merula</text:p>
          </table:table-cell>
          <table:table-cell office:value-type="float" office:value="62.6710786473181" calcext:value-type="float">
            <text:p>62,67107864731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50:00" calcext:value-type="date">
            <text:p>2019-04-30 08:50:00</text:p>
          </table:table-cell>
          <table:table-cell office:value-type="string" calcext:value-type="string">
            <text:p>Alauda arvensis</text:p>
          </table:table-cell>
          <table:table-cell office:value-type="float" office:value="250.860040199186" calcext:value-type="float">
            <text:p>250,8600401991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50:00" calcext:value-type="date">
            <text:p>2019-04-30 08:50:00</text:p>
          </table:table-cell>
          <table:table-cell office:value-type="string" calcext:value-type="string">
            <text:p>Alauda arvensis</text:p>
          </table:table-cell>
          <table:table-cell office:value-type="float" office:value="173.598359370836" calcext:value-type="float">
            <text:p>173,5983593708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52:00" calcext:value-type="date">
            <text:p>2019-04-30 08:52:00</text:p>
          </table:table-cell>
          <table:table-cell office:value-type="string" calcext:value-type="string">
            <text:p>Sylvia atricapilla</text:p>
          </table:table-cell>
          <table:table-cell office:value-type="float" office:value="115.038773169733" calcext:value-type="float">
            <text:p>115,03877316973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7:56:00" calcext:value-type="date">
            <text:p>2019-04-30 07:56:00</text:p>
          </table:table-cell>
          <table:table-cell office:value-type="string" calcext:value-type="string">
            <text:p>Alauda arvensis</text:p>
          </table:table-cell>
          <table:table-cell office:value-type="float" office:value="43.1708703548047" calcext:value-type="float">
            <text:p>43,170870354804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9:13:00" calcext:value-type="date">
            <text:p>2019-04-30 09:13:00</text:p>
          </table:table-cell>
          <table:table-cell office:value-type="string" calcext:value-type="string">
            <text:p>Sylvia atricapilla</text:p>
          </table:table-cell>
          <table:table-cell office:value-type="float" office:value="62.7649573547272" calcext:value-type="float">
            <text:p>62,76495735472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9:32:00" calcext:value-type="date">
            <text:p>2019-04-30 09:32:00</text:p>
          </table:table-cell>
          <table:table-cell office:value-type="string" calcext:value-type="string">
            <text:p>Sylvia atricapilla</text:p>
          </table:table-cell>
          <table:table-cell office:value-type="float" office:value="72.4489286406954" calcext:value-type="float">
            <text:p>72,44892864069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9:32:00" calcext:value-type="date">
            <text:p>2019-04-30 09:32:00</text:p>
          </table:table-cell>
          <table:table-cell office:value-type="string" calcext:value-type="string">
            <text:p>Turdus merula</text:p>
          </table:table-cell>
          <table:table-cell office:value-type="float" office:value="316.452137938871" calcext:value-type="float">
            <text:p>316,4521379388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9:35:00" calcext:value-type="date">
            <text:p>2019-04-30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83.538157261518" calcext:value-type="float">
            <text:p>183,5381572615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30:00" calcext:value-type="date">
            <text:p>2019-04-30 08:30:00</text:p>
          </table:table-cell>
          <table:table-cell office:value-type="string" calcext:value-type="string">
            <text:p>Sylvia atricapilla</text:p>
          </table:table-cell>
          <table:table-cell office:value-type="float" office:value="46.2152550241975" calcext:value-type="float">
            <text:p>46,21525502419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30T08:31:00" calcext:value-type="date">
            <text:p>2019-04-30 08:31:00</text:p>
          </table:table-cell>
          <table:table-cell office:value-type="string" calcext:value-type="string">
            <text:p>Sylvia atricapilla</text:p>
          </table:table-cell>
          <table:table-cell office:value-type="float" office:value="78.8645152473322" calcext:value-type="float">
            <text:p>78,86451524733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16:00" calcext:value-type="date">
            <text:p>2019-05-03 07:16:00</text:p>
          </table:table-cell>
          <table:table-cell office:value-type="string" calcext:value-type="string">
            <text:p>Sylvia atricapilla</text:p>
          </table:table-cell>
          <table:table-cell office:value-type="float" office:value="105.329459566372" calcext:value-type="float">
            <text:p>105,3294595663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17:00" calcext:value-type="date">
            <text:p>2019-05-03 07:17:00</text:p>
          </table:table-cell>
          <table:table-cell office:value-type="string" calcext:value-type="string">
            <text:p>Turdus merula</text:p>
          </table:table-cell>
          <table:table-cell office:value-type="float" office:value="66.6692905413492" calcext:value-type="float">
            <text:p>66,66929054134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06:00" calcext:value-type="date">
            <text:p>2019-05-03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89.183194434675" calcext:value-type="float">
            <text:p>189,1831944346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07:00" calcext:value-type="date">
            <text:p>2019-05-03 08:07:00</text:p>
          </table:table-cell>
          <table:table-cell office:value-type="string" calcext:value-type="string">
            <text:p>Alauda arvensis</text:p>
          </table:table-cell>
          <table:table-cell office:value-type="float" office:value="233.938870015381" calcext:value-type="float">
            <text:p>233,9388700153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08:00" calcext:value-type="date">
            <text:p>2019-05-03 08:08:00</text:p>
          </table:table-cell>
          <table:table-cell office:value-type="string" calcext:value-type="string">
            <text:p>Turdus merula</text:p>
          </table:table-cell>
          <table:table-cell office:value-type="float" office:value="226.565070091676" calcext:value-type="float">
            <text:p>226,5650700916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11:00" calcext:value-type="date">
            <text:p>2019-05-03 08:11:00</text:p>
          </table:table-cell>
          <table:table-cell office:value-type="string" calcext:value-type="string">
            <text:p>Turdus merula</text:p>
          </table:table-cell>
          <table:table-cell office:value-type="float" office:value="148.443560822095" calcext:value-type="float">
            <text:p>148,44356082209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149.316725984146" calcext:value-type="float">
            <text:p>149,3167259841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94.0280170929261" calcext:value-type="float">
            <text:p>94,02801709292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88.1779473402117" calcext:value-type="float">
            <text:p>88,17794734021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59.6669804155934" calcext:value-type="float">
            <text:p>59,66698041559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14:00" calcext:value-type="date">
            <text:p>2019-05-03 07:14:00</text:p>
          </table:table-cell>
          <table:table-cell office:value-type="string" calcext:value-type="string">
            <text:p>Turdus merula</text:p>
          </table:table-cell>
          <table:table-cell office:value-type="float" office:value="108.240096262578" calcext:value-type="float">
            <text:p>108,2400962625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02:00" calcext:value-type="date">
            <text:p>2019-05-03 07:02:00</text:p>
          </table:table-cell>
          <table:table-cell office:value-type="string" calcext:value-type="string">
            <text:p>Turdus merula</text:p>
          </table:table-cell>
          <table:table-cell office:value-type="float" office:value="227.310429406696" calcext:value-type="float">
            <text:p>227,3104294066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02:00" calcext:value-type="date">
            <text:p>2019-05-03 07:02:00</text:p>
          </table:table-cell>
          <table:table-cell office:value-type="string" calcext:value-type="string">
            <text:p>Turdus merula</text:p>
          </table:table-cell>
          <table:table-cell office:value-type="float" office:value="299.812185575065" calcext:value-type="float">
            <text:p>299,8121855750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29:00" calcext:value-type="date">
            <text:p>2019-05-03 07:29:00</text:p>
          </table:table-cell>
          <table:table-cell office:value-type="string" calcext:value-type="string">
            <text:p>Turdus merula</text:p>
          </table:table-cell>
          <table:table-cell office:value-type="float" office:value="20.3652447813345" calcext:value-type="float">
            <text:p>20,36524478133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29:00" calcext:value-type="date">
            <text:p>2019-05-03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3.1079171658949" calcext:value-type="float">
            <text:p>83,10791716589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34:00" calcext:value-type="date">
            <text:p>2019-05-03 07:34:00</text:p>
          </table:table-cell>
          <table:table-cell office:value-type="string" calcext:value-type="string">
            <text:p>Sylvia atricapilla</text:p>
          </table:table-cell>
          <table:table-cell office:value-type="float" office:value="76.4432520567218" calcext:value-type="float">
            <text:p>76,44325205672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34:00" calcext:value-type="date">
            <text:p>2019-05-03 07:34:00</text:p>
          </table:table-cell>
          <table:table-cell office:value-type="string" calcext:value-type="string">
            <text:p>Turdus merula</text:p>
          </table:table-cell>
          <table:table-cell office:value-type="float" office:value="247.279468973381" calcext:value-type="float">
            <text:p>247,2794689733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51:00" calcext:value-type="date">
            <text:p>2019-05-03 07:51:00</text:p>
          </table:table-cell>
          <table:table-cell office:value-type="string" calcext:value-type="string">
            <text:p>Turdus merula</text:p>
          </table:table-cell>
          <table:table-cell office:value-type="float" office:value="226.391636572277" calcext:value-type="float">
            <text:p>226,3916365722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36:00" calcext:value-type="date">
            <text:p>2019-05-03 07:36:00</text:p>
          </table:table-cell>
          <table:table-cell office:value-type="string" calcext:value-type="string">
            <text:p>Turdus merula</text:p>
          </table:table-cell>
          <table:table-cell office:value-type="float" office:value="181.461380571168" calcext:value-type="float">
            <text:p>181,4613805711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03:00" calcext:value-type="date">
            <text:p>2019-05-03 08:03:00</text:p>
          </table:table-cell>
          <table:table-cell office:value-type="string" calcext:value-type="string">
            <text:p>Alauda arvensis</text:p>
          </table:table-cell>
          <table:table-cell office:value-type="float" office:value="104.763976611339" calcext:value-type="float">
            <text:p>104,76397661133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47:00" calcext:value-type="date">
            <text:p>2019-05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89.8203226241726" calcext:value-type="float">
            <text:p>89,82032262417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48:00" calcext:value-type="date">
            <text:p>2019-05-03 07:48:00</text:p>
          </table:table-cell>
          <table:table-cell office:value-type="string" calcext:value-type="string">
            <text:p>Turdus merula</text:p>
          </table:table-cell>
          <table:table-cell office:value-type="float" office:value="122.57312614402" calcext:value-type="float">
            <text:p>122,573126144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7:49:00" calcext:value-type="date">
            <text:p>2019-05-03 07:49:00</text:p>
          </table:table-cell>
          <table:table-cell office:value-type="string" calcext:value-type="string">
            <text:p>Turdus merula</text:p>
          </table:table-cell>
          <table:table-cell office:value-type="float" office:value="45.7162064334081" calcext:value-type="float">
            <text:p>45,71620643340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25:00" calcext:value-type="date">
            <text:p>2019-05-03 08:25:00</text:p>
          </table:table-cell>
          <table:table-cell office:value-type="string" calcext:value-type="string">
            <text:p>Turdus merula</text:p>
          </table:table-cell>
          <table:table-cell office:value-type="float" office:value="217.436078237616" calcext:value-type="float">
            <text:p>217,4360782376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9:12:00" calcext:value-type="date">
            <text:p>2019-05-03 09:12:00</text:p>
          </table:table-cell>
          <table:table-cell office:value-type="string" calcext:value-type="string">
            <text:p>Sylvia atricapilla</text:p>
          </table:table-cell>
          <table:table-cell office:value-type="float" office:value="168.948022451692" calcext:value-type="float">
            <text:p>168,9480224516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9:13:00" calcext:value-type="date">
            <text:p>2019-05-03 09:13:00</text:p>
          </table:table-cell>
          <table:table-cell office:value-type="string" calcext:value-type="string">
            <text:p>Turdus merula</text:p>
          </table:table-cell>
          <table:table-cell office:value-type="float" office:value="173.405739429448" calcext:value-type="float">
            <text:p>173,4057394294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28:00" calcext:value-type="date">
            <text:p>2019-05-03 08:28:00</text:p>
          </table:table-cell>
          <table:table-cell office:value-type="string" calcext:value-type="string">
            <text:p>Sylvia atricapilla</text:p>
          </table:table-cell>
          <table:table-cell office:value-type="float" office:value="102.171779434806" calcext:value-type="float">
            <text:p>102,1717794348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9:18:00" calcext:value-type="date">
            <text:p>2019-05-03 09:18:00</text:p>
          </table:table-cell>
          <table:table-cell office:value-type="string" calcext:value-type="string">
            <text:p>Turdus merula</text:p>
          </table:table-cell>
          <table:table-cell office:value-type="float" office:value="111.287968564369" calcext:value-type="float">
            <text:p>111,2879685643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9:18:00" calcext:value-type="date">
            <text:p>2019-05-03 09:18:00</text:p>
          </table:table-cell>
          <table:table-cell office:value-type="string" calcext:value-type="string">
            <text:p>Turdus merula</text:p>
          </table:table-cell>
          <table:table-cell office:value-type="float" office:value="337.869580826428" calcext:value-type="float">
            <text:p>337,8695808264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9:36:00" calcext:value-type="date">
            <text:p>2019-05-03 09:36:00</text:p>
          </table:table-cell>
          <table:table-cell office:value-type="string" calcext:value-type="string">
            <text:p>Sylvia atricapilla</text:p>
          </table:table-cell>
          <table:table-cell office:value-type="float" office:value="76.5017967209126" calcext:value-type="float">
            <text:p>76,50179672091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48:00" calcext:value-type="date">
            <text:p>2019-05-03 08:48:00</text:p>
          </table:table-cell>
          <table:table-cell office:value-type="string" calcext:value-type="string">
            <text:p>Sylvia atricapilla</text:p>
          </table:table-cell>
          <table:table-cell office:value-type="float" office:value="47.7769044226976" calcext:value-type="float">
            <text:p>47,77690442269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50:00" calcext:value-type="date">
            <text:p>2019-05-03 08:50:00</text:p>
          </table:table-cell>
          <table:table-cell office:value-type="string" calcext:value-type="string">
            <text:p>Turdus merula</text:p>
          </table:table-cell>
          <table:table-cell office:value-type="float" office:value="11.1827334864196" calcext:value-type="float">
            <text:p>11,18273348641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9:38:00" calcext:value-type="date">
            <text:p>2019-05-03 09:38:00</text:p>
          </table:table-cell>
          <table:table-cell office:value-type="string" calcext:value-type="string">
            <text:p>Turdus merula</text:p>
          </table:table-cell>
          <table:table-cell office:value-type="float" office:value="208.309895404245" calcext:value-type="float">
            <text:p>208,3098954042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9:39:00" calcext:value-type="date">
            <text:p>2019-05-03 09:39:00</text:p>
          </table:table-cell>
          <table:table-cell office:value-type="string" calcext:value-type="string">
            <text:p>Alauda arvensis</text:p>
          </table:table-cell>
          <table:table-cell office:value-type="float" office:value="207.433729247462" calcext:value-type="float">
            <text:p>207,4337292474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9:40:00" calcext:value-type="date">
            <text:p>2019-05-03 09:40:00</text:p>
          </table:table-cell>
          <table:table-cell office:value-type="string" calcext:value-type="string">
            <text:p>Turdus merula</text:p>
          </table:table-cell>
          <table:table-cell office:value-type="float" office:value="115.340937193243" calcext:value-type="float">
            <text:p>115,3409371932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9:41:00" calcext:value-type="date">
            <text:p>2019-05-03 09:41:00</text:p>
          </table:table-cell>
          <table:table-cell office:value-type="string" calcext:value-type="string">
            <text:p>Sylvia atricapilla</text:p>
          </table:table-cell>
          <table:table-cell office:value-type="float" office:value="74.9742855638638" calcext:value-type="float">
            <text:p>74,974285563863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52:00" calcext:value-type="date">
            <text:p>2019-05-03 08:52:00</text:p>
          </table:table-cell>
          <table:table-cell office:value-type="string" calcext:value-type="string">
            <text:p>Turdus merula</text:p>
          </table:table-cell>
          <table:table-cell office:value-type="float" office:value="141.225397535898" calcext:value-type="float">
            <text:p>141,2253975358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53:00" calcext:value-type="date">
            <text:p>2019-05-03 08:53:00</text:p>
          </table:table-cell>
          <table:table-cell office:value-type="string" calcext:value-type="string">
            <text:p>Turdus merula</text:p>
          </table:table-cell>
          <table:table-cell office:value-type="float" office:value="210.371081040634" calcext:value-type="float">
            <text:p>210,3710810406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53:00" calcext:value-type="date">
            <text:p>2019-05-03 08:53:00</text:p>
          </table:table-cell>
          <table:table-cell office:value-type="string" calcext:value-type="string">
            <text:p>Turdus merula</text:p>
          </table:table-cell>
          <table:table-cell office:value-type="float" office:value="114.770404850835" calcext:value-type="float">
            <text:p>114,77040485083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54:00" calcext:value-type="date">
            <text:p>2019-05-03 08:54:00</text:p>
          </table:table-cell>
          <table:table-cell office:value-type="string" calcext:value-type="string">
            <text:p>Turdus merula</text:p>
          </table:table-cell>
          <table:table-cell office:value-type="float" office:value="85.0994970249694" calcext:value-type="float">
            <text:p>85,09949702496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54:00" calcext:value-type="date">
            <text:p>2019-05-03 08:54:00</text:p>
          </table:table-cell>
          <table:table-cell office:value-type="string" calcext:value-type="string">
            <text:p>Sylvia atricapilla</text:p>
          </table:table-cell>
          <table:table-cell office:value-type="float" office:value="149.766660428974" calcext:value-type="float">
            <text:p>149,7666604289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3T08:56:00" calcext:value-type="date">
            <text:p>2019-05-03 08:56:00</text:p>
          </table:table-cell>
          <table:table-cell office:value-type="string" calcext:value-type="string">
            <text:p>Alauda arvensis</text:p>
          </table:table-cell>
          <table:table-cell office:value-type="float" office:value="208.707085668248" calcext:value-type="float">
            <text:p>208,7070856682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12:00" calcext:value-type="date">
            <text:p>2019-04-07 08:12:00</text:p>
          </table:table-cell>
          <table:table-cell office:value-type="string" calcext:value-type="string">
            <text:p>Turdus merula</text:p>
          </table:table-cell>
          <table:table-cell office:value-type="float" office:value="47.5966452624476" calcext:value-type="float">
            <text:p>47,59664526244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12:00" calcext:value-type="date">
            <text:p>2019-04-07 08:12:00</text:p>
          </table:table-cell>
          <table:table-cell office:value-type="string" calcext:value-type="string">
            <text:p>Alauda arvensis</text:p>
          </table:table-cell>
          <table:table-cell office:value-type="float" office:value="245.333805794975" calcext:value-type="float">
            <text:p>245,3338057949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12:00" calcext:value-type="date">
            <text:p>2019-04-07 08:12:00</text:p>
          </table:table-cell>
          <table:table-cell office:value-type="string" calcext:value-type="string">
            <text:p>Alauda arvensis</text:p>
          </table:table-cell>
          <table:table-cell office:value-type="float" office:value="272.789883489717" calcext:value-type="float">
            <text:p>272,7898834897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39:00" calcext:value-type="date">
            <text:p>2019-04-07 08:39:00</text:p>
          </table:table-cell>
          <table:table-cell office:value-type="string" calcext:value-type="string">
            <text:p>Turdus merula</text:p>
          </table:table-cell>
          <table:table-cell office:value-type="float" office:value="102.009447767735" calcext:value-type="float">
            <text:p>102,00944776773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32:00" calcext:value-type="date">
            <text:p>2019-04-07 09:32:00</text:p>
          </table:table-cell>
          <table:table-cell office:value-type="string" calcext:value-type="string">
            <text:p>Sylvia atricapilla</text:p>
          </table:table-cell>
          <table:table-cell office:value-type="float" office:value="101.945130103074" calcext:value-type="float">
            <text:p>101,9451301030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15:00" calcext:value-type="date">
            <text:p>2019-04-07 11:1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1754198631" calcext:value-type="float">
            <text:p>106,58175419863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15:00" calcext:value-type="date">
            <text:p>2019-04-07 11:15:00</text:p>
          </table:table-cell>
          <table:table-cell office:value-type="string" calcext:value-type="string">
            <text:p>Turdus merula</text:p>
          </table:table-cell>
          <table:table-cell office:value-type="float" office:value="113.101465068286" calcext:value-type="float">
            <text:p>113,1014650682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57.336392747267" calcext:value-type="float">
            <text:p>57,33639274726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84.745410947973" calcext:value-type="float">
            <text:p>84,7454109479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16:00" calcext:value-type="date">
            <text:p>2019-04-07 11:16:00</text:p>
          </table:table-cell>
          <table:table-cell office:value-type="string" calcext:value-type="string">
            <text:p>Turdus merula</text:p>
          </table:table-cell>
          <table:table-cell office:value-type="float" office:value="72.7181728098472" calcext:value-type="float">
            <text:p>72,71817280984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09:00" calcext:value-type="date">
            <text:p>2019-04-07 09:09:00</text:p>
          </table:table-cell>
          <table:table-cell office:value-type="string" calcext:value-type="string">
            <text:p>Alauda arvensis</text:p>
          </table:table-cell>
          <table:table-cell office:value-type="float" office:value="207.276350827141" calcext:value-type="float">
            <text:p>207,2763508271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28:00" calcext:value-type="date">
            <text:p>2019-04-07 09:28:00</text:p>
          </table:table-cell>
          <table:table-cell office:value-type="string" calcext:value-type="string">
            <text:p>Turdus merula</text:p>
          </table:table-cell>
          <table:table-cell office:value-type="float" office:value="14.1208661231972" calcext:value-type="float">
            <text:p>14,12086612319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1.448952870373" calcext:value-type="float">
            <text:p>61,4489528703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0.585480983784" calcext:value-type="float">
            <text:p>60,5854809837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73.670180355344" calcext:value-type="float">
            <text:p>73,6701803553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22.367441440737" calcext:value-type="float">
            <text:p>122,3674414407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40.472918609321" calcext:value-type="float">
            <text:p>140,4729186093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01:00" calcext:value-type="date">
            <text:p>2019-04-07 09:01:00</text:p>
          </table:table-cell>
          <table:table-cell office:value-type="string" calcext:value-type="string">
            <text:p>Sylvia atricapilla</text:p>
          </table:table-cell>
          <table:table-cell office:value-type="float" office:value="122.87718611997" calcext:value-type="float">
            <text:p>122,877186119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02:00" calcext:value-type="date">
            <text:p>2019-04-07 09:02:00</text:p>
          </table:table-cell>
          <table:table-cell office:value-type="string" calcext:value-type="string">
            <text:p>Alauda arvensis</text:p>
          </table:table-cell>
          <table:table-cell office:value-type="float" office:value="135.972771495291" calcext:value-type="float">
            <text:p>135,9727714952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04:00" calcext:value-type="date">
            <text:p>2019-04-07 09:04:00</text:p>
          </table:table-cell>
          <table:table-cell office:value-type="string" calcext:value-type="string">
            <text:p>Turdus merula</text:p>
          </table:table-cell>
          <table:table-cell office:value-type="float" office:value="241.253158847705" calcext:value-type="float">
            <text:p>241,2531588477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05:00" calcext:value-type="date">
            <text:p>2019-04-07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77.928148760562" calcext:value-type="float">
            <text:p>177,9281487605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05:00" calcext:value-type="date">
            <text:p>2019-04-07 09:05:00</text:p>
          </table:table-cell>
          <table:table-cell office:value-type="string" calcext:value-type="string">
            <text:p>Turdus merula</text:p>
          </table:table-cell>
          <table:table-cell office:value-type="float" office:value="77.4966883472908" calcext:value-type="float">
            <text:p>77,496688347290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43:00" calcext:value-type="date">
            <text:p>2019-04-07 10:43:00</text:p>
          </table:table-cell>
          <table:table-cell office:value-type="string" calcext:value-type="string">
            <text:p>Turdus merula</text:p>
          </table:table-cell>
          <table:table-cell office:value-type="float" office:value="156.344719092879" calcext:value-type="float">
            <text:p>156,3447190928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45:00" calcext:value-type="date">
            <text:p>2019-04-07 10:45:00</text:p>
          </table:table-cell>
          <table:table-cell office:value-type="string" calcext:value-type="string">
            <text:p>Sylvia atricapilla</text:p>
          </table:table-cell>
          <table:table-cell office:value-type="float" office:value="91.4214886548271" calcext:value-type="float">
            <text:p>91,42148865482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47:00" calcext:value-type="date">
            <text:p>2019-04-07 10:47:00</text:p>
          </table:table-cell>
          <table:table-cell office:value-type="string" calcext:value-type="string">
            <text:p>Sylvia atricapilla</text:p>
          </table:table-cell>
          <table:table-cell office:value-type="float" office:value="146.356501729026" calcext:value-type="float">
            <text:p>146,3565017290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62.536528379646" calcext:value-type="float">
            <text:p>162,5365283796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225.400654123847" calcext:value-type="float">
            <text:p>225,40065412384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14:00" calcext:value-type="date">
            <text:p>2019-04-07 08:14:00</text:p>
          </table:table-cell>
          <table:table-cell office:value-type="string" calcext:value-type="string">
            <text:p>Turdus merula</text:p>
          </table:table-cell>
          <table:table-cell office:value-type="float" office:value="198.149887690691" calcext:value-type="float">
            <text:p>198,1498876906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36:00" calcext:value-type="date">
            <text:p>2019-04-07 08:36:00</text:p>
          </table:table-cell>
          <table:table-cell office:value-type="string" calcext:value-type="string">
            <text:p>Alauda arvensis</text:p>
          </table:table-cell>
          <table:table-cell office:value-type="float" office:value="51.2559989453887" calcext:value-type="float">
            <text:p>51,25599894538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36:00" calcext:value-type="date">
            <text:p>2019-04-07 08:36:00</text:p>
          </table:table-cell>
          <table:table-cell office:value-type="string" calcext:value-type="string">
            <text:p>Sylvia atricapilla</text:p>
          </table:table-cell>
          <table:table-cell office:value-type="float" office:value="188.791914055904" calcext:value-type="float">
            <text:p>188,7919140559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8:37:00" calcext:value-type="date">
            <text:p>2019-04-07 08:37:00</text:p>
          </table:table-cell>
          <table:table-cell office:value-type="string" calcext:value-type="string">
            <text:p>Alauda arvensis</text:p>
          </table:table-cell>
          <table:table-cell office:value-type="float" office:value="200.776278921154" calcext:value-type="float">
            <text:p>200,7762789211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19:00" calcext:value-type="date">
            <text:p>2019-04-07 11:19:00</text:p>
          </table:table-cell>
          <table:table-cell office:value-type="string" calcext:value-type="string">
            <text:p>Turdus merula</text:p>
          </table:table-cell>
          <table:table-cell office:value-type="float" office:value="109.422053692277" calcext:value-type="float">
            <text:p>109,4220536922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11:00" calcext:value-type="date">
            <text:p>2019-04-07 10:11:00</text:p>
          </table:table-cell>
          <table:table-cell office:value-type="string" calcext:value-type="string">
            <text:p>Alauda arvensis</text:p>
          </table:table-cell>
          <table:table-cell office:value-type="float" office:value="115.513978871389" calcext:value-type="float">
            <text:p>115,5139788713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11:00" calcext:value-type="date">
            <text:p>2019-04-07 10:11:00</text:p>
          </table:table-cell>
          <table:table-cell office:value-type="string" calcext:value-type="string">
            <text:p>Alauda arvensis</text:p>
          </table:table-cell>
          <table:table-cell office:value-type="float" office:value="96.8059657799601" calcext:value-type="float">
            <text:p>96,80596577996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12:00" calcext:value-type="date">
            <text:p>2019-04-07 10:12:00</text:p>
          </table:table-cell>
          <table:table-cell office:value-type="string" calcext:value-type="string">
            <text:p>Turdus merula</text:p>
          </table:table-cell>
          <table:table-cell office:value-type="float" office:value="102.975032603454" calcext:value-type="float">
            <text:p>102,9750326034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55:00" calcext:value-type="date">
            <text:p>2019-04-07 09:55:00</text:p>
          </table:table-cell>
          <table:table-cell office:value-type="string" calcext:value-type="string">
            <text:p>Sylvia atricapilla</text:p>
          </table:table-cell>
          <table:table-cell office:value-type="float" office:value="141.487754830316" calcext:value-type="float">
            <text:p>141,4877548303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09:59:00" calcext:value-type="date">
            <text:p>2019-04-07 09:59:00</text:p>
          </table:table-cell>
          <table:table-cell office:value-type="string" calcext:value-type="string">
            <text:p>Turdus merula</text:p>
          </table:table-cell>
          <table:table-cell office:value-type="float" office:value="143.239564573565" calcext:value-type="float">
            <text:p>143,2395645735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10:00" calcext:value-type="date">
            <text:p>2019-04-07 10:10:00</text:p>
          </table:table-cell>
          <table:table-cell office:value-type="string" calcext:value-type="string">
            <text:p>Turdus merula</text:p>
          </table:table-cell>
          <table:table-cell office:value-type="float" office:value="93.1345545856291" calcext:value-type="float">
            <text:p>93,13455458562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41:00" calcext:value-type="date">
            <text:p>2019-05-01 06:41:00</text:p>
          </table:table-cell>
          <table:table-cell office:value-type="string" calcext:value-type="string">
            <text:p>Turdus merula</text:p>
          </table:table-cell>
          <table:table-cell office:value-type="float" office:value="17.6188597554719" calcext:value-type="float">
            <text:p>17,61885975547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43:00" calcext:value-type="date">
            <text:p>2019-05-01 06:43:00</text:p>
          </table:table-cell>
          <table:table-cell office:value-type="string" calcext:value-type="string">
            <text:p>Sylvia atricapilla</text:p>
          </table:table-cell>
          <table:table-cell office:value-type="float" office:value="72.9152631879907" calcext:value-type="float">
            <text:p>72,91526318799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44:00" calcext:value-type="date">
            <text:p>2019-05-01 06:44:00</text:p>
          </table:table-cell>
          <table:table-cell office:value-type="string" calcext:value-type="string">
            <text:p>Turdus merula</text:p>
          </table:table-cell>
          <table:table-cell office:value-type="float" office:value="140.902058422912" calcext:value-type="float">
            <text:p>140,9020584229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01:00" calcext:value-type="date">
            <text:p>2019-05-01 07:01:00</text:p>
          </table:table-cell>
          <table:table-cell office:value-type="string" calcext:value-type="string">
            <text:p>Sylvia atricapilla</text:p>
          </table:table-cell>
          <table:table-cell office:value-type="float" office:value="56.7561183851388" calcext:value-type="float">
            <text:p>56,756118385138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03:00" calcext:value-type="date">
            <text:p>2019-05-01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4.8217140131535" calcext:value-type="float">
            <text:p>34,821714013153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04:00" calcext:value-type="date">
            <text:p>2019-05-01 07:04:00</text:p>
          </table:table-cell>
          <table:table-cell office:value-type="string" calcext:value-type="string">
            <text:p>Sylvia atricapilla</text:p>
          </table:table-cell>
          <table:table-cell office:value-type="float" office:value="298.994038093678" calcext:value-type="float">
            <text:p>298,9940380936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07:00" calcext:value-type="date">
            <text:p>2019-05-01 07:07:00</text:p>
          </table:table-cell>
          <table:table-cell office:value-type="string" calcext:value-type="string">
            <text:p>Sylvia atricapilla</text:p>
          </table:table-cell>
          <table:table-cell office:value-type="float" office:value="270.092908583408" calcext:value-type="float">
            <text:p>270,09290858340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08:00" calcext:value-type="date">
            <text:p>2019-05-01 07:08:00</text:p>
          </table:table-cell>
          <table:table-cell office:value-type="string" calcext:value-type="string">
            <text:p>Alauda arvensis</text:p>
          </table:table-cell>
          <table:table-cell office:value-type="float" office:value="397.992672297861" calcext:value-type="float">
            <text:p>397,9926722978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09:00" calcext:value-type="date">
            <text:p>2019-05-01 07:09:00</text:p>
          </table:table-cell>
          <table:table-cell office:value-type="string" calcext:value-type="string">
            <text:p>Turdus merula</text:p>
          </table:table-cell>
          <table:table-cell office:value-type="float" office:value="89.4633211786508" calcext:value-type="float">
            <text:p>89,463321178650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48:00" calcext:value-type="date">
            <text:p>2019-05-01 07:48:00</text:p>
          </table:table-cell>
          <table:table-cell office:value-type="string" calcext:value-type="string">
            <text:p>Turdus merula</text:p>
          </table:table-cell>
          <table:table-cell office:value-type="float" office:value="164.666793897387" calcext:value-type="float">
            <text:p>164,6667938973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49:00" calcext:value-type="date">
            <text:p>2019-05-01 07:49:00</text:p>
          </table:table-cell>
          <table:table-cell office:value-type="string" calcext:value-type="string">
            <text:p>Alauda arvensis</text:p>
          </table:table-cell>
          <table:table-cell office:value-type="float" office:value="220.716039978713" calcext:value-type="float">
            <text:p>220,7160399787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50:00" calcext:value-type="date">
            <text:p>2019-05-01 07:50:00</text:p>
          </table:table-cell>
          <table:table-cell office:value-type="string" calcext:value-type="string">
            <text:p>Alauda arvensis</text:p>
          </table:table-cell>
          <table:table-cell office:value-type="float" office:value="339.021241126591" calcext:value-type="float">
            <text:p>339,0212411265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51:00" calcext:value-type="date">
            <text:p>2019-05-01 07:51:00</text:p>
          </table:table-cell>
          <table:table-cell office:value-type="string" calcext:value-type="string">
            <text:p>Turdus merula</text:p>
          </table:table-cell>
          <table:table-cell office:value-type="float" office:value="512.638295873628" calcext:value-type="float">
            <text:p>512,6382958736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7:00" calcext:value-type="date">
            <text:p>2019-05-01 07:27:00</text:p>
          </table:table-cell>
          <table:table-cell office:value-type="string" calcext:value-type="string">
            <text:p>Sylvia atricapilla</text:p>
          </table:table-cell>
          <table:table-cell office:value-type="float" office:value="221.945494896359" calcext:value-type="float">
            <text:p>221,9454948963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7:00" calcext:value-type="date">
            <text:p>2019-05-01 07:27:00</text:p>
          </table:table-cell>
          <table:table-cell office:value-type="string" calcext:value-type="string">
            <text:p>Alauda arvensis</text:p>
          </table:table-cell>
          <table:table-cell office:value-type="float" office:value="359.756249202516" calcext:value-type="float">
            <text:p>359,7562492025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7:00" calcext:value-type="date">
            <text:p>2019-05-01 07:27:00</text:p>
          </table:table-cell>
          <table:table-cell office:value-type="string" calcext:value-type="string">
            <text:p>Alauda arvensis</text:p>
          </table:table-cell>
          <table:table-cell office:value-type="float" office:value="237.250426451792" calcext:value-type="float">
            <text:p>237,2504264517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29:00" calcext:value-type="date">
            <text:p>2019-05-01 07:29:00</text:p>
          </table:table-cell>
          <table:table-cell office:value-type="string" calcext:value-type="string">
            <text:p>Alauda arvensis</text:p>
          </table:table-cell>
          <table:table-cell office:value-type="float" office:value="334.856915646807" calcext:value-type="float">
            <text:p>334,8569156468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07:00" calcext:value-type="date">
            <text:p>2019-05-01 07:07:00</text:p>
          </table:table-cell>
          <table:table-cell office:value-type="string" calcext:value-type="string">
            <text:p>Alauda arvensis</text:p>
          </table:table-cell>
          <table:table-cell office:value-type="float" office:value="291.097937730888" calcext:value-type="float">
            <text:p>291,09793773088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7:53:00" calcext:value-type="date">
            <text:p>2019-05-0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43.7022436949703" calcext:value-type="float">
            <text:p>43,702243694970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24:00" calcext:value-type="date">
            <text:p>2019-05-01 08:24:00</text:p>
          </table:table-cell>
          <table:table-cell office:value-type="string" calcext:value-type="string">
            <text:p>Turdus merula</text:p>
          </table:table-cell>
          <table:table-cell office:value-type="float" office:value="170.556652984787" calcext:value-type="float">
            <text:p>170,5566529847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24:00" calcext:value-type="date">
            <text:p>2019-05-01 08:24:00</text:p>
          </table:table-cell>
          <table:table-cell office:value-type="string" calcext:value-type="string">
            <text:p>Alauda arvensis</text:p>
          </table:table-cell>
          <table:table-cell office:value-type="float" office:value="344.266200445517" calcext:value-type="float">
            <text:p>344,2662004455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26:00" calcext:value-type="date">
            <text:p>2019-05-01 08:26:00</text:p>
          </table:table-cell>
          <table:table-cell office:value-type="string" calcext:value-type="string">
            <text:p>Sylvia atricapilla</text:p>
          </table:table-cell>
          <table:table-cell office:value-type="float" office:value="87.6460291521443" calcext:value-type="float">
            <text:p>87,64602915214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27:00" calcext:value-type="date">
            <text:p>2019-05-01 08:27:00</text:p>
          </table:table-cell>
          <table:table-cell office:value-type="string" calcext:value-type="string">
            <text:p>Sylvia atricapilla</text:p>
          </table:table-cell>
          <table:table-cell office:value-type="float" office:value="184.419513441423" calcext:value-type="float">
            <text:p>184,41951344142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7:00" calcext:value-type="date">
            <text:p>2019-05-01 08:47:00</text:p>
          </table:table-cell>
          <table:table-cell office:value-type="string" calcext:value-type="string">
            <text:p>Sylvia atricapilla</text:p>
          </table:table-cell>
          <table:table-cell office:value-type="float" office:value="66.9140512356939" calcext:value-type="float">
            <text:p>66,914051235693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134.92205201051" calcext:value-type="float">
            <text:p>134,9220520105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8:00" calcext:value-type="date">
            <text:p>2019-05-01 08:48:00</text:p>
          </table:table-cell>
          <table:table-cell office:value-type="string" calcext:value-type="string">
            <text:p>Turdus merula</text:p>
          </table:table-cell>
          <table:table-cell office:value-type="float" office:value="80.2701802237819" calcext:value-type="float">
            <text:p>80,27018022378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63.4121481139996" calcext:value-type="float">
            <text:p>63,41214811399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88.0361491439406" calcext:value-type="float">
            <text:p>88,03614914394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53:00" calcext:value-type="date">
            <text:p>2019-05-01 08:53:00</text:p>
          </table:table-cell>
          <table:table-cell office:value-type="string" calcext:value-type="string">
            <text:p>Alauda arvensis</text:p>
          </table:table-cell>
          <table:table-cell office:value-type="float" office:value="20.7032577725567" calcext:value-type="float">
            <text:p>20,703257772556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53:00" calcext:value-type="date">
            <text:p>2019-05-01 08:53:00</text:p>
          </table:table-cell>
          <table:table-cell office:value-type="string" calcext:value-type="string">
            <text:p>Sylvia atricapilla</text:p>
          </table:table-cell>
          <table:table-cell office:value-type="float" office:value="194.254446805311" calcext:value-type="float">
            <text:p>194,2544468053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4:00" calcext:value-type="date">
            <text:p>2019-05-01 09:14:00</text:p>
          </table:table-cell>
          <table:table-cell office:value-type="string" calcext:value-type="string">
            <text:p>Turdus merula</text:p>
          </table:table-cell>
          <table:table-cell office:value-type="float" office:value="76.5514553539406" calcext:value-type="float">
            <text:p>76,55145535394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53.075748045859" calcext:value-type="float">
            <text:p>153,0757480458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7:00" calcext:value-type="date">
            <text:p>2019-05-01 09:17:00</text:p>
          </table:table-cell>
          <table:table-cell office:value-type="string" calcext:value-type="string">
            <text:p>Turdus merula</text:p>
          </table:table-cell>
          <table:table-cell office:value-type="float" office:value="194.4667109748" calcext:value-type="float">
            <text:p>194,46671097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116.439382874075" calcext:value-type="float">
            <text:p>116,4393828740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3:00" calcext:value-type="date">
            <text:p>2019-05-01 10:03:00</text:p>
          </table:table-cell>
          <table:table-cell office:value-type="string" calcext:value-type="string">
            <text:p>Turdus meru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3:00" calcext:value-type="date">
            <text:p>2019-05-01 10:03:00</text:p>
          </table:table-cell>
          <table:table-cell office:value-type="string" calcext:value-type="string">
            <text:p>Sylvia atricapil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4:00" calcext:value-type="date">
            <text:p>2019-05-01 10:04:00</text:p>
          </table:table-cell>
          <table:table-cell office:value-type="string" calcext:value-type="string">
            <text:p>Sylvia atricapilla</text:p>
          </table:table-cell>
          <table:table-cell office:value-type="float" office:value="43.6450866759811" calcext:value-type="float">
            <text:p>43,64508667598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4:00" calcext:value-type="date">
            <text:p>2019-05-01 10:04:00</text:p>
          </table:table-cell>
          <table:table-cell office:value-type="string" calcext:value-type="string">
            <text:p>Turdus merula</text:p>
          </table:table-cell>
          <table:table-cell office:value-type="float" office:value="225.404002352032" calcext:value-type="float">
            <text:p>225,4040023520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5:00" calcext:value-type="date">
            <text:p>2019-05-01 10:05:00</text:p>
          </table:table-cell>
          <table:table-cell office:value-type="string" calcext:value-type="string">
            <text:p>Turdus merula</text:p>
          </table:table-cell>
          <table:table-cell office:value-type="float" office:value="167.966847944617" calcext:value-type="float">
            <text:p>167,9668479446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57.3124258911564" calcext:value-type="float">
            <text:p>57,31242589115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45:00" calcext:value-type="date">
            <text:p>2019-05-01 06:45:00</text:p>
          </table:table-cell>
          <table:table-cell office:value-type="string" calcext:value-type="string">
            <text:p>Sylvia atricapilla</text:p>
          </table:table-cell>
          <table:table-cell office:value-type="float" office:value="216.772338902332" calcext:value-type="float">
            <text:p>216,7723389023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49:00" calcext:value-type="date">
            <text:p>2019-05-01 06:49:00</text:p>
          </table:table-cell>
          <table:table-cell office:value-type="string" calcext:value-type="string">
            <text:p>Turdus merula</text:p>
          </table:table-cell>
          <table:table-cell office:value-type="float" office:value="143.672273551276" calcext:value-type="float">
            <text:p>143,6722735512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42:00" calcext:value-type="date">
            <text:p>2019-05-01 06:42:00</text:p>
          </table:table-cell>
          <table:table-cell office:value-type="string" calcext:value-type="string">
            <text:p>Alauda arvensis</text:p>
          </table:table-cell>
          <table:table-cell office:value-type="float" office:value="275.486599254401" calcext:value-type="float">
            <text:p>275,4865992544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10:00" calcext:value-type="date">
            <text:p>2019-05-01 10:10:00</text:p>
          </table:table-cell>
          <table:table-cell office:value-type="string" calcext:value-type="string">
            <text:p>Sylvia atricapilla</text:p>
          </table:table-cell>
          <table:table-cell office:value-type="float" office:value="171.630808669197" calcext:value-type="float">
            <text:p>171,6308086691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11:00" calcext:value-type="date">
            <text:p>2019-05-01 10:11:00</text:p>
          </table:table-cell>
          <table:table-cell office:value-type="string" calcext:value-type="string">
            <text:p>Alauda arvensis</text:p>
          </table:table-cell>
          <table:table-cell office:value-type="float" office:value="262.371800368058" calcext:value-type="float">
            <text:p>262,3718003680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11:00" calcext:value-type="date">
            <text:p>2019-05-01 10:11:00</text:p>
          </table:table-cell>
          <table:table-cell office:value-type="string" calcext:value-type="string">
            <text:p>Sylvia atricapilla</text:p>
          </table:table-cell>
          <table:table-cell office:value-type="float" office:value="190.675477529419" calcext:value-type="float">
            <text:p>190,6754775294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19:00" calcext:value-type="date">
            <text:p>2019-05-01 08:19:00</text:p>
          </table:table-cell>
          <table:table-cell office:value-type="string" calcext:value-type="string">
            <text:p>Turdus merula</text:p>
          </table:table-cell>
          <table:table-cell office:value-type="float" office:value="97.669980226642" calcext:value-type="float">
            <text:p>97,6699802266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57.1407845012397" calcext:value-type="float">
            <text:p>57,14078450123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08:00" calcext:value-type="date">
            <text:p>2019-05-01 09:08:00</text:p>
          </table:table-cell>
          <table:table-cell office:value-type="string" calcext:value-type="string">
            <text:p>Sylvia atricapilla</text:p>
          </table:table-cell>
          <table:table-cell office:value-type="float" office:value="13.3077544861843" calcext:value-type="float">
            <text:p>13,30775448618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0:00" calcext:value-type="date">
            <text:p>2019-05-01 09:10:00</text:p>
          </table:table-cell>
          <table:table-cell office:value-type="string" calcext:value-type="string">
            <text:p>Alauda arvensis</text:p>
          </table:table-cell>
          <table:table-cell office:value-type="float" office:value="121.575342780024" calcext:value-type="float">
            <text:p>121,57534278002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2:00" calcext:value-type="date">
            <text:p>2019-05-0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58.0453762518327" calcext:value-type="float">
            <text:p>58,04537625183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2:00" calcext:value-type="date">
            <text:p>2019-05-01 09:12:00</text:p>
          </table:table-cell>
          <table:table-cell office:value-type="string" calcext:value-type="string">
            <text:p>Alauda arvensis</text:p>
          </table:table-cell>
          <table:table-cell office:value-type="float" office:value="170.732678982955" calcext:value-type="float">
            <text:p>170,7326789829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4:00" calcext:value-type="date">
            <text:p>2019-05-01 09:34:00</text:p>
          </table:table-cell>
          <table:table-cell office:value-type="string" calcext:value-type="string">
            <text:p>Alauda arvensis</text:p>
          </table:table-cell>
          <table:table-cell office:value-type="float" office:value="208.855779910598" calcext:value-type="float">
            <text:p>208,8557799105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4:00" calcext:value-type="date">
            <text:p>2019-05-01 09:34:00</text:p>
          </table:table-cell>
          <table:table-cell office:value-type="string" calcext:value-type="string">
            <text:p>Sylvia atricapilla</text:p>
          </table:table-cell>
          <table:table-cell office:value-type="float" office:value="108.594288715387" calcext:value-type="float">
            <text:p>108,5942887153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4:59.99" calcext:value-type="date">
            <text:p>2019-05-01 09:34:59</text:p>
          </table:table-cell>
          <table:table-cell office:value-type="string" calcext:value-type="string">
            <text:p>Turdus merula</text:p>
          </table:table-cell>
          <table:table-cell office:value-type="float" office:value="34.9761299796586" calcext:value-type="float">
            <text:p>34,97612997965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4:59.99" calcext:value-type="date">
            <text:p>2019-05-01 09:34:59</text:p>
          </table:table-cell>
          <table:table-cell office:value-type="string" calcext:value-type="string">
            <text:p>Sylvia atricapilla</text:p>
          </table:table-cell>
          <table:table-cell office:value-type="float" office:value="280.075877301845" calcext:value-type="float">
            <text:p>280,0758773018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7:00" calcext:value-type="date">
            <text:p>2019-05-01 09:37:00</text:p>
          </table:table-cell>
          <table:table-cell office:value-type="string" calcext:value-type="string">
            <text:p>Turdus merula</text:p>
          </table:table-cell>
          <table:table-cell office:value-type="float" office:value="221.34623316795" calcext:value-type="float">
            <text:p>221,3462331679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40:00" calcext:value-type="date">
            <text:p>2019-05-01 09:40:00</text:p>
          </table:table-cell>
          <table:table-cell office:value-type="string" calcext:value-type="string">
            <text:p>Sylvia atricapilla</text:p>
          </table:table-cell>
          <table:table-cell office:value-type="float" office:value="119.410598970313" calcext:value-type="float">
            <text:p>119,4105989703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8:00" calcext:value-type="date">
            <text:p>2019-05-01 09:38:00</text:p>
          </table:table-cell>
          <table:table-cell office:value-type="string" calcext:value-type="string">
            <text:p>Sylvia atricapilla</text:p>
          </table:table-cell>
          <table:table-cell office:value-type="float" office:value="87.780892522178" calcext:value-type="float">
            <text:p>87,7808925221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6:59:00" calcext:value-type="date">
            <text:p>2019-05-01 06:59:00</text:p>
          </table:table-cell>
          <table:table-cell office:value-type="string" calcext:value-type="string">
            <text:p>Turdus merula</text:p>
          </table:table-cell>
          <table:table-cell office:value-type="float" office:value="37.7457814339582" calcext:value-type="float">
            <text:p>37,74578143395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7:43:00" calcext:value-type="date">
            <text:p>2019-04-20 07:43:00</text:p>
          </table:table-cell>
          <table:table-cell office:value-type="string" calcext:value-type="string">
            <text:p>Turdus merula</text:p>
          </table:table-cell>
          <table:table-cell office:value-type="float" office:value="25.2514588449685" calcext:value-type="float">
            <text:p>25,251458844968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7:46:00" calcext:value-type="date">
            <text:p>2019-04-20 07:46:00</text:p>
          </table:table-cell>
          <table:table-cell office:value-type="string" calcext:value-type="string">
            <text:p>Sylvia atricapilla</text:p>
          </table:table-cell>
          <table:table-cell office:value-type="float" office:value="131.100424918519" calcext:value-type="float">
            <text:p>131,1004249185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8:24:00" calcext:value-type="date">
            <text:p>2019-04-20 08:24:00</text:p>
          </table:table-cell>
          <table:table-cell office:value-type="string" calcext:value-type="string">
            <text:p>Sylvia atricapilla</text:p>
          </table:table-cell>
          <table:table-cell office:value-type="float" office:value="10.843323181859" calcext:value-type="float">
            <text:p>10,8433231818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8:59:00" calcext:value-type="date">
            <text:p>2019-04-20 08:59:00</text:p>
          </table:table-cell>
          <table:table-cell office:value-type="string" calcext:value-type="string">
            <text:p>Alauda arvensis</text:p>
          </table:table-cell>
          <table:table-cell office:value-type="float" office:value="237.209587032601" calcext:value-type="float">
            <text:p>237,2095870326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8:59:00" calcext:value-type="date">
            <text:p>2019-04-20 08:59:00</text:p>
          </table:table-cell>
          <table:table-cell office:value-type="string" calcext:value-type="string">
            <text:p>Turdus merula</text:p>
          </table:table-cell>
          <table:table-cell office:value-type="float" office:value="81.1068384517042" calcext:value-type="float">
            <text:p>81,10683845170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8:21:00" calcext:value-type="date">
            <text:p>2019-04-20 08:21:00</text:p>
          </table:table-cell>
          <table:table-cell office:value-type="string" calcext:value-type="string">
            <text:p>Sylvia atricapilla</text:p>
          </table:table-cell>
          <table:table-cell office:value-type="float" office:value="46.3167347634532" calcext:value-type="float">
            <text:p>46,31673476345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8:22:00" calcext:value-type="date">
            <text:p>2019-04-20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1.0018663601582" calcext:value-type="float">
            <text:p>11,00186636015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8:22:00" calcext:value-type="date">
            <text:p>2019-04-20 08:22:00</text:p>
          </table:table-cell>
          <table:table-cell office:value-type="string" calcext:value-type="string">
            <text:p>Turdus merula</text:p>
          </table:table-cell>
          <table:table-cell office:value-type="float" office:value="42.9636463762906" calcext:value-type="float">
            <text:p>42,96364637629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9:36:00" calcext:value-type="date">
            <text:p>2019-04-20 09:36:00</text:p>
          </table:table-cell>
          <table:table-cell office:value-type="string" calcext:value-type="string">
            <text:p>Turdus merula</text:p>
          </table:table-cell>
          <table:table-cell office:value-type="float" office:value="107.07837204777" calcext:value-type="float">
            <text:p>107,078372047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9:36:00" calcext:value-type="date">
            <text:p>2019-04-20 09:36:00</text:p>
          </table:table-cell>
          <table:table-cell office:value-type="string" calcext:value-type="string">
            <text:p>Sylvia atricapilla</text:p>
          </table:table-cell>
          <table:table-cell office:value-type="float" office:value="28.5949589014743" calcext:value-type="float">
            <text:p>28,59495890147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9:44:00" calcext:value-type="date">
            <text:p>2019-04-20 09:44:00</text:p>
          </table:table-cell>
          <table:table-cell office:value-type="string" calcext:value-type="string">
            <text:p>Turdus merula</text:p>
          </table:table-cell>
          <table:table-cell office:value-type="float" office:value="402.418361454297" calcext:value-type="float">
            <text:p>402,4183614542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9:00:00" calcext:value-type="date">
            <text:p>2019-04-20 09:00:00</text:p>
          </table:table-cell>
          <table:table-cell office:value-type="string" calcext:value-type="string">
            <text:p>Sylvia atricapilla</text:p>
          </table:table-cell>
          <table:table-cell office:value-type="float" office:value="79.0753550301361" calcext:value-type="float">
            <text:p>79,07535503013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9:01:00" calcext:value-type="date">
            <text:p>2019-04-20 09:01:00</text:p>
          </table:table-cell>
          <table:table-cell office:value-type="string" calcext:value-type="string">
            <text:p>Alauda arvensis</text:p>
          </table:table-cell>
          <table:table-cell office:value-type="float" office:value="161.674606001258" calcext:value-type="float">
            <text:p>161,6746060012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9:02:00" calcext:value-type="date">
            <text:p>2019-04-20 09:02:00</text:p>
          </table:table-cell>
          <table:table-cell office:value-type="string" calcext:value-type="string">
            <text:p>Turdus merula</text:p>
          </table:table-cell>
          <table:table-cell office:value-type="float" office:value="156.058187433866" calcext:value-type="float">
            <text:p>156,0581874338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9:07:00" calcext:value-type="date">
            <text:p>2019-04-20 09:07:00</text:p>
          </table:table-cell>
          <table:table-cell office:value-type="string" calcext:value-type="string">
            <text:p>Turdus merula</text:p>
          </table:table-cell>
          <table:table-cell office:value-type="float" office:value="214.812201411968" calcext:value-type="float">
            <text:p>214,8122014119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09:03:00" calcext:value-type="date">
            <text:p>2019-04-20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2.3516687181711" calcext:value-type="float">
            <text:p>82,35166871817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10:17:00" calcext:value-type="date">
            <text:p>2019-04-20 10:17:00</text:p>
          </table:table-cell>
          <table:table-cell office:value-type="string" calcext:value-type="string">
            <text:p>Turdus merula</text:p>
          </table:table-cell>
          <table:table-cell office:value-type="float" office:value="90.4472672847287" calcext:value-type="float">
            <text:p>90,44726728472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0T10:18:00" calcext:value-type="date">
            <text:p>2019-04-20 10:18:00</text:p>
          </table:table-cell>
          <table:table-cell office:value-type="string" calcext:value-type="string">
            <text:p>Sylvia atricapilla</text:p>
          </table:table-cell>
          <table:table-cell office:value-type="float" office:value="1.21209447400735" calcext:value-type="float">
            <text:p>1,2120944740073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7:56:00" calcext:value-type="date">
            <text:p>2019-04-21 07:56:00</text:p>
          </table:table-cell>
          <table:table-cell office:value-type="string" calcext:value-type="string">
            <text:p>Turdus merula</text:p>
          </table:table-cell>
          <table:table-cell office:value-type="float" office:value="164.058867195376" calcext:value-type="float">
            <text:p>164,0588671953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7:53:00" calcext:value-type="date">
            <text:p>2019-04-2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83.891284340625" calcext:value-type="float">
            <text:p>83,8912843406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9:03:00" calcext:value-type="date">
            <text:p>2019-04-21 09:03:00</text:p>
          </table:table-cell>
          <table:table-cell office:value-type="string" calcext:value-type="string">
            <text:p>Sylvia atricapilla</text:p>
          </table:table-cell>
          <table:table-cell office:value-type="float" office:value="45.3144164011651" calcext:value-type="float">
            <text:p>45,314416401165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8:29:00" calcext:value-type="date">
            <text:p>2019-04-21 08:29:00</text:p>
          </table:table-cell>
          <table:table-cell office:value-type="string" calcext:value-type="string">
            <text:p>Alauda arvensis</text:p>
          </table:table-cell>
          <table:table-cell office:value-type="float" office:value="184.29790472396" calcext:value-type="float">
            <text:p>184,297904723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8:31:00" calcext:value-type="date">
            <text:p>2019-04-21 08:31:00</text:p>
          </table:table-cell>
          <table:table-cell office:value-type="string" calcext:value-type="string">
            <text:p>Sylvia atricapilla</text:p>
          </table:table-cell>
          <table:table-cell office:value-type="float" office:value="58.3362993930449" calcext:value-type="float">
            <text:p>58,33629939304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8:37:00" calcext:value-type="date">
            <text:p>2019-04-21 08:37:00</text:p>
          </table:table-cell>
          <table:table-cell office:value-type="string" calcext:value-type="string">
            <text:p>Turdus merula</text:p>
          </table:table-cell>
          <table:table-cell office:value-type="float" office:value="101.795339894232" calcext:value-type="float">
            <text:p>101,7953398942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8:38:00" calcext:value-type="date">
            <text:p>2019-04-21 08:38:00</text:p>
          </table:table-cell>
          <table:table-cell office:value-type="string" calcext:value-type="string">
            <text:p>Turdus merula</text:p>
          </table:table-cell>
          <table:table-cell office:value-type="float" office:value="94.8214356174097" calcext:value-type="float">
            <text:p>94,82143561740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8:54:00" calcext:value-type="date">
            <text:p>2019-04-21 08:54:00</text:p>
          </table:table-cell>
          <table:table-cell office:value-type="string" calcext:value-type="string">
            <text:p>Turdus merula</text:p>
          </table:table-cell>
          <table:table-cell office:value-type="float" office:value="59.945744761925" calcext:value-type="float">
            <text:p>59,9457447619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8:55:00" calcext:value-type="date">
            <text:p>2019-04-21 08:55:00</text:p>
          </table:table-cell>
          <table:table-cell office:value-type="string" calcext:value-type="string">
            <text:p>Sylvia atricapilla</text:p>
          </table:table-cell>
          <table:table-cell office:value-type="float" office:value="28.0754151110351" calcext:value-type="float">
            <text:p>28,075415111035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21T08:57:00" calcext:value-type="date">
            <text:p>2019-04-21 08:57:00</text:p>
          </table:table-cell>
          <table:table-cell office:value-type="string" calcext:value-type="string">
            <text:p>Sylvia atricapilla</text:p>
          </table:table-cell>
          <table:table-cell office:value-type="float" office:value="49.5696385421205" calcext:value-type="float">
            <text:p>49,56963854212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13:00" calcext:value-type="date">
            <text:p>2019-04-12 08:13:00</text:p>
          </table:table-cell>
          <table:table-cell office:value-type="string" calcext:value-type="string">
            <text:p>Turdus merula</text:p>
          </table:table-cell>
          <table:table-cell office:value-type="float" office:value="90.5134945177908" calcext:value-type="float">
            <text:p>90,513494517790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12:00" calcext:value-type="date">
            <text:p>2019-04-12 08:12:00</text:p>
          </table:table-cell>
          <table:table-cell office:value-type="string" calcext:value-type="string">
            <text:p>Alauda arvensis</text:p>
          </table:table-cell>
          <table:table-cell office:value-type="float" office:value="51.8531035735715" calcext:value-type="float">
            <text:p>51,853103573571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12:00" calcext:value-type="date">
            <text:p>2019-04-12 08:12:00</text:p>
          </table:table-cell>
          <table:table-cell office:value-type="string" calcext:value-type="string">
            <text:p>Alauda arvensis</text:p>
          </table:table-cell>
          <table:table-cell office:value-type="float" office:value="51.8531035735715" calcext:value-type="float">
            <text:p>51,853103573571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13:00" calcext:value-type="date">
            <text:p>2019-04-12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1.176630948801" calcext:value-type="float">
            <text:p>151,1766309488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16:00" calcext:value-type="date">
            <text:p>2019-04-12 08:16:00</text:p>
          </table:table-cell>
          <table:table-cell office:value-type="string" calcext:value-type="string">
            <text:p>Turdus merula</text:p>
          </table:table-cell>
          <table:table-cell office:value-type="float" office:value="113.486527568089" calcext:value-type="float">
            <text:p>113,4865275680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17:00" calcext:value-type="date">
            <text:p>2019-04-1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56.510812161839" calcext:value-type="float">
            <text:p>156,51081216183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37:00" calcext:value-type="date">
            <text:p>2019-04-12 08:37:00</text:p>
          </table:table-cell>
          <table:table-cell office:value-type="string" calcext:value-type="string">
            <text:p>Turdus merula</text:p>
          </table:table-cell>
          <table:table-cell office:value-type="float" office:value="29.7083853767702" calcext:value-type="float">
            <text:p>29,70838537677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38:00" calcext:value-type="date">
            <text:p>2019-04-12 08:38:00</text:p>
          </table:table-cell>
          <table:table-cell office:value-type="string" calcext:value-type="string">
            <text:p>Turdus merula</text:p>
          </table:table-cell>
          <table:table-cell office:value-type="float" office:value="91.6302076305182" calcext:value-type="float">
            <text:p>91,63020763051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8:42:00" calcext:value-type="date">
            <text:p>2019-04-12 08:42:00</text:p>
          </table:table-cell>
          <table:table-cell office:value-type="string" calcext:value-type="string">
            <text:p>Turdus merula</text:p>
          </table:table-cell>
          <table:table-cell office:value-type="float" office:value="78.6909686796878" calcext:value-type="float">
            <text:p>78,69096867968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00:00" calcext:value-type="date">
            <text:p>2019-04-12 09:00:00</text:p>
          </table:table-cell>
          <table:table-cell office:value-type="string" calcext:value-type="string">
            <text:p>Sylvia atricapilla</text:p>
          </table:table-cell>
          <table:table-cell office:value-type="float" office:value="85.9254405235922" calcext:value-type="float">
            <text:p>85,92544052359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02:00" calcext:value-type="date">
            <text:p>2019-04-12 09:02:00</text:p>
          </table:table-cell>
          <table:table-cell office:value-type="string" calcext:value-type="string">
            <text:p>Turdus merula</text:p>
          </table:table-cell>
          <table:table-cell office:value-type="float" office:value="77.1987550471061" calcext:value-type="float">
            <text:p>77,19875504710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03:00" calcext:value-type="date">
            <text:p>2019-04-12 09:03:00</text:p>
          </table:table-cell>
          <table:table-cell office:value-type="string" calcext:value-type="string">
            <text:p>Sylvia atricapilla</text:p>
          </table:table-cell>
          <table:table-cell office:value-type="float" office:value="176.382982541713" calcext:value-type="float">
            <text:p>176,3829825417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04:00" calcext:value-type="date">
            <text:p>2019-04-1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41.301140199191" calcext:value-type="float">
            <text:p>241,3011401991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05:00" calcext:value-type="date">
            <text:p>2019-04-12 09:05:00</text:p>
          </table:table-cell>
          <table:table-cell office:value-type="string" calcext:value-type="string">
            <text:p>Turdus merula</text:p>
          </table:table-cell>
          <table:table-cell office:value-type="float" office:value="131.285184674554" calcext:value-type="float">
            <text:p>131,2851846745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97.3743761982674" calcext:value-type="float">
            <text:p>97,37437619826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30:00" calcext:value-type="date">
            <text:p>2019-04-12 09:30:00</text:p>
          </table:table-cell>
          <table:table-cell office:value-type="string" calcext:value-type="string">
            <text:p>Turdus merula</text:p>
          </table:table-cell>
          <table:table-cell office:value-type="float" office:value="146.663208720281" calcext:value-type="float">
            <text:p>146,6632087202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08.619280569753" calcext:value-type="float">
            <text:p>108,61928056975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83.912806375259" calcext:value-type="float">
            <text:p>183,9128063752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37.1700453949437" calcext:value-type="float">
            <text:p>37,17004539494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85.6855381803027" calcext:value-type="float">
            <text:p>85,68553818030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10:30:00" calcext:value-type="date">
            <text:p>2019-04-12 10:30:00</text:p>
          </table:table-cell>
          <table:table-cell office:value-type="string" calcext:value-type="string">
            <text:p>Sylvia atricapilla</text:p>
          </table:table-cell>
          <table:table-cell office:value-type="float" office:value="126.475258222298" calcext:value-type="float">
            <text:p>126,4752582222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10:30:00" calcext:value-type="date">
            <text:p>2019-04-12 10:30:00</text:p>
          </table:table-cell>
          <table:table-cell office:value-type="string" calcext:value-type="string">
            <text:p>Turdus merula</text:p>
          </table:table-cell>
          <table:table-cell office:value-type="float" office:value="49.6218677815299" calcext:value-type="float">
            <text:p>49,62186778152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10:31:00" calcext:value-type="date">
            <text:p>2019-04-12 10:31:00</text:p>
          </table:table-cell>
          <table:table-cell office:value-type="string" calcext:value-type="string">
            <text:p>Turdus merula</text:p>
          </table:table-cell>
          <table:table-cell office:value-type="float" office:value="253.133119431361" calcext:value-type="float">
            <text:p>253,1331194313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55:00" calcext:value-type="date">
            <text:p>2019-04-12 09:55:00</text:p>
          </table:table-cell>
          <table:table-cell office:value-type="string" calcext:value-type="string">
            <text:p>Turdus merula</text:p>
          </table:table-cell>
          <table:table-cell office:value-type="float" office:value="69.2932001154605" calcext:value-type="float">
            <text:p>69,29320011546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141.929473524032" calcext:value-type="float">
            <text:p>141,9294735240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34:59.99" calcext:value-type="date">
            <text:p>2019-04-12 09:34:59</text:p>
          </table:table-cell>
          <table:table-cell office:value-type="string" calcext:value-type="string">
            <text:p>Turdus merula</text:p>
          </table:table-cell>
          <table:table-cell office:value-type="float" office:value="244.896223929482" calcext:value-type="float">
            <text:p>244,8962239294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9.580782712359" calcext:value-type="float">
            <text:p>179,5807827123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8.021987660643" calcext:value-type="float">
            <text:p>178,0219876606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49:00" calcext:value-type="date">
            <text:p>2019-04-12 09:49:00</text:p>
          </table:table-cell>
          <table:table-cell office:value-type="string" calcext:value-type="string">
            <text:p>Alauda arvensis</text:p>
          </table:table-cell>
          <table:table-cell office:value-type="float" office:value="144.13084037678" calcext:value-type="float">
            <text:p>144,130840376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09:49:00" calcext:value-type="date">
            <text:p>2019-04-12 09:49:00</text:p>
          </table:table-cell>
          <table:table-cell office:value-type="string" calcext:value-type="string">
            <text:p>Alauda arvensis</text:p>
          </table:table-cell>
          <table:table-cell office:value-type="float" office:value="144.13084037678" calcext:value-type="float">
            <text:p>144,130840376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2T10:37:00" calcext:value-type="date">
            <text:p>2019-04-12 10:37:00</text:p>
          </table:table-cell>
          <table:table-cell office:value-type="string" calcext:value-type="string">
            <text:p>Sylvia atricapilla</text:p>
          </table:table-cell>
          <table:table-cell office:value-type="float" office:value="227.973729384829" calcext:value-type="float">
            <text:p>227,9737293848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32:00" calcext:value-type="date">
            <text:p>2019-04-13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23.568714021798" calcext:value-type="float">
            <text:p>123,5687140217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36:00" calcext:value-type="date">
            <text:p>2019-04-13 08:36:00</text:p>
          </table:table-cell>
          <table:table-cell office:value-type="string" calcext:value-type="string">
            <text:p>Alauda arvensis</text:p>
          </table:table-cell>
          <table:table-cell office:value-type="float" office:value="158.936702074386" calcext:value-type="float">
            <text:p>158,9367020743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4:00" calcext:value-type="date">
            <text:p>2019-04-13 08:14:00</text:p>
          </table:table-cell>
          <table:table-cell office:value-type="string" calcext:value-type="string">
            <text:p>Turdus merula</text:p>
          </table:table-cell>
          <table:table-cell office:value-type="float" office:value="62.0536534029842" calcext:value-type="float">
            <text:p>62,05365340298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56:00" calcext:value-type="date">
            <text:p>2019-04-13 08:56:00</text:p>
          </table:table-cell>
          <table:table-cell office:value-type="string" calcext:value-type="string">
            <text:p>Alauda arvensis</text:p>
          </table:table-cell>
          <table:table-cell office:value-type="float" office:value="73.2259407031987" calcext:value-type="float">
            <text:p>73,22594070319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59:00" calcext:value-type="date">
            <text:p>2019-04-13 08:59:00</text:p>
          </table:table-cell>
          <table:table-cell office:value-type="string" calcext:value-type="string">
            <text:p>Turdus merula</text:p>
          </table:table-cell>
          <table:table-cell office:value-type="float" office:value="193.337316696177" calcext:value-type="float">
            <text:p>193,3373166961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59:00" calcext:value-type="date">
            <text:p>2019-04-13 08:59:00</text:p>
          </table:table-cell>
          <table:table-cell office:value-type="string" calcext:value-type="string">
            <text:p>Sylvia atricapilla</text:p>
          </table:table-cell>
          <table:table-cell office:value-type="float" office:value="25.6429359235936" calcext:value-type="float">
            <text:p>25,64293592359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30:00" calcext:value-type="date">
            <text:p>2019-04-13 08:30:00</text:p>
          </table:table-cell>
          <table:table-cell office:value-type="string" calcext:value-type="string">
            <text:p>Sylvia atricapilla</text:p>
          </table:table-cell>
          <table:table-cell office:value-type="float" office:value="58.7762885283178" calcext:value-type="float">
            <text:p>58,77628852831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30:00" calcext:value-type="date">
            <text:p>2019-04-13 08:30:00</text:p>
          </table:table-cell>
          <table:table-cell office:value-type="string" calcext:value-type="string">
            <text:p>Alauda arvensis</text:p>
          </table:table-cell>
          <table:table-cell office:value-type="float" office:value="239.384130063725" calcext:value-type="float">
            <text:p>239,3841300637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30:00" calcext:value-type="date">
            <text:p>2019-04-13 08:30:00</text:p>
          </table:table-cell>
          <table:table-cell office:value-type="string" calcext:value-type="string">
            <text:p>Alauda arvensis</text:p>
          </table:table-cell>
          <table:table-cell office:value-type="float" office:value="239.384130063725" calcext:value-type="float">
            <text:p>239,3841300637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31:00" calcext:value-type="date">
            <text:p>2019-04-13 08:31:00</text:p>
          </table:table-cell>
          <table:table-cell office:value-type="string" calcext:value-type="string">
            <text:p>Turdus merula</text:p>
          </table:table-cell>
          <table:table-cell office:value-type="float" office:value="54.044983922635" calcext:value-type="float">
            <text:p>54,04498392263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31:00" calcext:value-type="date">
            <text:p>2019-04-13 08:31:00</text:p>
          </table:table-cell>
          <table:table-cell office:value-type="string" calcext:value-type="string">
            <text:p>Alauda arvensis</text:p>
          </table:table-cell>
          <table:table-cell office:value-type="float" office:value="189.07049339285" calcext:value-type="float">
            <text:p>189,0704933928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32:00" calcext:value-type="date">
            <text:p>2019-04-13 08:32:00</text:p>
          </table:table-cell>
          <table:table-cell office:value-type="string" calcext:value-type="string">
            <text:p>Turdus merula</text:p>
          </table:table-cell>
          <table:table-cell office:value-type="float" office:value="66.9869661373368" calcext:value-type="float">
            <text:p>66,98696613733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4:00" calcext:value-type="date">
            <text:p>2019-04-13 08:14:00</text:p>
          </table:table-cell>
          <table:table-cell office:value-type="string" calcext:value-type="string">
            <text:p>Alauda arvensis</text:p>
          </table:table-cell>
          <table:table-cell office:value-type="float" office:value="178.97940224334" calcext:value-type="float">
            <text:p>178,979402243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5:00" calcext:value-type="date">
            <text:p>2019-04-13 08:15:00</text:p>
          </table:table-cell>
          <table:table-cell office:value-type="string" calcext:value-type="string">
            <text:p>Sylvia atricapilla</text:p>
          </table:table-cell>
          <table:table-cell office:value-type="float" office:value="140.6272226198" calcext:value-type="float">
            <text:p>140,62722261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5:00" calcext:value-type="date">
            <text:p>2019-04-13 08:15:00</text:p>
          </table:table-cell>
          <table:table-cell office:value-type="string" calcext:value-type="string">
            <text:p>Turdus merula</text:p>
          </table:table-cell>
          <table:table-cell office:value-type="float" office:value="88.8652631851353" calcext:value-type="float">
            <text:p>88,865263185135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7:00" calcext:value-type="date">
            <text:p>2019-04-13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41.42539171289" calcext:value-type="float">
            <text:p>141,425391712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09:00" calcext:value-type="date">
            <text:p>2019-04-13 08:09:00</text:p>
          </table:table-cell>
          <table:table-cell office:value-type="string" calcext:value-type="string">
            <text:p>Turdus merula</text:p>
          </table:table-cell>
          <table:table-cell office:value-type="float" office:value="31.7970918796458" calcext:value-type="float">
            <text:p>31,79709187964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0:00" calcext:value-type="date">
            <text:p>2019-04-13 08:10:00</text:p>
          </table:table-cell>
          <table:table-cell office:value-type="string" calcext:value-type="string">
            <text:p>Turdus merula</text:p>
          </table:table-cell>
          <table:table-cell office:value-type="float" office:value="235.845786074981" calcext:value-type="float">
            <text:p>235,8457860749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1:00" calcext:value-type="date">
            <text:p>2019-04-13 08:11:00</text:p>
          </table:table-cell>
          <table:table-cell office:value-type="string" calcext:value-type="string">
            <text:p>Alauda arvensis</text:p>
          </table:table-cell>
          <table:table-cell office:value-type="float" office:value="92.8809732935364" calcext:value-type="float">
            <text:p>92,88097329353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1:00" calcext:value-type="date">
            <text:p>2019-04-13 08:11:00</text:p>
          </table:table-cell>
          <table:table-cell office:value-type="string" calcext:value-type="string">
            <text:p>Alauda arvensis</text:p>
          </table:table-cell>
          <table:table-cell office:value-type="float" office:value="203.955045847492" calcext:value-type="float">
            <text:p>203,9550458474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1:00" calcext:value-type="date">
            <text:p>2019-04-13 08:11:00</text:p>
          </table:table-cell>
          <table:table-cell office:value-type="string" calcext:value-type="string">
            <text:p>Alauda arvensis</text:p>
          </table:table-cell>
          <table:table-cell office:value-type="float" office:value="167.385594552369" calcext:value-type="float">
            <text:p>167,3855945523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8:12:00" calcext:value-type="date">
            <text:p>2019-04-13 08:12:00</text:p>
          </table:table-cell>
          <table:table-cell office:value-type="string" calcext:value-type="string">
            <text:p>Turdus merula</text:p>
          </table:table-cell>
          <table:table-cell office:value-type="float" office:value="207.157561980945" calcext:value-type="float">
            <text:p>207,1575619809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9:00:00" calcext:value-type="date">
            <text:p>2019-04-13 09:00:00</text:p>
          </table:table-cell>
          <table:table-cell office:value-type="string" calcext:value-type="string">
            <text:p>Turdus merula</text:p>
          </table:table-cell>
          <table:table-cell office:value-type="float" office:value="40.632223456078" calcext:value-type="float">
            <text:p>40,6322234560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9:02:00" calcext:value-type="date">
            <text:p>2019-04-13 09:02:00</text:p>
          </table:table-cell>
          <table:table-cell office:value-type="string" calcext:value-type="string">
            <text:p>Turdus merula</text:p>
          </table:table-cell>
          <table:table-cell office:value-type="float" office:value="66.6693172571411" calcext:value-type="float">
            <text:p>66,66931725714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9:03:00" calcext:value-type="date">
            <text:p>2019-04-13 09:03:00</text:p>
          </table:table-cell>
          <table:table-cell office:value-type="string" calcext:value-type="string">
            <text:p>Alauda arvensis</text:p>
          </table:table-cell>
          <table:table-cell office:value-type="float" office:value="43.6591564301282" calcext:value-type="float">
            <text:p>43,65915643012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9:32:00" calcext:value-type="date">
            <text:p>2019-04-13 09:32:00</text:p>
          </table:table-cell>
          <table:table-cell office:value-type="string" calcext:value-type="string">
            <text:p>Turdus merula</text:p>
          </table:table-cell>
          <table:table-cell office:value-type="float" office:value="63.516157343783" calcext:value-type="float">
            <text:p>63,51615734378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41.363652327633" calcext:value-type="float">
            <text:p>141,36365232763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27.948306442776" calcext:value-type="float">
            <text:p>127,9483064427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3T09:35:00" calcext:value-type="date">
            <text:p>2019-04-13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01.481442191114" calcext:value-type="float">
            <text:p>101,4814421911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00:00" calcext:value-type="date">
            <text:p>2019-04-07 10:00:00</text:p>
          </table:table-cell>
          <table:table-cell office:value-type="string" calcext:value-type="string">
            <text:p>Alauda arvensis</text:p>
          </table:table-cell>
          <table:table-cell office:value-type="float" office:value="109.337396020986" calcext:value-type="float">
            <text:p>109,3373960209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03:00" calcext:value-type="date">
            <text:p>2019-04-07 10:03:00</text:p>
          </table:table-cell>
          <table:table-cell office:value-type="string" calcext:value-type="string">
            <text:p>Sylvia atricapilla</text:p>
          </table:table-cell>
          <table:table-cell office:value-type="float" office:value="75.4646388661845" calcext:value-type="float">
            <text:p>75,46463886618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04:00" calcext:value-type="date">
            <text:p>2019-04-07 10:04:00</text:p>
          </table:table-cell>
          <table:table-cell office:value-type="string" calcext:value-type="string">
            <text:p>Alauda arvensis</text:p>
          </table:table-cell>
          <table:table-cell office:value-type="float" office:value="87.4674470918268" calcext:value-type="float">
            <text:p>87,46744709182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05:00" calcext:value-type="date">
            <text:p>2019-04-07 10:05:00</text:p>
          </table:table-cell>
          <table:table-cell office:value-type="string" calcext:value-type="string">
            <text:p>Alauda arvensis</text:p>
          </table:table-cell>
          <table:table-cell office:value-type="float" office:value="209.742511159531" calcext:value-type="float">
            <text:p>209,74251115953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09:00" calcext:value-type="date">
            <text:p>2019-04-07 10:09:00</text:p>
          </table:table-cell>
          <table:table-cell office:value-type="string" calcext:value-type="string">
            <text:p>Sylvia atricapilla</text:p>
          </table:table-cell>
          <table:table-cell office:value-type="float" office:value="171.837962644143" calcext:value-type="float">
            <text:p>171,8379626441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43:00" calcext:value-type="date">
            <text:p>2019-04-07 10:43:00</text:p>
          </table:table-cell>
          <table:table-cell office:value-type="string" calcext:value-type="string">
            <text:p>Alauda arvensis</text:p>
          </table:table-cell>
          <table:table-cell office:value-type="float" office:value="204.536965377748" calcext:value-type="float">
            <text:p>204,5369653777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44:00" calcext:value-type="date">
            <text:p>2019-04-07 10:44:00</text:p>
          </table:table-cell>
          <table:table-cell office:value-type="string" calcext:value-type="string">
            <text:p>Alauda arvensis</text:p>
          </table:table-cell>
          <table:table-cell office:value-type="float" office:value="87.9705195477464" calcext:value-type="float">
            <text:p>87,97051954774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45:00" calcext:value-type="date">
            <text:p>2019-04-07 10:45:00</text:p>
          </table:table-cell>
          <table:table-cell office:value-type="string" calcext:value-type="string">
            <text:p>Turdus merula</text:p>
          </table:table-cell>
          <table:table-cell office:value-type="float" office:value="523.453818003932" calcext:value-type="float">
            <text:p>523,4538180039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51:00" calcext:value-type="date">
            <text:p>2019-04-07 10:51:00</text:p>
          </table:table-cell>
          <table:table-cell office:value-type="string" calcext:value-type="string">
            <text:p>Alauda arvensis</text:p>
          </table:table-cell>
          <table:table-cell office:value-type="float" office:value="116.385713399314" calcext:value-type="float">
            <text:p>116,3857133993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22:00" calcext:value-type="date">
            <text:p>2019-04-07 11:22:00</text:p>
          </table:table-cell>
          <table:table-cell office:value-type="string" calcext:value-type="string">
            <text:p>Sylvia atricapilla</text:p>
          </table:table-cell>
          <table:table-cell office:value-type="float" office:value="140.66172286114" calcext:value-type="float">
            <text:p>140,661722861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23:00" calcext:value-type="date">
            <text:p>2019-04-07 11:23:00</text:p>
          </table:table-cell>
          <table:table-cell office:value-type="string" calcext:value-type="string">
            <text:p>Sylvia atricapilla</text:p>
          </table:table-cell>
          <table:table-cell office:value-type="float" office:value="160.426472427372" calcext:value-type="float">
            <text:p>160,4264724273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24:00" calcext:value-type="date">
            <text:p>2019-04-07 11:24:00</text:p>
          </table:table-cell>
          <table:table-cell office:value-type="string" calcext:value-type="string">
            <text:p>Turdus merula</text:p>
          </table:table-cell>
          <table:table-cell office:value-type="float" office:value="47.7677096468192" calcext:value-type="float">
            <text:p>47,76770964681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22:00" calcext:value-type="date">
            <text:p>2019-04-07 10:22:00</text:p>
          </table:table-cell>
          <table:table-cell office:value-type="string" calcext:value-type="string">
            <text:p>Alauda arvensis</text:p>
          </table:table-cell>
          <table:table-cell office:value-type="float" office:value="179.540158865145" calcext:value-type="float">
            <text:p>179,5401588651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23:00" calcext:value-type="date">
            <text:p>2019-04-07 10:23:00</text:p>
          </table:table-cell>
          <table:table-cell office:value-type="string" calcext:value-type="string">
            <text:p>Alauda arvensis</text:p>
          </table:table-cell>
          <table:table-cell office:value-type="float" office:value="71.8488189890369" calcext:value-type="float">
            <text:p>71,84881898903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25:00" calcext:value-type="date">
            <text:p>2019-04-07 10:25:00</text:p>
          </table:table-cell>
          <table:table-cell office:value-type="string" calcext:value-type="string">
            <text:p>Alauda arvensis</text:p>
          </table:table-cell>
          <table:table-cell office:value-type="float" office:value="246.480970870282" calcext:value-type="float">
            <text:p>246,4809708702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25:00" calcext:value-type="date">
            <text:p>2019-04-07 10:25:00</text:p>
          </table:table-cell>
          <table:table-cell office:value-type="string" calcext:value-type="string">
            <text:p>Alauda arvensis</text:p>
          </table:table-cell>
          <table:table-cell office:value-type="float" office:value="147.344046473647" calcext:value-type="float">
            <text:p>147,34404647364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31:00" calcext:value-type="date">
            <text:p>2019-04-07 10:31:00</text:p>
          </table:table-cell>
          <table:table-cell office:value-type="string" calcext:value-type="string">
            <text:p>Alauda arvensis</text:p>
          </table:table-cell>
          <table:table-cell office:value-type="float" office:value="57.4451875566866" calcext:value-type="float">
            <text:p>57,44518755668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27:00" calcext:value-type="date">
            <text:p>2019-04-07 11:27:00</text:p>
          </table:table-cell>
          <table:table-cell office:value-type="string" calcext:value-type="string">
            <text:p>Sylvia atricapilla</text:p>
          </table:table-cell>
          <table:table-cell office:value-type="float" office:value="41.0541271404344" calcext:value-type="float">
            <text:p>41,05412714043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58:00" calcext:value-type="date">
            <text:p>2019-04-07 10:58:00</text:p>
          </table:table-cell>
          <table:table-cell office:value-type="string" calcext:value-type="string">
            <text:p>Turdus merula</text:p>
          </table:table-cell>
          <table:table-cell office:value-type="float" office:value="107.926732616298" calcext:value-type="float">
            <text:p>107,9267326162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0:58:00" calcext:value-type="date">
            <text:p>2019-04-07 10:58:00</text:p>
          </table:table-cell>
          <table:table-cell office:value-type="string" calcext:value-type="string">
            <text:p>Sylvia atricapilla</text:p>
          </table:table-cell>
          <table:table-cell office:value-type="float" office:value="101.963697436865" calcext:value-type="float">
            <text:p>101,9636974368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00:00" calcext:value-type="date">
            <text:p>2019-04-07 11:00:00</text:p>
          </table:table-cell>
          <table:table-cell office:value-type="string" calcext:value-type="string">
            <text:p>Alauda arvensis</text:p>
          </table:table-cell>
          <table:table-cell office:value-type="float" office:value="223.86683263379" calcext:value-type="float">
            <text:p>223,866832633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07T11:02:00" calcext:value-type="date">
            <text:p>2019-04-07 11:02:00</text:p>
          </table:table-cell>
          <table:table-cell office:value-type="string" calcext:value-type="string">
            <text:p>Turdus merula</text:p>
          </table:table-cell>
          <table:table-cell office:value-type="float" office:value="191.081780223397" calcext:value-type="float">
            <text:p>191,0817802233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08:00" calcext:value-type="date">
            <text:p>2019-04-14 09:08:00</text:p>
          </table:table-cell>
          <table:table-cell office:value-type="string" calcext:value-type="string">
            <text:p>Turdus merula</text:p>
          </table:table-cell>
          <table:table-cell office:value-type="float" office:value="326.695824438416" calcext:value-type="float">
            <text:p>326,6958244384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09:00" calcext:value-type="date">
            <text:p>2019-04-14 09:09:00</text:p>
          </table:table-cell>
          <table:table-cell office:value-type="string" calcext:value-type="string">
            <text:p>Sylvia atricapilla</text:p>
          </table:table-cell>
          <table:table-cell office:value-type="float" office:value="133.901681372054" calcext:value-type="float">
            <text:p>133,9016813720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10:00" calcext:value-type="date">
            <text:p>2019-04-14 09:10:00</text:p>
          </table:table-cell>
          <table:table-cell office:value-type="string" calcext:value-type="string">
            <text:p>Sylvia atricapilla</text:p>
          </table:table-cell>
          <table:table-cell office:value-type="float" office:value="31.7274853701491" calcext:value-type="float">
            <text:p>31,72748537014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12:00" calcext:value-type="date">
            <text:p>2019-04-14 09:12:00</text:p>
          </table:table-cell>
          <table:table-cell office:value-type="string" calcext:value-type="string">
            <text:p>Turdus merula</text:p>
          </table:table-cell>
          <table:table-cell office:value-type="float" office:value="35.4804711948525" calcext:value-type="float">
            <text:p>35,48047119485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14:00" calcext:value-type="date">
            <text:p>2019-04-14 09:14:00</text:p>
          </table:table-cell>
          <table:table-cell office:value-type="string" calcext:value-type="string">
            <text:p>Turdus merula</text:p>
          </table:table-cell>
          <table:table-cell office:value-type="float" office:value="165.694042636391" calcext:value-type="float">
            <text:p>165,6940426363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15:00" calcext:value-type="date">
            <text:p>2019-04-14 09:15:00</text:p>
          </table:table-cell>
          <table:table-cell office:value-type="string" calcext:value-type="string">
            <text:p>Sylvia atricapilla</text:p>
          </table:table-cell>
          <table:table-cell office:value-type="float" office:value="167.400297167681" calcext:value-type="float">
            <text:p>167,4002971676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41:00" calcext:value-type="date">
            <text:p>2019-04-14 09:41:00</text:p>
          </table:table-cell>
          <table:table-cell office:value-type="string" calcext:value-type="string">
            <text:p>Turdus merula</text:p>
          </table:table-cell>
          <table:table-cell office:value-type="float" office:value="338.067433034717" calcext:value-type="float">
            <text:p>338,0674330347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41:00" calcext:value-type="date">
            <text:p>2019-04-14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46.697371510992" calcext:value-type="float">
            <text:p>146,6973715109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54.3653824717004" calcext:value-type="float">
            <text:p>54,36538247170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220.25432946249" calcext:value-type="float">
            <text:p>220,254329462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19.5630560503054" calcext:value-type="float">
            <text:p>19,56305605030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71.2226037763599" calcext:value-type="float">
            <text:p>71,22260377635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57:00" calcext:value-type="date">
            <text:p>2019-04-14 09:57:00</text:p>
          </table:table-cell>
          <table:table-cell office:value-type="string" calcext:value-type="string">
            <text:p>Sylvia atricapilla</text:p>
          </table:table-cell>
          <table:table-cell office:value-type="float" office:value="85.5646070114267" calcext:value-type="float">
            <text:p>85,564607011426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23:00" calcext:value-type="date">
            <text:p>2019-04-14 09:23:00</text:p>
          </table:table-cell>
          <table:table-cell office:value-type="string" calcext:value-type="string">
            <text:p>Turdus merula</text:p>
          </table:table-cell>
          <table:table-cell office:value-type="float" office:value="290.675581985257" calcext:value-type="float">
            <text:p>290,67558198525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2.091548394269" calcext:value-type="float">
            <text:p>62,0915483942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130.675926323001" calcext:value-type="float">
            <text:p>130,6759263230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21:00" calcext:value-type="date">
            <text:p>2019-04-14 09:21:00</text:p>
          </table:table-cell>
          <table:table-cell office:value-type="string" calcext:value-type="string">
            <text:p>Turdus merula</text:p>
          </table:table-cell>
          <table:table-cell office:value-type="float" office:value="276.226757348528" calcext:value-type="float">
            <text:p>276,2267573485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28:00" calcext:value-type="date">
            <text:p>2019-04-14 09:28:00</text:p>
          </table:table-cell>
          <table:table-cell office:value-type="string" calcext:value-type="string">
            <text:p>Sylvia atricapilla</text:p>
          </table:table-cell>
          <table:table-cell office:value-type="float" office:value="84.4311507461167" calcext:value-type="float">
            <text:p>84,431150746116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29:00" calcext:value-type="date">
            <text:p>2019-04-14 09:29:00</text:p>
          </table:table-cell>
          <table:table-cell office:value-type="string" calcext:value-type="string">
            <text:p>Turdus merula</text:p>
          </table:table-cell>
          <table:table-cell office:value-type="float" office:value="211.609980496611" calcext:value-type="float">
            <text:p>211,6099804966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43:00" calcext:value-type="date">
            <text:p>2019-04-14 09:43:00</text:p>
          </table:table-cell>
          <table:table-cell office:value-type="string" calcext:value-type="string">
            <text:p>Sylvia atricapilla</text:p>
          </table:table-cell>
          <table:table-cell office:value-type="float" office:value="192.22103972524" calcext:value-type="float">
            <text:p>192,2210397252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45:00" calcext:value-type="date">
            <text:p>2019-04-14 09:45:00</text:p>
          </table:table-cell>
          <table:table-cell office:value-type="string" calcext:value-type="string">
            <text:p>Sylvia atricapilla</text:p>
          </table:table-cell>
          <table:table-cell office:value-type="float" office:value="92.150106894278" calcext:value-type="float">
            <text:p>92,1501068942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46:00" calcext:value-type="date">
            <text:p>2019-04-14 09:46:00</text:p>
          </table:table-cell>
          <table:table-cell office:value-type="string" calcext:value-type="string">
            <text:p>Turdus merula</text:p>
          </table:table-cell>
          <table:table-cell office:value-type="float" office:value="119.578511869126" calcext:value-type="float">
            <text:p>119,5785118691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47:00" calcext:value-type="date">
            <text:p>2019-04-14 09:47:00</text:p>
          </table:table-cell>
          <table:table-cell office:value-type="string" calcext:value-type="string">
            <text:p>Sylvia atricapilla</text:p>
          </table:table-cell>
          <table:table-cell office:value-type="float" office:value="71.4426534908887" calcext:value-type="float">
            <text:p>71,44265349088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59:00" calcext:value-type="date">
            <text:p>2019-04-14 09:59:00</text:p>
          </table:table-cell>
          <table:table-cell office:value-type="string" calcext:value-type="string">
            <text:p>Sylvia atricapilla</text:p>
          </table:table-cell>
          <table:table-cell office:value-type="float" office:value="190.722461348799" calcext:value-type="float">
            <text:p>190,7224613487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296.870433252849" calcext:value-type="float">
            <text:p>296,8704332528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198.892686746802" calcext:value-type="float">
            <text:p>198,8926867468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01:00" calcext:value-type="date">
            <text:p>2019-04-14 10:01:00</text:p>
          </table:table-cell>
          <table:table-cell office:value-type="string" calcext:value-type="string">
            <text:p>Sylvia atricapilla</text:p>
          </table:table-cell>
          <table:table-cell office:value-type="float" office:value="99.8608358871475" calcext:value-type="float">
            <text:p>99,86083588714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20.647994470165" calcext:value-type="float">
            <text:p>20,6479944701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71.5397601649621" calcext:value-type="float">
            <text:p>71,53976016496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59.4553392096845" calcext:value-type="float">
            <text:p>59,45533920968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19:00" calcext:value-type="date">
            <text:p>2019-04-14 10:19:00</text:p>
          </table:table-cell>
          <table:table-cell office:value-type="string" calcext:value-type="string">
            <text:p>Sylvia atricapilla</text:p>
          </table:table-cell>
          <table:table-cell office:value-type="float" office:value="83.8327587458737" calcext:value-type="float">
            <text:p>83,83275874587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21:00" calcext:value-type="date">
            <text:p>2019-04-14 10:21:00</text:p>
          </table:table-cell>
          <table:table-cell office:value-type="string" calcext:value-type="string">
            <text:p>Sylvia atricapilla</text:p>
          </table:table-cell>
          <table:table-cell office:value-type="float" office:value="150.376386871746" calcext:value-type="float">
            <text:p>150,3763868717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23:00" calcext:value-type="date">
            <text:p>2019-04-14 10:23:00</text:p>
          </table:table-cell>
          <table:table-cell office:value-type="string" calcext:value-type="string">
            <text:p>Sylvia atricapilla</text:p>
          </table:table-cell>
          <table:table-cell office:value-type="float" office:value="105.882992373479" calcext:value-type="float">
            <text:p>105,8829923734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23:00" calcext:value-type="date">
            <text:p>2019-04-14 10:23:00</text:p>
          </table:table-cell>
          <table:table-cell office:value-type="string" calcext:value-type="string">
            <text:p>Sylvia atricapilla</text:p>
          </table:table-cell>
          <table:table-cell office:value-type="float" office:value="138.220279567541" calcext:value-type="float">
            <text:p>138,2202795675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24:00" calcext:value-type="date">
            <text:p>2019-04-14 10:24:00</text:p>
          </table:table-cell>
          <table:table-cell office:value-type="string" calcext:value-type="string">
            <text:p>Turdus merula</text:p>
          </table:table-cell>
          <table:table-cell office:value-type="float" office:value="219.873355366507" calcext:value-type="float">
            <text:p>219,8733553665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68.6603128746259" calcext:value-type="float">
            <text:p>68,66031287462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25.1408890667182" calcext:value-type="float">
            <text:p>25,14088906671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26:00" calcext:value-type="date">
            <text:p>2019-04-14 10:26:00</text:p>
          </table:table-cell>
          <table:table-cell office:value-type="string" calcext:value-type="string">
            <text:p>Turdus merula</text:p>
          </table:table-cell>
          <table:table-cell office:value-type="float" office:value="161.9686481687" calcext:value-type="float">
            <text:p>161,96864816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31:00" calcext:value-type="date">
            <text:p>2019-04-14 10:31:00</text:p>
          </table:table-cell>
          <table:table-cell office:value-type="string" calcext:value-type="string">
            <text:p>Sylvia atricapilla</text:p>
          </table:table-cell>
          <table:table-cell office:value-type="float" office:value="90.2758141385421" calcext:value-type="float">
            <text:p>90,27581413854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33:00" calcext:value-type="date">
            <text:p>2019-04-14 10:33:00</text:p>
          </table:table-cell>
          <table:table-cell office:value-type="string" calcext:value-type="string">
            <text:p>Sylvia atricapilla</text:p>
          </table:table-cell>
          <table:table-cell office:value-type="float" office:value="79.5654770857189" calcext:value-type="float">
            <text:p>79,56547708571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4-14T10:35:00" calcext:value-type="date">
            <text:p>2019-04-14 10:35:00</text:p>
          </table:table-cell>
          <table:table-cell office:value-type="string" calcext:value-type="string">
            <text:p>Turdus merula</text:p>
          </table:table-cell>
          <table:table-cell office:value-type="float" office:value="68.6773094786209" calcext:value-type="float">
            <text:p>68,677309478620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30:00" calcext:value-type="date">
            <text:p>2019-05-01 08:30:00</text:p>
          </table:table-cell>
          <table:table-cell office:value-type="string" calcext:value-type="string">
            <text:p>Turdus merula</text:p>
          </table:table-cell>
          <table:table-cell office:value-type="float" office:value="41.6358888905964" calcext:value-type="float">
            <text:p>41,63588889059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34:00" calcext:value-type="date">
            <text:p>2019-05-01 08:34:00</text:p>
          </table:table-cell>
          <table:table-cell office:value-type="string" calcext:value-type="string">
            <text:p>Alauda arvensis</text:p>
          </table:table-cell>
          <table:table-cell office:value-type="float" office:value="155.752234325447" calcext:value-type="float">
            <text:p>155,75223432544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0:00" calcext:value-type="date">
            <text:p>2019-05-01 09:10:00</text:p>
          </table:table-cell>
          <table:table-cell office:value-type="string" calcext:value-type="string">
            <text:p>Sylvia atricapilla</text:p>
          </table:table-cell>
          <table:table-cell office:value-type="float" office:value="119.699426540371" calcext:value-type="float">
            <text:p>119,6994265403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55:00" calcext:value-type="date">
            <text:p>2019-05-01 08:55:00</text:p>
          </table:table-cell>
          <table:table-cell office:value-type="string" calcext:value-type="string">
            <text:p>Alauda arvensis</text:p>
          </table:table-cell>
          <table:table-cell office:value-type="float" office:value="147.60208841359" calcext:value-type="float">
            <text:p>147,602088413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58:00" calcext:value-type="date">
            <text:p>2019-05-01 08:58:00</text:p>
          </table:table-cell>
          <table:table-cell office:value-type="string" calcext:value-type="string">
            <text:p>Alauda arvensis</text:p>
          </table:table-cell>
          <table:table-cell office:value-type="float" office:value="59.3072861310285" calcext:value-type="float">
            <text:p>59,307286131028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9:00" calcext:value-type="date">
            <text:p>2019-05-01 08:49:00</text:p>
          </table:table-cell>
          <table:table-cell office:value-type="string" calcext:value-type="string">
            <text:p>Alauda arvensis</text:p>
          </table:table-cell>
          <table:table-cell office:value-type="float" office:value="251.384555482101" calcext:value-type="float">
            <text:p>251,3845554821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9:00" calcext:value-type="date">
            <text:p>2019-05-01 08:49:00</text:p>
          </table:table-cell>
          <table:table-cell office:value-type="string" calcext:value-type="string">
            <text:p>Alauda arvensis</text:p>
          </table:table-cell>
          <table:table-cell office:value-type="float" office:value="54.6359624226179" calcext:value-type="float">
            <text:p>54,63596242261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9:59.99" calcext:value-type="date">
            <text:p>2019-05-01 08:49:59</text:p>
          </table:table-cell>
          <table:table-cell office:value-type="string" calcext:value-type="string">
            <text:p>Alauda arvensis</text:p>
          </table:table-cell>
          <table:table-cell office:value-type="float" office:value="282.162835627916" calcext:value-type="float">
            <text:p>282,1628356279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9:59.99" calcext:value-type="date">
            <text:p>2019-05-01 08:49:59</text:p>
          </table:table-cell>
          <table:table-cell office:value-type="string" calcext:value-type="string">
            <text:p>Alauda arvensis</text:p>
          </table:table-cell>
          <table:table-cell office:value-type="float" office:value="159.594280307949" calcext:value-type="float">
            <text:p>159,5942803079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49:59.99" calcext:value-type="date">
            <text:p>2019-05-01 08:49:59</text:p>
          </table:table-cell>
          <table:table-cell office:value-type="string" calcext:value-type="string">
            <text:p>Alauda arvensis</text:p>
          </table:table-cell>
          <table:table-cell office:value-type="float" office:value="106.537167256774" calcext:value-type="float">
            <text:p>106,5371672567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8:51:00" calcext:value-type="date">
            <text:p>2019-05-01 08:51:00</text:p>
          </table:table-cell>
          <table:table-cell office:value-type="string" calcext:value-type="string">
            <text:p>Alauda arvensis</text:p>
          </table:table-cell>
          <table:table-cell office:value-type="float" office:value="200.185926400978" calcext:value-type="float">
            <text:p>200,1859264009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11:00" calcext:value-type="date">
            <text:p>2019-05-01 09:11:00</text:p>
          </table:table-cell>
          <table:table-cell office:value-type="string" calcext:value-type="string">
            <text:p>Turdus merula</text:p>
          </table:table-cell>
          <table:table-cell office:value-type="float" office:value="68.6755239573515" calcext:value-type="float">
            <text:p>68,675523957351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09:00" calcext:value-type="date">
            <text:p>2019-05-01 09:09:00</text:p>
          </table:table-cell>
          <table:table-cell office:value-type="string" calcext:value-type="string">
            <text:p>Alauda arvensis</text:p>
          </table:table-cell>
          <table:table-cell office:value-type="float" office:value="201.421461600596" calcext:value-type="float">
            <text:p>201,4214616005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1:00" calcext:value-type="date">
            <text:p>2019-05-01 09:31:00</text:p>
          </table:table-cell>
          <table:table-cell office:value-type="string" calcext:value-type="string">
            <text:p>Turdus merula</text:p>
          </table:table-cell>
          <table:table-cell office:value-type="float" office:value="68.846929840475" calcext:value-type="float">
            <text:p>68,8469298404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3:00" calcext:value-type="date">
            <text:p>2019-05-01 09:33:00</text:p>
          </table:table-cell>
          <table:table-cell office:value-type="string" calcext:value-type="string">
            <text:p>Sylvia atricapilla</text:p>
          </table:table-cell>
          <table:table-cell office:value-type="float" office:value="40.7320702466276" calcext:value-type="float">
            <text:p>40,73207024662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09:37:00" calcext:value-type="date">
            <text:p>2019-05-01 09:37:00</text:p>
          </table:table-cell>
          <table:table-cell office:value-type="string" calcext:value-type="string">
            <text:p>Sylvia atricapilla</text:p>
          </table:table-cell>
          <table:table-cell office:value-type="float" office:value="140.311779098881" calcext:value-type="float">
            <text:p>140,3117790988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6:00" calcext:value-type="date">
            <text:p>2019-05-01 10:06:00</text:p>
          </table:table-cell>
          <table:table-cell office:value-type="string" calcext:value-type="string">
            <text:p>Sylvia atricapilla</text:p>
          </table:table-cell>
          <table:table-cell office:value-type="float" office:value="79.7881807600972" calcext:value-type="float">
            <text:p>79,78818076009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151.728939506417" calcext:value-type="float">
            <text:p>151,7289395064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8:00" calcext:value-type="date">
            <text:p>2019-05-01 10:08:00</text:p>
          </table:table-cell>
          <table:table-cell office:value-type="string" calcext:value-type="string">
            <text:p>Turdus merula</text:p>
          </table:table-cell>
          <table:table-cell office:value-type="float" office:value="285.406246958789" calcext:value-type="float">
            <text:p>285,4062469587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228.26173016872" calcext:value-type="float">
            <text:p>228,261730168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06:00" calcext:value-type="date">
            <text:p>2019-05-01 10:06:00</text:p>
          </table:table-cell>
          <table:table-cell office:value-type="string" calcext:value-type="string">
            <text:p>Alauda arvensis</text:p>
          </table:table-cell>
          <table:table-cell office:value-type="float" office:value="159.465692318131" calcext:value-type="float">
            <text:p>159,46569231813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27:00" calcext:value-type="date">
            <text:p>2019-05-01 10:27:00</text:p>
          </table:table-cell>
          <table:table-cell office:value-type="string" calcext:value-type="string">
            <text:p>Sylvia atricapilla</text:p>
          </table:table-cell>
          <table:table-cell office:value-type="float" office:value="57.9835564897803" calcext:value-type="float">
            <text:p>57,983556489780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28:00" calcext:value-type="date">
            <text:p>2019-05-01 10:28:00</text:p>
          </table:table-cell>
          <table:table-cell office:value-type="string" calcext:value-type="string">
            <text:p>Alauda arvensis</text:p>
          </table:table-cell>
          <table:table-cell office:value-type="float" office:value="308.703706410059" calcext:value-type="float">
            <text:p>308,7037064100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56:00" calcext:value-type="date">
            <text:p>2019-05-01 10:56:00</text:p>
          </table:table-cell>
          <table:table-cell office:value-type="string" calcext:value-type="string">
            <text:p>Sylvia atricapilla</text:p>
          </table:table-cell>
          <table:table-cell office:value-type="float" office:value="167.856303711846" calcext:value-type="float">
            <text:p>167,8563037118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05:00" calcext:value-type="date">
            <text:p>2019-05-01 11:05:00</text:p>
          </table:table-cell>
          <table:table-cell office:value-type="string" calcext:value-type="string">
            <text:p>Sylvia atricapilla</text:p>
          </table:table-cell>
          <table:table-cell office:value-type="float" office:value="86.3474680144886" calcext:value-type="float">
            <text:p>86,34746801448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06:00" calcext:value-type="date">
            <text:p>2019-05-01 11:06:00</text:p>
          </table:table-cell>
          <table:table-cell office:value-type="string" calcext:value-type="string">
            <text:p>Sylvia atricapilla</text:p>
          </table:table-cell>
          <table:table-cell office:value-type="float" office:value="129.346865883998" calcext:value-type="float">
            <text:p>129,3468658839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35.855711652461" calcext:value-type="float">
            <text:p>35,8557116524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53.1213580109386" calcext:value-type="float">
            <text:p>53,12135801093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26:00" calcext:value-type="date">
            <text:p>2019-05-01 11:26:00</text:p>
          </table:table-cell>
          <table:table-cell office:value-type="string" calcext:value-type="string">
            <text:p>Sylvia atricapilla</text:p>
          </table:table-cell>
          <table:table-cell office:value-type="float" office:value="25.3479994853195" calcext:value-type="float">
            <text:p>25,347999485319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26:00" calcext:value-type="date">
            <text:p>2019-05-01 11:26:00</text:p>
          </table:table-cell>
          <table:table-cell office:value-type="string" calcext:value-type="string">
            <text:p>Turdus merula</text:p>
          </table:table-cell>
          <table:table-cell office:value-type="float" office:value="157.129038424851" calcext:value-type="float">
            <text:p>157,12903842485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32:00" calcext:value-type="date">
            <text:p>2019-05-01 11:32:00</text:p>
          </table:table-cell>
          <table:table-cell office:value-type="string" calcext:value-type="string">
            <text:p>Turdus merula</text:p>
          </table:table-cell>
          <table:table-cell office:value-type="float" office:value="107.163647756784" calcext:value-type="float">
            <text:p>107,1636477567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05:00" calcext:value-type="date">
            <text:p>2019-05-01 11:05:00</text:p>
          </table:table-cell>
          <table:table-cell office:value-type="string" calcext:value-type="string">
            <text:p>Turdus merula</text:p>
          </table:table-cell>
          <table:table-cell office:value-type="float" office:value="247.101933163321" calcext:value-type="float">
            <text:p>247,1019331633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04:00" calcext:value-type="date">
            <text:p>2019-05-01 11:04:00</text:p>
          </table:table-cell>
          <table:table-cell office:value-type="string" calcext:value-type="string">
            <text:p>Sylvia atricapilla</text:p>
          </table:table-cell>
          <table:table-cell office:value-type="float" office:value="203.369217917056" calcext:value-type="float">
            <text:p>203,36921791705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1:05:00" calcext:value-type="date">
            <text:p>2019-05-01 11:05:00</text:p>
          </table:table-cell>
          <table:table-cell office:value-type="string" calcext:value-type="string">
            <text:p>Alauda arvensis</text:p>
          </table:table-cell>
          <table:table-cell office:value-type="float" office:value="193.954594197724" calcext:value-type="float">
            <text:p>193,95459419772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48:00" calcext:value-type="date">
            <text:p>2019-05-01 10:48:00</text:p>
          </table:table-cell>
          <table:table-cell office:value-type="string" calcext:value-type="string">
            <text:p>Alauda arvensis</text:p>
          </table:table-cell>
          <table:table-cell office:value-type="float" office:value="183.086078674279" calcext:value-type="float">
            <text:p>183,0860786742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71.897894378383" calcext:value-type="float">
            <text:p>171,89789437838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50:00" calcext:value-type="date">
            <text:p>2019-05-01 10:50:00</text:p>
          </table:table-cell>
          <table:table-cell office:value-type="string" calcext:value-type="string">
            <text:p>Turdus merula</text:p>
          </table:table-cell>
          <table:table-cell office:value-type="float" office:value="198.753281869304" calcext:value-type="float">
            <text:p>198,7532818693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80.993921601732" calcext:value-type="float">
            <text:p>180,9939216017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3" office:value-type="date" office:date-value="2019-05-01T10:47:00" calcext:value-type="date">
            <text:p>2019-05-01 10:47:00</text:p>
          </table:table-cell>
          <table:table-cell office:value-type="string" calcext:value-type="string">
            <text:p>Sylvia atricapilla</text:p>
          </table:table-cell>
          <table:table-cell office:value-type="float" office:value="77.1764400057727" calcext:value-type="float">
            <text:p>77,17644000577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6:47:00" calcext:value-type="date">
            <text:p>2019-06-03 06:47:00</text:p>
          </table:table-cell>
          <table:table-cell office:value-type="string" calcext:value-type="string">
            <text:p>Alauda arvensis</text:p>
          </table:table-cell>
          <table:table-cell office:value-type="float" office:value="187.942528699294" calcext:value-type="float">
            <text:p>187,9425286992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6:48:00" calcext:value-type="date">
            <text:p>2019-06-03 06:48:00</text:p>
          </table:table-cell>
          <table:table-cell office:value-type="string" calcext:value-type="string">
            <text:p>Sylvia atricapilla</text:p>
          </table:table-cell>
          <table:table-cell office:value-type="float" office:value="138.842706979296" calcext:value-type="float">
            <text:p>138,8427069792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6:48:00" calcext:value-type="date">
            <text:p>2019-06-03 06:48:00</text:p>
          </table:table-cell>
          <table:table-cell office:value-type="string" calcext:value-type="string">
            <text:p>Alauda arvensis</text:p>
          </table:table-cell>
          <table:table-cell office:value-type="float" office:value="224.271310157341" calcext:value-type="float">
            <text:p>224,2713101573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132.566928575067" calcext:value-type="float">
            <text:p>132,56692857506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280.343032391042" calcext:value-type="float">
            <text:p>280,3430323910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6:49:00" calcext:value-type="date">
            <text:p>2019-06-03 06:49:00</text:p>
          </table:table-cell>
          <table:table-cell office:value-type="string" calcext:value-type="string">
            <text:p>Alauda arvensis</text:p>
          </table:table-cell>
          <table:table-cell office:value-type="float" office:value="192.783134054873" calcext:value-type="float">
            <text:p>192,7831340548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13:00" calcext:value-type="date">
            <text:p>2019-06-03 07:13:00</text:p>
          </table:table-cell>
          <table:table-cell office:value-type="string" calcext:value-type="string">
            <text:p>Alauda arvensis</text:p>
          </table:table-cell>
          <table:table-cell office:value-type="float" office:value="118.672134845344" calcext:value-type="float">
            <text:p>118,6721348453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15:00" calcext:value-type="date">
            <text:p>2019-06-03 07:15:00</text:p>
          </table:table-cell>
          <table:table-cell office:value-type="string" calcext:value-type="string">
            <text:p>Turdus merula</text:p>
          </table:table-cell>
          <table:table-cell office:value-type="float" office:value="413.70504922786" calcext:value-type="float">
            <text:p>413,705049227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15:00" calcext:value-type="date">
            <text:p>2019-06-03 07:15:00</text:p>
          </table:table-cell>
          <table:table-cell office:value-type="string" calcext:value-type="string">
            <text:p>Turdus merula</text:p>
          </table:table-cell>
          <table:table-cell office:value-type="float" office:value="218.719020929207" calcext:value-type="float">
            <text:p>218,7190209292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08:00" calcext:value-type="date">
            <text:p>2019-06-03 07:08:00</text:p>
          </table:table-cell>
          <table:table-cell office:value-type="string" calcext:value-type="string">
            <text:p>Sylvia atricapilla</text:p>
          </table:table-cell>
          <table:table-cell office:value-type="float" office:value="263.625695376622" calcext:value-type="float">
            <text:p>263,6256953766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08:00" calcext:value-type="date">
            <text:p>2019-06-03 07:08:00</text:p>
          </table:table-cell>
          <table:table-cell office:value-type="string" calcext:value-type="string">
            <text:p>Alauda arvensis</text:p>
          </table:table-cell>
          <table:table-cell office:value-type="float" office:value="252.613311182" calcext:value-type="float">
            <text:p>252,6133111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10:00" calcext:value-type="date">
            <text:p>2019-06-03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8.3317678132691" calcext:value-type="float">
            <text:p>78,33176781326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55:00" calcext:value-type="date">
            <text:p>2019-06-03 07:55:00</text:p>
          </table:table-cell>
          <table:table-cell office:value-type="string" calcext:value-type="string">
            <text:p>Alauda arvensis</text:p>
          </table:table-cell>
          <table:table-cell office:value-type="float" office:value="19.4851872793768" calcext:value-type="float">
            <text:p>19,48518727937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6:52:00" calcext:value-type="date">
            <text:p>2019-06-03 06:52:00</text:p>
          </table:table-cell>
          <table:table-cell office:value-type="string" calcext:value-type="string">
            <text:p>Turdus merula</text:p>
          </table:table-cell>
          <table:table-cell office:value-type="float" office:value="45.5394662656543" calcext:value-type="float">
            <text:p>45,53946626565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6:54:00" calcext:value-type="date">
            <text:p>2019-06-03 06:54:00</text:p>
          </table:table-cell>
          <table:table-cell office:value-type="string" calcext:value-type="string">
            <text:p>Alauda arvensis</text:p>
          </table:table-cell>
          <table:table-cell office:value-type="float" office:value="413.170066265438" calcext:value-type="float">
            <text:p>413,17006626543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6:54:00" calcext:value-type="date">
            <text:p>2019-06-03 06:54:00</text:p>
          </table:table-cell>
          <table:table-cell office:value-type="string" calcext:value-type="string">
            <text:p>Turdus merula</text:p>
          </table:table-cell>
          <table:table-cell office:value-type="float" office:value="733.134402889893" calcext:value-type="float">
            <text:p>733,13440288989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37:00" calcext:value-type="date">
            <text:p>2019-06-03 07:37:00</text:p>
          </table:table-cell>
          <table:table-cell office:value-type="string" calcext:value-type="string">
            <text:p>Turdus merula</text:p>
          </table:table-cell>
          <table:table-cell office:value-type="float" office:value="16.2204343662499" calcext:value-type="float">
            <text:p>16,22043436624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38:00" calcext:value-type="date">
            <text:p>2019-06-03 07:38:00</text:p>
          </table:table-cell>
          <table:table-cell office:value-type="string" calcext:value-type="string">
            <text:p>Alauda arvensis</text:p>
          </table:table-cell>
          <table:table-cell office:value-type="float" office:value="321.323411635221" calcext:value-type="float">
            <text:p>321,3234116352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52:00" calcext:value-type="date">
            <text:p>2019-06-03 07:52:00</text:p>
          </table:table-cell>
          <table:table-cell office:value-type="string" calcext:value-type="string">
            <text:p>Turdus merula</text:p>
          </table:table-cell>
          <table:table-cell office:value-type="float" office:value="310.233007440203" calcext:value-type="float">
            <text:p>310,23300744020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52:00" calcext:value-type="date">
            <text:p>2019-06-03 07:52:00</text:p>
          </table:table-cell>
          <table:table-cell office:value-type="string" calcext:value-type="string">
            <text:p>Turdus merula</text:p>
          </table:table-cell>
          <table:table-cell office:value-type="float" office:value="88.6064650124126" calcext:value-type="float">
            <text:p>88,60646501241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53:00" calcext:value-type="date">
            <text:p>2019-06-03 07:53:00</text:p>
          </table:table-cell>
          <table:table-cell office:value-type="string" calcext:value-type="string">
            <text:p>Turdus merula</text:p>
          </table:table-cell>
          <table:table-cell office:value-type="float" office:value="686.689372713163" calcext:value-type="float">
            <text:p>686,68937271316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53:00" calcext:value-type="date">
            <text:p>2019-06-03 07:53:00</text:p>
          </table:table-cell>
          <table:table-cell office:value-type="string" calcext:value-type="string">
            <text:p>Turdus merula</text:p>
          </table:table-cell>
          <table:table-cell office:value-type="float" office:value="607.903161145066" calcext:value-type="float">
            <text:p>607,9031611450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47:00" calcext:value-type="date">
            <text:p>2019-06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71.5257129898845" calcext:value-type="float">
            <text:p>71,52571298988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536.372161084887" calcext:value-type="float">
            <text:p>536,3721610848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32:00" calcext:value-type="date">
            <text:p>2019-06-03 07:32:00</text:p>
          </table:table-cell>
          <table:table-cell office:value-type="string" calcext:value-type="string">
            <text:p>Sylvia atricapilla</text:p>
          </table:table-cell>
          <table:table-cell office:value-type="float" office:value="139.626376513614" calcext:value-type="float">
            <text:p>139,6263765136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3T07:34:00" calcext:value-type="date">
            <text:p>2019-06-03 07:34:00</text:p>
          </table:table-cell>
          <table:table-cell office:value-type="string" calcext:value-type="string">
            <text:p>Turdus merula</text:p>
          </table:table-cell>
          <table:table-cell office:value-type="float" office:value="404.530515685376" calcext:value-type="float">
            <text:p>404,5305156853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7:46:00" calcext:value-type="date">
            <text:p>2019-06-04 07:46:00</text:p>
          </table:table-cell>
          <table:table-cell office:value-type="string" calcext:value-type="string">
            <text:p>Sylvia atricapilla</text:p>
          </table:table-cell>
          <table:table-cell office:value-type="float" office:value="103.540454242115" calcext:value-type="float">
            <text:p>103,54045424211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124.935894056071" calcext:value-type="float">
            <text:p>124,9358940560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87.2742279805589" calcext:value-type="float">
            <text:p>87,27422798055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53.1758333865558" calcext:value-type="float">
            <text:p>53,17583338655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8:11:00" calcext:value-type="date">
            <text:p>2019-06-04 08:11:00</text:p>
          </table:table-cell>
          <table:table-cell office:value-type="string" calcext:value-type="string">
            <text:p>Turdus merula</text:p>
          </table:table-cell>
          <table:table-cell office:value-type="float" office:value="384.197396223604" calcext:value-type="float">
            <text:p>384,1973962236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8:12:00" calcext:value-type="date">
            <text:p>2019-06-04 08:12:00</text:p>
          </table:table-cell>
          <table:table-cell office:value-type="string" calcext:value-type="string">
            <text:p>Sylvia atricapilla</text:p>
          </table:table-cell>
          <table:table-cell office:value-type="float" office:value="205.957474571569" calcext:value-type="float">
            <text:p>205,9574745715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8:12:00" calcext:value-type="date">
            <text:p>2019-06-04 08:12:00</text:p>
          </table:table-cell>
          <table:table-cell office:value-type="string" calcext:value-type="string">
            <text:p>Turdus merula</text:p>
          </table:table-cell>
          <table:table-cell office:value-type="float" office:value="251.858182206732" calcext:value-type="float">
            <text:p>251,8581822067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8:15:00" calcext:value-type="date">
            <text:p>2019-06-04 08:15:00</text:p>
          </table:table-cell>
          <table:table-cell office:value-type="string" calcext:value-type="string">
            <text:p>Sylvia atricapilla</text:p>
          </table:table-cell>
          <table:table-cell office:value-type="float" office:value="131.807115157704" calcext:value-type="float">
            <text:p>131,8071151577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7:42:00" calcext:value-type="date">
            <text:p>2019-06-04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5.803118083663" calcext:value-type="float">
            <text:p>145,80311808366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7:38:00" calcext:value-type="date">
            <text:p>2019-06-04 07:38:00</text:p>
          </table:table-cell>
          <table:table-cell office:value-type="string" calcext:value-type="string">
            <text:p>Turdus merula</text:p>
          </table:table-cell>
          <table:table-cell office:value-type="float" office:value="92.0472449553136" calcext:value-type="float">
            <text:p>92,04724495531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7:38:00" calcext:value-type="date">
            <text:p>2019-06-04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2.4492438208013" calcext:value-type="float">
            <text:p>92,44924382080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91.7562048603793" calcext:value-type="float">
            <text:p>91,756204860379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189.118587483616" calcext:value-type="float">
            <text:p>189,1185874836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7:16:00" calcext:value-type="date">
            <text:p>2019-06-08 07:16:00</text:p>
          </table:table-cell>
          <table:table-cell office:value-type="string" calcext:value-type="string">
            <text:p>Alauda arvensis</text:p>
          </table:table-cell>
          <table:table-cell office:value-type="float" office:value="78.3000941110136" calcext:value-type="float">
            <text:p>78,30009411101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8:42:00" calcext:value-type="date">
            <text:p>2019-06-08 08:42:00</text:p>
          </table:table-cell>
          <table:table-cell office:value-type="string" calcext:value-type="string">
            <text:p>Alauda arvensis</text:p>
          </table:table-cell>
          <table:table-cell office:value-type="float" office:value="63.0605401063991" calcext:value-type="float">
            <text:p>63,06054010639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8:42:00" calcext:value-type="date">
            <text:p>2019-06-08 08:42:00</text:p>
          </table:table-cell>
          <table:table-cell office:value-type="string" calcext:value-type="string">
            <text:p>Alauda arvensis</text:p>
          </table:table-cell>
          <table:table-cell office:value-type="float" office:value="63.0605401063991" calcext:value-type="float">
            <text:p>63,06054010639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8:26:00" calcext:value-type="date">
            <text:p>2019-06-08 08:26:00</text:p>
          </table:table-cell>
          <table:table-cell office:value-type="string" calcext:value-type="string">
            <text:p>Sylvia atricapilla</text:p>
          </table:table-cell>
          <table:table-cell office:value-type="float" office:value="35.8686140106724" calcext:value-type="float">
            <text:p>35,868614010672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7:34:00" calcext:value-type="date">
            <text:p>2019-06-08 07:34:00</text:p>
          </table:table-cell>
          <table:table-cell office:value-type="string" calcext:value-type="string">
            <text:p>Sylvia atricapilla</text:p>
          </table:table-cell>
          <table:table-cell office:value-type="float" office:value="109.951629101562" calcext:value-type="float">
            <text:p>109,9516291015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7:35:00" calcext:value-type="date">
            <text:p>2019-06-08 07:35:00</text:p>
          </table:table-cell>
          <table:table-cell office:value-type="string" calcext:value-type="string">
            <text:p>Turdus merula</text:p>
          </table:table-cell>
          <table:table-cell office:value-type="float" office:value="171.037338238097" calcext:value-type="float">
            <text:p>171,0373382380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7:37:00" calcext:value-type="date">
            <text:p>2019-06-08 07:37:00</text:p>
          </table:table-cell>
          <table:table-cell office:value-type="string" calcext:value-type="string">
            <text:p>Sylvia atricapilla</text:p>
          </table:table-cell>
          <table:table-cell office:value-type="float" office:value="87.1399209604263" calcext:value-type="float">
            <text:p>87,139920960426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7:38:00" calcext:value-type="date">
            <text:p>2019-06-08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9.5798036245413" calcext:value-type="float">
            <text:p>99,57980362454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141.97360737281" calcext:value-type="float">
            <text:p>141,973607372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57.4722876450469" calcext:value-type="float">
            <text:p>57,47228764504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9:06:00" calcext:value-type="date">
            <text:p>2019-06-08 09:06:00</text:p>
          </table:table-cell>
          <table:table-cell office:value-type="string" calcext:value-type="string">
            <text:p>Alauda arvensis</text:p>
          </table:table-cell>
          <table:table-cell office:value-type="float" office:value="76.6024330337348" calcext:value-type="float">
            <text:p>76,60243303373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9:07:00" calcext:value-type="date">
            <text:p>2019-06-08 09:07:00</text:p>
          </table:table-cell>
          <table:table-cell office:value-type="string" calcext:value-type="string">
            <text:p>Alauda arvensis</text:p>
          </table:table-cell>
          <table:table-cell office:value-type="float" office:value="227.415008618414" calcext:value-type="float">
            <text:p>227,4150086184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9:11:00" calcext:value-type="date">
            <text:p>2019-06-08 09:11:00</text:p>
          </table:table-cell>
          <table:table-cell office:value-type="string" calcext:value-type="string">
            <text:p>Turdus merula</text:p>
          </table:table-cell>
          <table:table-cell office:value-type="float" office:value="115.943127662193" calcext:value-type="float">
            <text:p>115,94312766219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9:28:00" calcext:value-type="date">
            <text:p>2019-06-08 09:28:00</text:p>
          </table:table-cell>
          <table:table-cell office:value-type="string" calcext:value-type="string">
            <text:p>Alauda arvensis</text:p>
          </table:table-cell>
          <table:table-cell office:value-type="float" office:value="36.2375603919243" calcext:value-type="float">
            <text:p>36,23756039192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9:30:00" calcext:value-type="date">
            <text:p>2019-06-08 09:30:00</text:p>
          </table:table-cell>
          <table:table-cell office:value-type="string" calcext:value-type="string">
            <text:p>Turdus merula</text:p>
          </table:table-cell>
          <table:table-cell office:value-type="float" office:value="131.890839628045" calcext:value-type="float">
            <text:p>131,8908396280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9:31:00" calcext:value-type="date">
            <text:p>2019-06-08 09:31:00</text:p>
          </table:table-cell>
          <table:table-cell office:value-type="string" calcext:value-type="string">
            <text:p>Sylvia atricapilla</text:p>
          </table:table-cell>
          <table:table-cell office:value-type="float" office:value="83.0924633268964" calcext:value-type="float">
            <text:p>83,09246332689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9:32:00" calcext:value-type="date">
            <text:p>2019-06-08 09:32:00</text:p>
          </table:table-cell>
          <table:table-cell office:value-type="string" calcext:value-type="string">
            <text:p>Alauda arvensis</text:p>
          </table:table-cell>
          <table:table-cell office:value-type="float" office:value="79.8209588513606" calcext:value-type="float">
            <text:p>79,82095885136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9:33:00" calcext:value-type="date">
            <text:p>2019-06-08 09:33:00</text:p>
          </table:table-cell>
          <table:table-cell office:value-type="string" calcext:value-type="string">
            <text:p>Turdus merula</text:p>
          </table:table-cell>
          <table:table-cell office:value-type="float" office:value="103.189312453513" calcext:value-type="float">
            <text:p>103,1893124535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8T07:16:00" calcext:value-type="date">
            <text:p>2019-06-08 07:16:00</text:p>
          </table:table-cell>
          <table:table-cell office:value-type="string" calcext:value-type="string">
            <text:p>Turdus merula</text:p>
          </table:table-cell>
          <table:table-cell office:value-type="float" office:value="29.9065400966744" calcext:value-type="float">
            <text:p>29,90654009667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6:33:00" calcext:value-type="date">
            <text:p>2019-05-26 06:33:00</text:p>
          </table:table-cell>
          <table:table-cell office:value-type="string" calcext:value-type="string">
            <text:p>Alauda arvensis</text:p>
          </table:table-cell>
          <table:table-cell office:value-type="float" office:value="64.8030090924468" calcext:value-type="float">
            <text:p>64,80300909244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6:33:00" calcext:value-type="date">
            <text:p>2019-05-26 06:33:00</text:p>
          </table:table-cell>
          <table:table-cell office:value-type="string" calcext:value-type="string">
            <text:p>Alauda arvensis</text:p>
          </table:table-cell>
          <table:table-cell office:value-type="float" office:value="50.3322170654364" calcext:value-type="float">
            <text:p>50,33221706543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6:37:00" calcext:value-type="date">
            <text:p>2019-05-26 06:37:00</text:p>
          </table:table-cell>
          <table:table-cell office:value-type="string" calcext:value-type="string">
            <text:p>Alauda arvensis</text:p>
          </table:table-cell>
          <table:table-cell office:value-type="float" office:value="60.7814872186907" calcext:value-type="float">
            <text:p>60,78148721869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6:40:00" calcext:value-type="date">
            <text:p>2019-05-26 06:40:00</text:p>
          </table:table-cell>
          <table:table-cell office:value-type="string" calcext:value-type="string">
            <text:p>Turdus merula</text:p>
          </table:table-cell>
          <table:table-cell office:value-type="float" office:value="44.9618995997698" calcext:value-type="float">
            <text:p>44,96189959976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6:40:00" calcext:value-type="date">
            <text:p>2019-05-26 06:40:00</text:p>
          </table:table-cell>
          <table:table-cell office:value-type="string" calcext:value-type="string">
            <text:p>Turdus merula</text:p>
          </table:table-cell>
          <table:table-cell office:value-type="float" office:value="44.9618995997698" calcext:value-type="float">
            <text:p>44,96189959976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6:42:00" calcext:value-type="date">
            <text:p>2019-05-26 06:42:00</text:p>
          </table:table-cell>
          <table:table-cell office:value-type="string" calcext:value-type="string">
            <text:p>Turdus merula</text:p>
          </table:table-cell>
          <table:table-cell office:value-type="float" office:value="128.803580746817" calcext:value-type="float">
            <text:p>128,8035807468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6:34:59.99" calcext:value-type="date">
            <text:p>2019-05-26 06:34:59</text:p>
          </table:table-cell>
          <table:table-cell office:value-type="string" calcext:value-type="string">
            <text:p>Turdus merula</text:p>
          </table:table-cell>
          <table:table-cell office:value-type="float" office:value="31.4282183706542" calcext:value-type="float">
            <text:p>31,42821837065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6:39:00" calcext:value-type="date">
            <text:p>2019-05-26 06:39:00</text:p>
          </table:table-cell>
          <table:table-cell office:value-type="string" calcext:value-type="string">
            <text:p>Alauda arvensis</text:p>
          </table:table-cell>
          <table:table-cell office:value-type="float" office:value="120.709852718638" calcext:value-type="float">
            <text:p>120,70985271863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24:00" calcext:value-type="date">
            <text:p>2019-05-26 07:24:00</text:p>
          </table:table-cell>
          <table:table-cell office:value-type="string" calcext:value-type="string">
            <text:p>Alauda arvensis</text:p>
          </table:table-cell>
          <table:table-cell office:value-type="float" office:value="158.343994260968" calcext:value-type="float">
            <text:p>158,3439942609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25:00" calcext:value-type="date">
            <text:p>2019-05-26 07:25:00</text:p>
          </table:table-cell>
          <table:table-cell office:value-type="string" calcext:value-type="string">
            <text:p>Alauda arvensis</text:p>
          </table:table-cell>
          <table:table-cell office:value-type="float" office:value="161.914529067489" calcext:value-type="float">
            <text:p>161,9145290674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26:00" calcext:value-type="date">
            <text:p>2019-05-26 07:26:00</text:p>
          </table:table-cell>
          <table:table-cell office:value-type="string" calcext:value-type="string">
            <text:p>Turdus merula</text:p>
          </table:table-cell>
          <table:table-cell office:value-type="float" office:value="219.327027519667" calcext:value-type="float">
            <text:p>219,32702751966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28:00" calcext:value-type="date">
            <text:p>2019-05-26 07:28:00</text:p>
          </table:table-cell>
          <table:table-cell office:value-type="string" calcext:value-type="string">
            <text:p>Sylvia atricapilla</text:p>
          </table:table-cell>
          <table:table-cell office:value-type="float" office:value="261.553033281239" calcext:value-type="float">
            <text:p>261,55303328123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28:00" calcext:value-type="date">
            <text:p>2019-05-26 07:28:00</text:p>
          </table:table-cell>
          <table:table-cell office:value-type="string" calcext:value-type="string">
            <text:p>Alauda arvensis</text:p>
          </table:table-cell>
          <table:table-cell office:value-type="float" office:value="199.912431732117" calcext:value-type="float">
            <text:p>199,9124317321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30:00" calcext:value-type="date">
            <text:p>2019-05-26 07:30:00</text:p>
          </table:table-cell>
          <table:table-cell office:value-type="string" calcext:value-type="string">
            <text:p>Sylvia atricapilla</text:p>
          </table:table-cell>
          <table:table-cell office:value-type="float" office:value="259.353948088643" calcext:value-type="float">
            <text:p>259,3539480886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49:00" calcext:value-type="date">
            <text:p>2019-05-26 07:49:00</text:p>
          </table:table-cell>
          <table:table-cell office:value-type="string" calcext:value-type="string">
            <text:p>Turdus merula</text:p>
          </table:table-cell>
          <table:table-cell office:value-type="float" office:value="87.8244352681025" calcext:value-type="float">
            <text:p>87,82443526810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52:00" calcext:value-type="date">
            <text:p>2019-05-26 07:52:00</text:p>
          </table:table-cell>
          <table:table-cell office:value-type="string" calcext:value-type="string">
            <text:p>Sylvia atricapilla</text:p>
          </table:table-cell>
          <table:table-cell office:value-type="float" office:value="366.984383223507" calcext:value-type="float">
            <text:p>366,9843832235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53:00" calcext:value-type="date">
            <text:p>2019-05-26 07:53:00</text:p>
          </table:table-cell>
          <table:table-cell office:value-type="string" calcext:value-type="string">
            <text:p>Alauda arvensis</text:p>
          </table:table-cell>
          <table:table-cell office:value-type="float" office:value="153.455693232528" calcext:value-type="float">
            <text:p>153,4556932325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54:00" calcext:value-type="date">
            <text:p>2019-05-26 07:54:00</text:p>
          </table:table-cell>
          <table:table-cell office:value-type="string" calcext:value-type="string">
            <text:p>Alauda arvensis</text:p>
          </table:table-cell>
          <table:table-cell office:value-type="float" office:value="132.616284024027" calcext:value-type="float">
            <text:p>132,6162840240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02:00" calcext:value-type="date">
            <text:p>2019-05-26 07:02:00</text:p>
          </table:table-cell>
          <table:table-cell office:value-type="string" calcext:value-type="string">
            <text:p>Sylvia atricapilla</text:p>
          </table:table-cell>
          <table:table-cell office:value-type="float" office:value="127.72292478656" calcext:value-type="float">
            <text:p>127,7229247865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03:00" calcext:value-type="date">
            <text:p>2019-05-26 07:03:00</text:p>
          </table:table-cell>
          <table:table-cell office:value-type="string" calcext:value-type="string">
            <text:p>Alauda arvensis</text:p>
          </table:table-cell>
          <table:table-cell office:value-type="float" office:value="87.0309007315132" calcext:value-type="float">
            <text:p>87,03090073151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04:00" calcext:value-type="date">
            <text:p>2019-05-26 07:04:00</text:p>
          </table:table-cell>
          <table:table-cell office:value-type="string" calcext:value-type="string">
            <text:p>Alauda arvensis</text:p>
          </table:table-cell>
          <table:table-cell office:value-type="float" office:value="24.4566543095746" calcext:value-type="float">
            <text:p>24,45665430957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05:00" calcext:value-type="date">
            <text:p>2019-05-26 07:05:00</text:p>
          </table:table-cell>
          <table:table-cell office:value-type="string" calcext:value-type="string">
            <text:p>Alauda arvensis</text:p>
          </table:table-cell>
          <table:table-cell office:value-type="float" office:value="122.109451088076" calcext:value-type="float">
            <text:p>122,1094510880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07:00" calcext:value-type="date">
            <text:p>2019-05-26 07:07:00</text:p>
          </table:table-cell>
          <table:table-cell office:value-type="string" calcext:value-type="string">
            <text:p>Turdus merula</text:p>
          </table:table-cell>
          <table:table-cell office:value-type="float" office:value="172.81663779251" calcext:value-type="float">
            <text:p>172,8166377925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10:00" calcext:value-type="date">
            <text:p>2019-05-26 07:10:00</text:p>
          </table:table-cell>
          <table:table-cell office:value-type="string" calcext:value-type="string">
            <text:p>Turdus merula</text:p>
          </table:table-cell>
          <table:table-cell office:value-type="float" office:value="126.041710608328" calcext:value-type="float">
            <text:p>126,0417106083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10:00" calcext:value-type="date">
            <text:p>2019-05-26 07:10:00</text:p>
          </table:table-cell>
          <table:table-cell office:value-type="string" calcext:value-type="string">
            <text:p>Turdus merula</text:p>
          </table:table-cell>
          <table:table-cell office:value-type="float" office:value="68.6868390701636" calcext:value-type="float">
            <text:p>68,68683907016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7:10:00" calcext:value-type="date">
            <text:p>2019-05-26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1.7463215766894" calcext:value-type="float">
            <text:p>71,74632157668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8:08:00" calcext:value-type="date">
            <text:p>2019-05-26 08:08:00</text:p>
          </table:table-cell>
          <table:table-cell office:value-type="string" calcext:value-type="string">
            <text:p>Turdus merula</text:p>
          </table:table-cell>
          <table:table-cell office:value-type="float" office:value="113.545259564074" calcext:value-type="float">
            <text:p>113,5452595640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8:10:00" calcext:value-type="date">
            <text:p>2019-05-26 08:10:00</text:p>
          </table:table-cell>
          <table:table-cell office:value-type="string" calcext:value-type="string">
            <text:p>Alauda arvensis</text:p>
          </table:table-cell>
          <table:table-cell office:value-type="float" office:value="97.523498029775" calcext:value-type="float">
            <text:p>97,5234980297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8:17:00" calcext:value-type="date">
            <text:p>2019-05-26 08:17:00</text:p>
          </table:table-cell>
          <table:table-cell office:value-type="string" calcext:value-type="string">
            <text:p>Sylvia atricapilla</text:p>
          </table:table-cell>
          <table:table-cell office:value-type="float" office:value="85.0910895736893" calcext:value-type="float">
            <text:p>85,091089573689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8:17:00" calcext:value-type="date">
            <text:p>2019-05-26 08:17:00</text:p>
          </table:table-cell>
          <table:table-cell office:value-type="string" calcext:value-type="string">
            <text:p>Alauda arvensis</text:p>
          </table:table-cell>
          <table:table-cell office:value-type="float" office:value="123.176710729404" calcext:value-type="float">
            <text:p>123,1767107294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8:34:00" calcext:value-type="date">
            <text:p>2019-05-26 08:34:00</text:p>
          </table:table-cell>
          <table:table-cell office:value-type="string" calcext:value-type="string">
            <text:p>Turdus merula</text:p>
          </table:table-cell>
          <table:table-cell office:value-type="float" office:value="88.8073900347208" calcext:value-type="float">
            <text:p>88,807390034720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8:35:00" calcext:value-type="date">
            <text:p>2019-05-26 08:35:00</text:p>
          </table:table-cell>
          <table:table-cell office:value-type="string" calcext:value-type="string">
            <text:p>Turdus merula</text:p>
          </table:table-cell>
          <table:table-cell office:value-type="float" office:value="67.7557596345001" calcext:value-type="float">
            <text:p>67,75575963450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8:39:00" calcext:value-type="date">
            <text:p>2019-05-26 08:39:00</text:p>
          </table:table-cell>
          <table:table-cell office:value-type="string" calcext:value-type="string">
            <text:p>Alauda arvensis</text:p>
          </table:table-cell>
          <table:table-cell office:value-type="float" office:value="40.0200629590777" calcext:value-type="float">
            <text:p>40,02006295907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8:40:00" calcext:value-type="date">
            <text:p>2019-05-26 08:40:00</text:p>
          </table:table-cell>
          <table:table-cell office:value-type="string" calcext:value-type="string">
            <text:p>Turdus merula</text:p>
          </table:table-cell>
          <table:table-cell office:value-type="float" office:value="86.0061402592512" calcext:value-type="float">
            <text:p>86,00614025925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6T08:41:00" calcext:value-type="date">
            <text:p>2019-05-26 08:41:00</text:p>
          </table:table-cell>
          <table:table-cell office:value-type="string" calcext:value-type="string">
            <text:p>Turdus merula</text:p>
          </table:table-cell>
          <table:table-cell office:value-type="float" office:value="36.0866660948236" calcext:value-type="float">
            <text:p>36,08666609482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6:44:00" calcext:value-type="date">
            <text:p>2019-06-01 06:44:00</text:p>
          </table:table-cell>
          <table:table-cell office:value-type="string" calcext:value-type="string">
            <text:p>Alauda arvensis</text:p>
          </table:table-cell>
          <table:table-cell office:value-type="float" office:value="112.037504333786" calcext:value-type="float">
            <text:p>112,0375043337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6:44:00" calcext:value-type="date">
            <text:p>2019-06-01 06:44:00</text:p>
          </table:table-cell>
          <table:table-cell office:value-type="string" calcext:value-type="string">
            <text:p>Alauda arvensis</text:p>
          </table:table-cell>
          <table:table-cell office:value-type="float" office:value="112.037504333786" calcext:value-type="float">
            <text:p>112,0375043337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6:45:00" calcext:value-type="date">
            <text:p>2019-06-01 06:45:00</text:p>
          </table:table-cell>
          <table:table-cell office:value-type="string" calcext:value-type="string">
            <text:p>Turdus merula</text:p>
          </table:table-cell>
          <table:table-cell office:value-type="float" office:value="115.496132570125" calcext:value-type="float">
            <text:p>115,4961325701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6:47:00" calcext:value-type="date">
            <text:p>2019-06-01 06:47:00</text:p>
          </table:table-cell>
          <table:table-cell office:value-type="string" calcext:value-type="string">
            <text:p>Alauda arvensis</text:p>
          </table:table-cell>
          <table:table-cell office:value-type="float" office:value="187.860060322443" calcext:value-type="float">
            <text:p>187,8600603224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6:47:00" calcext:value-type="date">
            <text:p>2019-06-01 06:47:00</text:p>
          </table:table-cell>
          <table:table-cell office:value-type="string" calcext:value-type="string">
            <text:p>Sylvia atricapilla</text:p>
          </table:table-cell>
          <table:table-cell office:value-type="float" office:value="184.669138393749" calcext:value-type="float">
            <text:p>184,6691383937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00:00" calcext:value-type="date">
            <text:p>2019-06-0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90.5071157462212" calcext:value-type="float">
            <text:p>90,50711574622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00:00" calcext:value-type="date">
            <text:p>2019-06-01 07:00:00</text:p>
          </table:table-cell>
          <table:table-cell office:value-type="string" calcext:value-type="string">
            <text:p>Alauda arvensis</text:p>
          </table:table-cell>
          <table:table-cell office:value-type="float" office:value="91.8258747436827" calcext:value-type="float">
            <text:p>91,82587474368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03:00" calcext:value-type="date">
            <text:p>2019-06-01 07:03:00</text:p>
          </table:table-cell>
          <table:table-cell office:value-type="string" calcext:value-type="string">
            <text:p>Turdus merula</text:p>
          </table:table-cell>
          <table:table-cell office:value-type="float" office:value="129.485041552095" calcext:value-type="float">
            <text:p>129,48504155209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03:00" calcext:value-type="date">
            <text:p>2019-06-01 07:03:00</text:p>
          </table:table-cell>
          <table:table-cell office:value-type="string" calcext:value-type="string">
            <text:p>Alauda arvensis</text:p>
          </table:table-cell>
          <table:table-cell office:value-type="float" office:value="172.662084752474" calcext:value-type="float">
            <text:p>172,6620847524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08:00" calcext:value-type="date">
            <text:p>2019-06-01 07:08:00</text:p>
          </table:table-cell>
          <table:table-cell office:value-type="string" calcext:value-type="string">
            <text:p>Turdus merula</text:p>
          </table:table-cell>
          <table:table-cell office:value-type="float" office:value="179.609558218571" calcext:value-type="float">
            <text:p>179,6095582185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41:00" calcext:value-type="date">
            <text:p>2019-06-01 07:41:00</text:p>
          </table:table-cell>
          <table:table-cell office:value-type="string" calcext:value-type="string">
            <text:p>Turdus merula</text:p>
          </table:table-cell>
          <table:table-cell office:value-type="float" office:value="102.517120064404" calcext:value-type="float">
            <text:p>102,5171200644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46:00" calcext:value-type="date">
            <text:p>2019-06-0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93.9549633110319" calcext:value-type="float">
            <text:p>93,95496331103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8:07:00" calcext:value-type="date">
            <text:p>2019-06-01 08:07:00</text:p>
          </table:table-cell>
          <table:table-cell office:value-type="string" calcext:value-type="string">
            <text:p>Sylvia atricapilla</text:p>
          </table:table-cell>
          <table:table-cell office:value-type="float" office:value="90.746217255329" calcext:value-type="float">
            <text:p>90,7462172553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8:09:00" calcext:value-type="date">
            <text:p>2019-06-01 08:09:00</text:p>
          </table:table-cell>
          <table:table-cell office:value-type="string" calcext:value-type="string">
            <text:p>Alauda arvensis</text:p>
          </table:table-cell>
          <table:table-cell office:value-type="float" office:value="71.7660138101057" calcext:value-type="float">
            <text:p>71,766013810105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8:16:00" calcext:value-type="date">
            <text:p>2019-06-01 08:16:00</text:p>
          </table:table-cell>
          <table:table-cell office:value-type="string" calcext:value-type="string">
            <text:p>Alauda arvensis</text:p>
          </table:table-cell>
          <table:table-cell office:value-type="float" office:value="110.41218885765" calcext:value-type="float">
            <text:p>110,412188857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8:32:00" calcext:value-type="date">
            <text:p>2019-06-01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38.803462350616" calcext:value-type="float">
            <text:p>138,8034623506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8:35:00" calcext:value-type="date">
            <text:p>2019-06-01 08:35:00</text:p>
          </table:table-cell>
          <table:table-cell office:value-type="string" calcext:value-type="string">
            <text:p>Sylvia atricapilla</text:p>
          </table:table-cell>
          <table:table-cell office:value-type="float" office:value="82.7403148152994" calcext:value-type="float">
            <text:p>82,74031481529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8:36:00" calcext:value-type="date">
            <text:p>2019-06-01 08:36:00</text:p>
          </table:table-cell>
          <table:table-cell office:value-type="string" calcext:value-type="string">
            <text:p>Turdus merula</text:p>
          </table:table-cell>
          <table:table-cell office:value-type="float" office:value="108.323656467374" calcext:value-type="float">
            <text:p>108,3236564673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8:37:00" calcext:value-type="date">
            <text:p>2019-06-01 08:37:00</text:p>
          </table:table-cell>
          <table:table-cell office:value-type="string" calcext:value-type="string">
            <text:p>Alauda arvensis</text:p>
          </table:table-cell>
          <table:table-cell office:value-type="float" office:value="55.1090853810248" calcext:value-type="float">
            <text:p>55,10908538102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8:38:00" calcext:value-type="date">
            <text:p>2019-06-01 08:38:00</text:p>
          </table:table-cell>
          <table:table-cell office:value-type="string" calcext:value-type="string">
            <text:p>Turdus merula</text:p>
          </table:table-cell>
          <table:table-cell office:value-type="float" office:value="76.248264190042" calcext:value-type="float">
            <text:p>76,2482641900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48:00" calcext:value-type="date">
            <text:p>2019-05-28 06:48:00</text:p>
          </table:table-cell>
          <table:table-cell office:value-type="string" calcext:value-type="string">
            <text:p>Sylvia atricapilla</text:p>
          </table:table-cell>
          <table:table-cell office:value-type="float" office:value="86.9074639198327" calcext:value-type="float">
            <text:p>86,90746391983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1.3271692988391" calcext:value-type="float">
            <text:p>21,32716929883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33.22366353155" calcext:value-type="float">
            <text:p>233,223663531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117.139516626397" calcext:value-type="float">
            <text:p>117,1395166263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50:00" calcext:value-type="date">
            <text:p>2019-05-28 06:50:00</text:p>
          </table:table-cell>
          <table:table-cell office:value-type="string" calcext:value-type="string">
            <text:p>Sylvia atricapilla</text:p>
          </table:table-cell>
          <table:table-cell office:value-type="float" office:value="63.4434683646557" calcext:value-type="float">
            <text:p>63,443468364655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50:00" calcext:value-type="date">
            <text:p>2019-05-28 06:50:00</text:p>
          </table:table-cell>
          <table:table-cell office:value-type="string" calcext:value-type="string">
            <text:p>Turdus merula</text:p>
          </table:table-cell>
          <table:table-cell office:value-type="float" office:value="180.986271943655" calcext:value-type="float">
            <text:p>180,9862719436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51:00" calcext:value-type="date">
            <text:p>2019-05-28 06:51:00</text:p>
          </table:table-cell>
          <table:table-cell office:value-type="string" calcext:value-type="string">
            <text:p>Turdus merula</text:p>
          </table:table-cell>
          <table:table-cell office:value-type="float" office:value="325.656765628168" calcext:value-type="float">
            <text:p>325,6567656281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52:00" calcext:value-type="date">
            <text:p>2019-05-28 06:52:00</text:p>
          </table:table-cell>
          <table:table-cell office:value-type="string" calcext:value-type="string">
            <text:p>Sylvia atricapilla</text:p>
          </table:table-cell>
          <table:table-cell office:value-type="float" office:value="19.1240877834543" calcext:value-type="float">
            <text:p>19,12408778345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52:00" calcext:value-type="date">
            <text:p>2019-05-28 06:52:00</text:p>
          </table:table-cell>
          <table:table-cell office:value-type="string" calcext:value-type="string">
            <text:p>Sylvia atricapilla</text:p>
          </table:table-cell>
          <table:table-cell office:value-type="float" office:value="91.0421954657071" calcext:value-type="float">
            <text:p>91,04219546570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6:56:00" calcext:value-type="date">
            <text:p>2019-05-28 06:56:00</text:p>
          </table:table-cell>
          <table:table-cell office:value-type="string" calcext:value-type="string">
            <text:p>Sylvia atricapilla</text:p>
          </table:table-cell>
          <table:table-cell office:value-type="float" office:value="68.1625969124183" calcext:value-type="float">
            <text:p>68,162596912418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05:00" calcext:value-type="date">
            <text:p>2019-05-28 07:05:00</text:p>
          </table:table-cell>
          <table:table-cell office:value-type="string" calcext:value-type="string">
            <text:p>Sylvia atricapilla</text:p>
          </table:table-cell>
          <table:table-cell office:value-type="float" office:value="71.1698565252967" calcext:value-type="float">
            <text:p>71,169856525296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07:00" calcext:value-type="date">
            <text:p>2019-05-28 07:07:00</text:p>
          </table:table-cell>
          <table:table-cell office:value-type="string" calcext:value-type="string">
            <text:p>Turdus merula</text:p>
          </table:table-cell>
          <table:table-cell office:value-type="float" office:value="182.913017518651" calcext:value-type="float">
            <text:p>182,91301751865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08:00" calcext:value-type="date">
            <text:p>2019-05-28 07:08:00</text:p>
          </table:table-cell>
          <table:table-cell office:value-type="string" calcext:value-type="string">
            <text:p>Turdus merula</text:p>
          </table:table-cell>
          <table:table-cell office:value-type="float" office:value="220.373234386702" calcext:value-type="float">
            <text:p>220,3732343867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23:00" calcext:value-type="date">
            <text:p>2019-05-28 07:23:00</text:p>
          </table:table-cell>
          <table:table-cell office:value-type="string" calcext:value-type="string">
            <text:p>Turdus merula</text:p>
          </table:table-cell>
          <table:table-cell office:value-type="float" office:value="149.167329758541" calcext:value-type="float">
            <text:p>149,1673297585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23:00" calcext:value-type="date">
            <text:p>2019-05-28 07:23:00</text:p>
          </table:table-cell>
          <table:table-cell office:value-type="string" calcext:value-type="string">
            <text:p>Sylvia atricapilla</text:p>
          </table:table-cell>
          <table:table-cell office:value-type="float" office:value="86.9291169462373" calcext:value-type="float">
            <text:p>86,92911694623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58:00" calcext:value-type="date">
            <text:p>2019-05-28 07:58:00</text:p>
          </table:table-cell>
          <table:table-cell office:value-type="string" calcext:value-type="string">
            <text:p>Turdus merula</text:p>
          </table:table-cell>
          <table:table-cell office:value-type="float" office:value="55.0466745030845" calcext:value-type="float">
            <text:p>55,04667450308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28:00" calcext:value-type="date">
            <text:p>2019-05-28 07:28:00</text:p>
          </table:table-cell>
          <table:table-cell office:value-type="string" calcext:value-type="string">
            <text:p>Turdus merula</text:p>
          </table:table-cell>
          <table:table-cell office:value-type="float" office:value="374.74840180782" calcext:value-type="float">
            <text:p>374,748401807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47:00" calcext:value-type="date">
            <text:p>2019-05-28 07:47:00</text:p>
          </table:table-cell>
          <table:table-cell office:value-type="string" calcext:value-type="string">
            <text:p>Turdus merula</text:p>
          </table:table-cell>
          <table:table-cell office:value-type="float" office:value="227.952048430532" calcext:value-type="float">
            <text:p>227,9520484305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48:00" calcext:value-type="date">
            <text:p>2019-05-28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11.689528931598" calcext:value-type="float">
            <text:p>111,6895289315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13:00" calcext:value-type="date">
            <text:p>2019-05-28 07:13:00</text:p>
          </table:table-cell>
          <table:table-cell office:value-type="string" calcext:value-type="string">
            <text:p>Sylvia atricapilla</text:p>
          </table:table-cell>
          <table:table-cell office:value-type="float" office:value="116.341139357354" calcext:value-type="float">
            <text:p>116,3411393573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2:00" calcext:value-type="date">
            <text:p>2019-05-28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77.256970936467" calcext:value-type="float">
            <text:p>177,25697093646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3:00" calcext:value-type="date">
            <text:p>2019-05-28 08:23:00</text:p>
          </table:table-cell>
          <table:table-cell office:value-type="string" calcext:value-type="string">
            <text:p>Sylvia atricapilla</text:p>
          </table:table-cell>
          <table:table-cell office:value-type="float" office:value="135.63081332074" calcext:value-type="float">
            <text:p>135,630813320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4:00" calcext:value-type="date">
            <text:p>2019-05-28 08:24:00</text:p>
          </table:table-cell>
          <table:table-cell office:value-type="string" calcext:value-type="string">
            <text:p>Turdus merula</text:p>
          </table:table-cell>
          <table:table-cell office:value-type="float" office:value="77.5937352289222" calcext:value-type="float">
            <text:p>77,59373522892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4:00" calcext:value-type="date">
            <text:p>2019-05-28 08:24:00</text:p>
          </table:table-cell>
          <table:table-cell office:value-type="string" calcext:value-type="string">
            <text:p>Alauda arvensis</text:p>
          </table:table-cell>
          <table:table-cell office:value-type="float" office:value="183.545470837355" calcext:value-type="float">
            <text:p>183,5454708373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5:00" calcext:value-type="date">
            <text:p>2019-05-28 08:25:00</text:p>
          </table:table-cell>
          <table:table-cell office:value-type="string" calcext:value-type="string">
            <text:p>Sylvia atricapilla</text:p>
          </table:table-cell>
          <table:table-cell office:value-type="float" office:value="111.95899451544" calcext:value-type="float">
            <text:p>111,958994515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5:00" calcext:value-type="date">
            <text:p>2019-05-28 08:25:00</text:p>
          </table:table-cell>
          <table:table-cell office:value-type="string" calcext:value-type="string">
            <text:p>Alauda arvensis</text:p>
          </table:table-cell>
          <table:table-cell office:value-type="float" office:value="278.846125668744" calcext:value-type="float">
            <text:p>278,8461256687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5:00" calcext:value-type="date">
            <text:p>2019-05-28 08:25:00</text:p>
          </table:table-cell>
          <table:table-cell office:value-type="string" calcext:value-type="string">
            <text:p>Alauda arvensis</text:p>
          </table:table-cell>
          <table:table-cell office:value-type="float" office:value="54.8947213590753" calcext:value-type="float">
            <text:p>54,894721359075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45:00" calcext:value-type="date">
            <text:p>2019-05-28 07:45:00</text:p>
          </table:table-cell>
          <table:table-cell office:value-type="string" calcext:value-type="string">
            <text:p>Alauda arvensis</text:p>
          </table:table-cell>
          <table:table-cell office:value-type="float" office:value="194.048109570641" calcext:value-type="float">
            <text:p>194,0481095706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01:00" calcext:value-type="date">
            <text:p>2019-05-28 08:01:00</text:p>
          </table:table-cell>
          <table:table-cell office:value-type="string" calcext:value-type="string">
            <text:p>Turdus merula</text:p>
          </table:table-cell>
          <table:table-cell office:value-type="float" office:value="390.279334935296" calcext:value-type="float">
            <text:p>390,2793349352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01:00" calcext:value-type="date">
            <text:p>2019-05-28 08:01:00</text:p>
          </table:table-cell>
          <table:table-cell office:value-type="string" calcext:value-type="string">
            <text:p>Sylvia atricapilla</text:p>
          </table:table-cell>
          <table:table-cell office:value-type="float" office:value="114.044346072595" calcext:value-type="float">
            <text:p>114,04434607259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02:00" calcext:value-type="date">
            <text:p>2019-05-28 08:02:00</text:p>
          </table:table-cell>
          <table:table-cell office:value-type="string" calcext:value-type="string">
            <text:p>Alauda arvensis</text:p>
          </table:table-cell>
          <table:table-cell office:value-type="float" office:value="63.825323121981" calcext:value-type="float">
            <text:p>63,8253231219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03:00" calcext:value-type="date">
            <text:p>2019-05-28 08:03:00</text:p>
          </table:table-cell>
          <table:table-cell office:value-type="string" calcext:value-type="string">
            <text:p>Alauda arvensis</text:p>
          </table:table-cell>
          <table:table-cell office:value-type="float" office:value="212.611976784184" calcext:value-type="float">
            <text:p>212,6119767841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04:00" calcext:value-type="date">
            <text:p>2019-05-28 08:04:00</text:p>
          </table:table-cell>
          <table:table-cell office:value-type="string" calcext:value-type="string">
            <text:p>Sylvia atricapilla</text:p>
          </table:table-cell>
          <table:table-cell office:value-type="float" office:value="200.770114550447" calcext:value-type="float">
            <text:p>200,77011455044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5.999853708534" calcext:value-type="float">
            <text:p>175,9998537085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0.847887795215" calcext:value-type="float">
            <text:p>170,84788779521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87.273530537381" calcext:value-type="float">
            <text:p>187,2735305373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93.324813426341" calcext:value-type="float">
            <text:p>193,3248134263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42:00" calcext:value-type="date">
            <text:p>2019-05-28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5.3867034165114" calcext:value-type="float">
            <text:p>55,38670341651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7:41:00" calcext:value-type="date">
            <text:p>2019-05-28 07:41:00</text:p>
          </table:table-cell>
          <table:table-cell office:value-type="string" calcext:value-type="string">
            <text:p>Sylvia atricapilla</text:p>
          </table:table-cell>
          <table:table-cell office:value-type="float" office:value="99.9302117426991" calcext:value-type="float">
            <text:p>99,93021174269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64.4737136060858" calcext:value-type="float">
            <text:p>64,47371360608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52.602983639721" calcext:value-type="float">
            <text:p>52,6029836397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87.9658458755123" calcext:value-type="float">
            <text:p>87,965845875512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9:00:00" calcext:value-type="date">
            <text:p>2019-05-28 09:00:00</text:p>
          </table:table-cell>
          <table:table-cell office:value-type="string" calcext:value-type="string">
            <text:p>Sylvia atricapilla</text:p>
          </table:table-cell>
          <table:table-cell office:value-type="float" office:value="104.487531304497" calcext:value-type="float">
            <text:p>104,4875313044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9:05:00" calcext:value-type="date">
            <text:p>2019-05-28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10.541326606429" calcext:value-type="float">
            <text:p>110,5413266064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9:06:00" calcext:value-type="date">
            <text:p>2019-05-28 09:06:00</text:p>
          </table:table-cell>
          <table:table-cell office:value-type="string" calcext:value-type="string">
            <text:p>Turdus merula</text:p>
          </table:table-cell>
          <table:table-cell office:value-type="float" office:value="53.892450002457" calcext:value-type="float">
            <text:p>53,89245000245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9:07:00" calcext:value-type="date">
            <text:p>2019-05-28 09:07:00</text:p>
          </table:table-cell>
          <table:table-cell office:value-type="string" calcext:value-type="string">
            <text:p>Turdus merula</text:p>
          </table:table-cell>
          <table:table-cell office:value-type="float" office:value="129.031232442239" calcext:value-type="float">
            <text:p>129,03123244223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5:00" calcext:value-type="date">
            <text:p>2019-05-28 08:25:00</text:p>
          </table:table-cell>
          <table:table-cell office:value-type="string" calcext:value-type="string">
            <text:p>Turdus merula</text:p>
          </table:table-cell>
          <table:table-cell office:value-type="float" office:value="223.049619956881" calcext:value-type="float">
            <text:p>223,0496199568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6:00" calcext:value-type="date">
            <text:p>2019-05-28 08:26:00</text:p>
          </table:table-cell>
          <table:table-cell office:value-type="string" calcext:value-type="string">
            <text:p>Turdus merula</text:p>
          </table:table-cell>
          <table:table-cell office:value-type="float" office:value="132.536499887377" calcext:value-type="float">
            <text:p>132,5364998873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7:00" calcext:value-type="date">
            <text:p>2019-05-28 08:27:00</text:p>
          </table:table-cell>
          <table:table-cell office:value-type="string" calcext:value-type="string">
            <text:p>Sylvia atricapilla</text:p>
          </table:table-cell>
          <table:table-cell office:value-type="float" office:value="242.146655918217" calcext:value-type="float">
            <text:p>242,1466559182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28:00" calcext:value-type="date">
            <text:p>2019-05-28 08:28:00</text:p>
          </table:table-cell>
          <table:table-cell office:value-type="string" calcext:value-type="string">
            <text:p>Sylvia atricapilla</text:p>
          </table:table-cell>
          <table:table-cell office:value-type="float" office:value="125.049097720932" calcext:value-type="float">
            <text:p>125,0490977209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31:00" calcext:value-type="date">
            <text:p>2019-05-28 08:31:00</text:p>
          </table:table-cell>
          <table:table-cell office:value-type="string" calcext:value-type="string">
            <text:p>Alauda arvensis</text:p>
          </table:table-cell>
          <table:table-cell office:value-type="float" office:value="323.01277239672" calcext:value-type="float">
            <text:p>323,012772396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32:00" calcext:value-type="date">
            <text:p>2019-05-28 08:32:00</text:p>
          </table:table-cell>
          <table:table-cell office:value-type="string" calcext:value-type="string">
            <text:p>Turdus merula</text:p>
          </table:table-cell>
          <table:table-cell office:value-type="float" office:value="289.483810148956" calcext:value-type="float">
            <text:p>289,48381014895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57:00" calcext:value-type="date">
            <text:p>2019-05-28 08:57:00</text:p>
          </table:table-cell>
          <table:table-cell office:value-type="string" calcext:value-type="string">
            <text:p>Turdus merula</text:p>
          </table:table-cell>
          <table:table-cell office:value-type="float" office:value="146.356501685337" calcext:value-type="float">
            <text:p>146,3565016853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93.8889046216105" calcext:value-type="float">
            <text:p>93,88890462161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43:00" calcext:value-type="date">
            <text:p>2019-05-28 08:43:00</text:p>
          </table:table-cell>
          <table:table-cell office:value-type="string" calcext:value-type="string">
            <text:p>Turdus merula</text:p>
          </table:table-cell>
          <table:table-cell office:value-type="float" office:value="173.910759451117" calcext:value-type="float">
            <text:p>173,9107594511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45:00" calcext:value-type="date">
            <text:p>2019-05-28 08:45:00</text:p>
          </table:table-cell>
          <table:table-cell office:value-type="string" calcext:value-type="string">
            <text:p>Turdus merula</text:p>
          </table:table-cell>
          <table:table-cell office:value-type="float" office:value="90.9118021067527" calcext:value-type="float">
            <text:p>90,91180210675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46:00" calcext:value-type="date">
            <text:p>2019-05-28 08:46:00</text:p>
          </table:table-cell>
          <table:table-cell office:value-type="string" calcext:value-type="string">
            <text:p>Sylvia atricapilla</text:p>
          </table:table-cell>
          <table:table-cell office:value-type="float" office:value="148.706106614272" calcext:value-type="float">
            <text:p>148,7061066142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46:00" calcext:value-type="date">
            <text:p>2019-05-28 08:46:00</text:p>
          </table:table-cell>
          <table:table-cell office:value-type="string" calcext:value-type="string">
            <text:p>Sylvia atricapilla</text:p>
          </table:table-cell>
          <table:table-cell office:value-type="float" office:value="249.842515918773" calcext:value-type="float">
            <text:p>249,8425159187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47:00" calcext:value-type="date">
            <text:p>2019-05-28 08:47:00</text:p>
          </table:table-cell>
          <table:table-cell office:value-type="string" calcext:value-type="string">
            <text:p>Turdus merula</text:p>
          </table:table-cell>
          <table:table-cell office:value-type="float" office:value="327.318037750912" calcext:value-type="float">
            <text:p>327,3180377509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8T08:47:00" calcext:value-type="date">
            <text:p>2019-05-28 08:47:00</text:p>
          </table:table-cell>
          <table:table-cell office:value-type="string" calcext:value-type="string">
            <text:p>Sylvia atricapilla</text:p>
          </table:table-cell>
          <table:table-cell office:value-type="float" office:value="115.648343142872" calcext:value-type="float">
            <text:p>115,6483431428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09:00" calcext:value-type="date">
            <text:p>2019-05-29 07:09:00</text:p>
          </table:table-cell>
          <table:table-cell office:value-type="string" calcext:value-type="string">
            <text:p>Turdus merula</text:p>
          </table:table-cell>
          <table:table-cell office:value-type="float" office:value="25.5634769348645" calcext:value-type="float">
            <text:p>25,56347693486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12:00" calcext:value-type="date">
            <text:p>2019-05-29 07:12:00</text:p>
          </table:table-cell>
          <table:table-cell office:value-type="string" calcext:value-type="string">
            <text:p>Alauda arvensis</text:p>
          </table:table-cell>
          <table:table-cell office:value-type="float" office:value="63.0797190574415" calcext:value-type="float">
            <text:p>63,079719057441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12:00" calcext:value-type="date">
            <text:p>2019-05-29 07:12:00</text:p>
          </table:table-cell>
          <table:table-cell office:value-type="string" calcext:value-type="string">
            <text:p>Alauda arvensis</text:p>
          </table:table-cell>
          <table:table-cell office:value-type="float" office:value="311.95073418569" calcext:value-type="float">
            <text:p>311,950734185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12:00" calcext:value-type="date">
            <text:p>2019-05-29 07:12:00</text:p>
          </table:table-cell>
          <table:table-cell office:value-type="string" calcext:value-type="string">
            <text:p>Turdus merula</text:p>
          </table:table-cell>
          <table:table-cell office:value-type="float" office:value="194.317140755548" calcext:value-type="float">
            <text:p>194,3171407555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6:50:00" calcext:value-type="date">
            <text:p>2019-05-29 06:50:00</text:p>
          </table:table-cell>
          <table:table-cell office:value-type="string" calcext:value-type="string">
            <text:p>Sylvia atricapilla</text:p>
          </table:table-cell>
          <table:table-cell office:value-type="float" office:value="85.5936243170301" calcext:value-type="float">
            <text:p>85,59362431703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6:53:00" calcext:value-type="date">
            <text:p>2019-05-29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02.34309877716" calcext:value-type="float">
            <text:p>102,343098777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6:55:00" calcext:value-type="date">
            <text:p>2019-05-29 06:55:00</text:p>
          </table:table-cell>
          <table:table-cell office:value-type="string" calcext:value-type="string">
            <text:p>Sylvia atricapilla</text:p>
          </table:table-cell>
          <table:table-cell office:value-type="float" office:value="137.398095333549" calcext:value-type="float">
            <text:p>137,3980953335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6:55:00" calcext:value-type="date">
            <text:p>2019-05-29 06:55:00</text:p>
          </table:table-cell>
          <table:table-cell office:value-type="string" calcext:value-type="string">
            <text:p>Sylvia atricapilla</text:p>
          </table:table-cell>
          <table:table-cell office:value-type="float" office:value="97.6515710964477" calcext:value-type="float">
            <text:p>97,65157109644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6:55:00" calcext:value-type="date">
            <text:p>2019-05-29 06:55:00</text:p>
          </table:table-cell>
          <table:table-cell office:value-type="string" calcext:value-type="string">
            <text:p>Turdus merula</text:p>
          </table:table-cell>
          <table:table-cell office:value-type="float" office:value="61.589731899875" calcext:value-type="float">
            <text:p>61,5897318998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55.8333099738697" calcext:value-type="float">
            <text:p>55,83330997386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40.8143185796284" calcext:value-type="float">
            <text:p>40,81431857962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79.5170246776122" calcext:value-type="float">
            <text:p>79,51702467761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47.4777641048659" calcext:value-type="float">
            <text:p>47,47776410486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46:00" calcext:value-type="date">
            <text:p>2019-05-29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7.95064978336" calcext:value-type="float">
            <text:p>87,950649783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48:00" calcext:value-type="date">
            <text:p>2019-05-29 07:48:00</text:p>
          </table:table-cell>
          <table:table-cell office:value-type="string" calcext:value-type="string">
            <text:p>Sylvia atricapilla</text:p>
          </table:table-cell>
          <table:table-cell office:value-type="float" office:value="85.7327817080214" calcext:value-type="float">
            <text:p>85,73278170802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49:00" calcext:value-type="date">
            <text:p>2019-05-29 07:49:00</text:p>
          </table:table-cell>
          <table:table-cell office:value-type="string" calcext:value-type="string">
            <text:p>Turdus merula</text:p>
          </table:table-cell>
          <table:table-cell office:value-type="float" office:value="16.4078935230062" calcext:value-type="float">
            <text:p>16,40789352300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02:00" calcext:value-type="date">
            <text:p>2019-05-29 08:02:00</text:p>
          </table:table-cell>
          <table:table-cell office:value-type="string" calcext:value-type="string">
            <text:p>Turdus merula</text:p>
          </table:table-cell>
          <table:table-cell office:value-type="float" office:value="194.672578642924" calcext:value-type="float">
            <text:p>194,67257864292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03:00" calcext:value-type="date">
            <text:p>2019-05-29 08:03:00</text:p>
          </table:table-cell>
          <table:table-cell office:value-type="string" calcext:value-type="string">
            <text:p>Turdus merula</text:p>
          </table:table-cell>
          <table:table-cell office:value-type="float" office:value="271.842808075572" calcext:value-type="float">
            <text:p>271,8428080755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21:00" calcext:value-type="date">
            <text:p>2019-05-29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0.1202123574848" calcext:value-type="float">
            <text:p>80,12021235748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23:00" calcext:value-type="date">
            <text:p>2019-05-29 08:23:00</text:p>
          </table:table-cell>
          <table:table-cell office:value-type="string" calcext:value-type="string">
            <text:p>Sylvia atricapilla</text:p>
          </table:table-cell>
          <table:table-cell office:value-type="float" office:value="75.3883765682289" calcext:value-type="float">
            <text:p>75,38837656822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39:00" calcext:value-type="date">
            <text:p>2019-05-29 08:39:00</text:p>
          </table:table-cell>
          <table:table-cell office:value-type="string" calcext:value-type="string">
            <text:p>Alauda arvensis</text:p>
          </table:table-cell>
          <table:table-cell office:value-type="float" office:value="128.568375809513" calcext:value-type="float">
            <text:p>128,5683758095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43:00" calcext:value-type="date">
            <text:p>2019-05-29 08:43:00</text:p>
          </table:table-cell>
          <table:table-cell office:value-type="string" calcext:value-type="string">
            <text:p>Turdus merula</text:p>
          </table:table-cell>
          <table:table-cell office:value-type="float" office:value="176.523782678208" calcext:value-type="float">
            <text:p>176,52378267820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44:00" calcext:value-type="date">
            <text:p>2019-05-29 08:44:00</text:p>
          </table:table-cell>
          <table:table-cell office:value-type="string" calcext:value-type="string">
            <text:p>Turdus merula</text:p>
          </table:table-cell>
          <table:table-cell office:value-type="float" office:value="91.123399150572" calcext:value-type="float">
            <text:p>91,1233991505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50:00" calcext:value-type="date">
            <text:p>2019-05-29 08:50:00</text:p>
          </table:table-cell>
          <table:table-cell office:value-type="string" calcext:value-type="string">
            <text:p>Alauda arvensis</text:p>
          </table:table-cell>
          <table:table-cell office:value-type="float" office:value="68.1159552325355" calcext:value-type="float">
            <text:p>68,11595523253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51:00" calcext:value-type="date">
            <text:p>2019-05-29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47.723216799237" calcext:value-type="float">
            <text:p>147,7232167992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52:00" calcext:value-type="date">
            <text:p>2019-05-29 08:52:00</text:p>
          </table:table-cell>
          <table:table-cell office:value-type="string" calcext:value-type="string">
            <text:p>Sylvia atricapilla</text:p>
          </table:table-cell>
          <table:table-cell office:value-type="float" office:value="234.1634672416" calcext:value-type="float">
            <text:p>234,16346724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53:00" calcext:value-type="date">
            <text:p>2019-05-29 08:53:00</text:p>
          </table:table-cell>
          <table:table-cell office:value-type="string" calcext:value-type="string">
            <text:p>Turdus merula</text:p>
          </table:table-cell>
          <table:table-cell office:value-type="float" office:value="132.48899276357" calcext:value-type="float">
            <text:p>132,4889927635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54:00" calcext:value-type="date">
            <text:p>2019-05-29 08:54:00</text:p>
          </table:table-cell>
          <table:table-cell office:value-type="string" calcext:value-type="string">
            <text:p>Turdus merula</text:p>
          </table:table-cell>
          <table:table-cell office:value-type="float" office:value="299.593673056821" calcext:value-type="float">
            <text:p>299,5936730568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57:00" calcext:value-type="date">
            <text:p>2019-05-29 08:57:00</text:p>
          </table:table-cell>
          <table:table-cell office:value-type="string" calcext:value-type="string">
            <text:p>Sylvia atricapilla</text:p>
          </table:table-cell>
          <table:table-cell office:value-type="float" office:value="233.963921414074" calcext:value-type="float">
            <text:p>233,9639214140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43:00" calcext:value-type="date">
            <text:p>2019-05-29 07:43:00</text:p>
          </table:table-cell>
          <table:table-cell office:value-type="string" calcext:value-type="string">
            <text:p>Sylvia atricapilla</text:p>
          </table:table-cell>
          <table:table-cell office:value-type="float" office:value="13.721383740161" calcext:value-type="float">
            <text:p>13,7213837401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19.840708003402" calcext:value-type="float">
            <text:p>19,8407080034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37:00" calcext:value-type="date">
            <text:p>2019-05-29 07:37:00</text:p>
          </table:table-cell>
          <table:table-cell office:value-type="string" calcext:value-type="string">
            <text:p>Turdus merula</text:p>
          </table:table-cell>
          <table:table-cell office:value-type="float" office:value="189.815595686587" calcext:value-type="float">
            <text:p>189,8155956865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179.333861272182" calcext:value-type="float">
            <text:p>179,3338612721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264.025859026806" calcext:value-type="float">
            <text:p>264,0258590268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05:00" calcext:value-type="date">
            <text:p>2019-05-29 08:05:00</text:p>
          </table:table-cell>
          <table:table-cell office:value-type="string" calcext:value-type="string">
            <text:p>Sylvia atricapilla</text:p>
          </table:table-cell>
          <table:table-cell office:value-type="float" office:value="137.028866890834" calcext:value-type="float">
            <text:p>137,0288668908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06:00" calcext:value-type="date">
            <text:p>2019-05-29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60.050109501794" calcext:value-type="float">
            <text:p>160,0501095017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07:00" calcext:value-type="date">
            <text:p>2019-05-29 08:07:00</text:p>
          </table:table-cell>
          <table:table-cell office:value-type="string" calcext:value-type="string">
            <text:p>Sylvia atricapilla</text:p>
          </table:table-cell>
          <table:table-cell office:value-type="float" office:value="231.525710192311" calcext:value-type="float">
            <text:p>231,5257101923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09:00" calcext:value-type="date">
            <text:p>2019-05-29 08:09:00</text:p>
          </table:table-cell>
          <table:table-cell office:value-type="string" calcext:value-type="string">
            <text:p>Turdus merula</text:p>
          </table:table-cell>
          <table:table-cell office:value-type="float" office:value="123.818896181846" calcext:value-type="float">
            <text:p>123,8188961818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25:00" calcext:value-type="date">
            <text:p>2019-05-29 08:25:00</text:p>
          </table:table-cell>
          <table:table-cell office:value-type="string" calcext:value-type="string">
            <text:p>Turdus merula</text:p>
          </table:table-cell>
          <table:table-cell office:value-type="float" office:value="276.821356764666" calcext:value-type="float">
            <text:p>276,8213567646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26:00" calcext:value-type="date">
            <text:p>2019-05-29 08:26:00</text:p>
          </table:table-cell>
          <table:table-cell office:value-type="string" calcext:value-type="string">
            <text:p>Sylvia atricapilla</text:p>
          </table:table-cell>
          <table:table-cell office:value-type="float" office:value="110.29995039799" calcext:value-type="float">
            <text:p>110,299950397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26:00" calcext:value-type="date">
            <text:p>2019-05-29 08:26:00</text:p>
          </table:table-cell>
          <table:table-cell office:value-type="string" calcext:value-type="string">
            <text:p>Sylvia atricapilla</text:p>
          </table:table-cell>
          <table:table-cell office:value-type="float" office:value="131.249526947719" calcext:value-type="float">
            <text:p>131,2495269477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28:00" calcext:value-type="date">
            <text:p>2019-05-2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83.92065273159" calcext:value-type="float">
            <text:p>83,920652731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15:00" calcext:value-type="date">
            <text:p>2019-05-29 07:15:00</text:p>
          </table:table-cell>
          <table:table-cell office:value-type="string" calcext:value-type="string">
            <text:p>Turdus merula</text:p>
          </table:table-cell>
          <table:table-cell office:value-type="float" office:value="32.8466345112159" calcext:value-type="float">
            <text:p>32,84663451121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15:00" calcext:value-type="date">
            <text:p>2019-05-29 07:15:00</text:p>
          </table:table-cell>
          <table:table-cell office:value-type="string" calcext:value-type="string">
            <text:p>Turdus merula</text:p>
          </table:table-cell>
          <table:table-cell office:value-type="float" office:value="32.8466345112159" calcext:value-type="float">
            <text:p>32,84663451121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32:00" calcext:value-type="date">
            <text:p>2019-05-29 07:32:00</text:p>
          </table:table-cell>
          <table:table-cell office:value-type="string" calcext:value-type="string">
            <text:p>Turdus merula</text:p>
          </table:table-cell>
          <table:table-cell office:value-type="float" office:value="396.0113910189" calcext:value-type="float">
            <text:p>396,01139101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7:32:00" calcext:value-type="date">
            <text:p>2019-05-29 07:32:00</text:p>
          </table:table-cell>
          <table:table-cell office:value-type="string" calcext:value-type="string">
            <text:p>Alauda arvensis</text:p>
          </table:table-cell>
          <table:table-cell office:value-type="float" office:value="212.063152051318" calcext:value-type="float">
            <text:p>212,0631520513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35:00" calcext:value-type="date">
            <text:p>2019-05-29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85.080418773069" calcext:value-type="float">
            <text:p>185,0804187730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35:00" calcext:value-type="date">
            <text:p>2019-05-29 08:35:00</text:p>
          </table:table-cell>
          <table:table-cell office:value-type="string" calcext:value-type="string">
            <text:p>Alauda arvensis</text:p>
          </table:table-cell>
          <table:table-cell office:value-type="float" office:value="302.452564248675" calcext:value-type="float">
            <text:p>302,4525642486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9T08:38:00" calcext:value-type="date">
            <text:p>2019-05-29 08:38:00</text:p>
          </table:table-cell>
          <table:table-cell office:value-type="string" calcext:value-type="string">
            <text:p>Sylvia atricapilla</text:p>
          </table:table-cell>
          <table:table-cell office:value-type="float" office:value="153.898627381937" calcext:value-type="float">
            <text:p>153,8986273819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21:00" calcext:value-type="date">
            <text:p>2019-05-31 07:21:00</text:p>
          </table:table-cell>
          <table:table-cell office:value-type="string" calcext:value-type="string">
            <text:p>Sylvia atricapilla</text:p>
          </table:table-cell>
          <table:table-cell office:value-type="float" office:value="122.347372460018" calcext:value-type="float">
            <text:p>122,3473724600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21:00" calcext:value-type="date">
            <text:p>2019-05-31 07:21:00</text:p>
          </table:table-cell>
          <table:table-cell office:value-type="string" calcext:value-type="string">
            <text:p>Turdus merula</text:p>
          </table:table-cell>
          <table:table-cell office:value-type="float" office:value="138.837606263542" calcext:value-type="float">
            <text:p>138,8376062635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16:00" calcext:value-type="date">
            <text:p>2019-05-31 06:16:00</text:p>
          </table:table-cell>
          <table:table-cell office:value-type="string" calcext:value-type="string">
            <text:p>Turdus merula</text:p>
          </table:table-cell>
          <table:table-cell office:value-type="float" office:value="141.251910364754" calcext:value-type="float">
            <text:p>141,2519103647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17:00" calcext:value-type="date">
            <text:p>2019-05-31 06:17:00</text:p>
          </table:table-cell>
          <table:table-cell office:value-type="string" calcext:value-type="string">
            <text:p>Sylvia atricapilla</text:p>
          </table:table-cell>
          <table:table-cell office:value-type="float" office:value="225.353801058873" calcext:value-type="float">
            <text:p>225,3538010588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13:00" calcext:value-type="date">
            <text:p>2019-05-31 08:13:00</text:p>
          </table:table-cell>
          <table:table-cell office:value-type="string" calcext:value-type="string">
            <text:p>Alauda arvensis</text:p>
          </table:table-cell>
          <table:table-cell office:value-type="float" office:value="136.27024943684" calcext:value-type="float">
            <text:p>136,270249436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14:00" calcext:value-type="date">
            <text:p>2019-05-31 08:14:00</text:p>
          </table:table-cell>
          <table:table-cell office:value-type="string" calcext:value-type="string">
            <text:p>Turdus merula</text:p>
          </table:table-cell>
          <table:table-cell office:value-type="float" office:value="204.991984451307" calcext:value-type="float">
            <text:p>204,9919844513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19:00" calcext:value-type="date">
            <text:p>2019-05-31 08:19:00</text:p>
          </table:table-cell>
          <table:table-cell office:value-type="string" calcext:value-type="string">
            <text:p>Turdus merula</text:p>
          </table:table-cell>
          <table:table-cell office:value-type="float" office:value="210.219647655198" calcext:value-type="float">
            <text:p>210,2196476551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21:00" calcext:value-type="date">
            <text:p>2019-05-3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227.977026889568" calcext:value-type="float">
            <text:p>227,9770268895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46:00" calcext:value-type="date">
            <text:p>2019-05-3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1.6259020105094" calcext:value-type="float">
            <text:p>81,62590201050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48:00" calcext:value-type="date">
            <text:p>2019-05-31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40.701261559891" calcext:value-type="float">
            <text:p>140,7012615598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71.2857269241643" calcext:value-type="float">
            <text:p>71,28572692416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185.829669476463" calcext:value-type="float">
            <text:p>185,82966947646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37:00" calcext:value-type="date">
            <text:p>2019-05-31 06:37:00</text:p>
          </table:table-cell>
          <table:table-cell office:value-type="string" calcext:value-type="string">
            <text:p>Alauda arvensis</text:p>
          </table:table-cell>
          <table:table-cell office:value-type="float" office:value="99.9675857646935" calcext:value-type="float">
            <text:p>99,967585764693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38:00" calcext:value-type="date">
            <text:p>2019-05-31 06:38:00</text:p>
          </table:table-cell>
          <table:table-cell office:value-type="string" calcext:value-type="string">
            <text:p>Alauda arvensis</text:p>
          </table:table-cell>
          <table:table-cell office:value-type="float" office:value="328.077299905728" calcext:value-type="float">
            <text:p>328,0772999057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39:00" calcext:value-type="date">
            <text:p>2019-05-31 06:39:00</text:p>
          </table:table-cell>
          <table:table-cell office:value-type="string" calcext:value-type="string">
            <text:p>Turdus merula</text:p>
          </table:table-cell>
          <table:table-cell office:value-type="float" office:value="181.425587432091" calcext:value-type="float">
            <text:p>181,4255874320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82.5762532107204" calcext:value-type="float">
            <text:p>82,57625321072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49:00" calcext:value-type="date">
            <text:p>2019-05-31 07:49:00</text:p>
          </table:table-cell>
          <table:table-cell office:value-type="string" calcext:value-type="string">
            <text:p>Turdus merula</text:p>
          </table:table-cell>
          <table:table-cell office:value-type="float" office:value="106.264287177078" calcext:value-type="float">
            <text:p>106,2642871770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50:00" calcext:value-type="date">
            <text:p>2019-05-31 07:50:00</text:p>
          </table:table-cell>
          <table:table-cell office:value-type="string" calcext:value-type="string">
            <text:p>Turdus merula</text:p>
          </table:table-cell>
          <table:table-cell office:value-type="float" office:value="155.759343112106" calcext:value-type="float">
            <text:p>155,7593431121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51:00" calcext:value-type="date">
            <text:p>2019-05-31 07:51:00</text:p>
          </table:table-cell>
          <table:table-cell office:value-type="string" calcext:value-type="string">
            <text:p>Sylvia atricapilla</text:p>
          </table:table-cell>
          <table:table-cell office:value-type="float" office:value="142.242927814439" calcext:value-type="float">
            <text:p>142,24292781443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55:00" calcext:value-type="date">
            <text:p>2019-05-31 07:55:00</text:p>
          </table:table-cell>
          <table:table-cell office:value-type="string" calcext:value-type="string">
            <text:p>Alauda arvensis</text:p>
          </table:table-cell>
          <table:table-cell office:value-type="float" office:value="283.591388696351" calcext:value-type="float">
            <text:p>283,59138869635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55:00" calcext:value-type="date">
            <text:p>2019-05-31 07:55:00</text:p>
          </table:table-cell>
          <table:table-cell office:value-type="string" calcext:value-type="string">
            <text:p>Sylvia atricapilla</text:p>
          </table:table-cell>
          <table:table-cell office:value-type="float" office:value="169.065012522768" calcext:value-type="float">
            <text:p>169,0650125227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12:00" calcext:value-type="date">
            <text:p>2019-05-31 08:12:00</text:p>
          </table:table-cell>
          <table:table-cell office:value-type="string" calcext:value-type="string">
            <text:p>Alauda arvensis</text:p>
          </table:table-cell>
          <table:table-cell office:value-type="float" office:value="44.8337284106437" calcext:value-type="float">
            <text:p>44,83372841064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55:00" calcext:value-type="date">
            <text:p>2019-05-31 06:55:00</text:p>
          </table:table-cell>
          <table:table-cell office:value-type="string" calcext:value-type="string">
            <text:p>Turdus merula</text:p>
          </table:table-cell>
          <table:table-cell office:value-type="float" office:value="46.8240116680007" calcext:value-type="float">
            <text:p>46,82401166800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57:00" calcext:value-type="date">
            <text:p>2019-05-31 06:57:00</text:p>
          </table:table-cell>
          <table:table-cell office:value-type="string" calcext:value-type="string">
            <text:p>Alauda arvensis</text:p>
          </table:table-cell>
          <table:table-cell office:value-type="float" office:value="99.4084599785238" calcext:value-type="float">
            <text:p>99,408459978523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58:00" calcext:value-type="date">
            <text:p>2019-05-31 06:58:00</text:p>
          </table:table-cell>
          <table:table-cell office:value-type="string" calcext:value-type="string">
            <text:p>Turdus merula</text:p>
          </table:table-cell>
          <table:table-cell office:value-type="float" office:value="87.8484245792987" calcext:value-type="float">
            <text:p>87,84842457929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59:00" calcext:value-type="date">
            <text:p>2019-05-31 06:59:00</text:p>
          </table:table-cell>
          <table:table-cell office:value-type="string" calcext:value-type="string">
            <text:p>Turdus merula</text:p>
          </table:table-cell>
          <table:table-cell office:value-type="float" office:value="150.058998314798" calcext:value-type="float">
            <text:p>150,0589983147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59:00" calcext:value-type="date">
            <text:p>2019-05-31 06:59:00</text:p>
          </table:table-cell>
          <table:table-cell office:value-type="string" calcext:value-type="string">
            <text:p>Sylvia atricapilla</text:p>
          </table:table-cell>
          <table:table-cell office:value-type="float" office:value="292.382192060413" calcext:value-type="float">
            <text:p>292,3821920604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02:00" calcext:value-type="date">
            <text:p>2019-05-31 07:02:00</text:p>
          </table:table-cell>
          <table:table-cell office:value-type="string" calcext:value-type="string">
            <text:p>Alauda arvensis</text:p>
          </table:table-cell>
          <table:table-cell office:value-type="float" office:value="144.050290038207" calcext:value-type="float">
            <text:p>144,0502900382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04:00" calcext:value-type="date">
            <text:p>2019-05-31 07:04:00</text:p>
          </table:table-cell>
          <table:table-cell office:value-type="string" calcext:value-type="string">
            <text:p>Turdus merula</text:p>
          </table:table-cell>
          <table:table-cell office:value-type="float" office:value="152.012236639432" calcext:value-type="float">
            <text:p>152,0122366394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30:00" calcext:value-type="date">
            <text:p>2019-05-31 07:30:00</text:p>
          </table:table-cell>
          <table:table-cell office:value-type="string" calcext:value-type="string">
            <text:p>Sylvia atricapilla</text:p>
          </table:table-cell>
          <table:table-cell office:value-type="float" office:value="184.145901060044" calcext:value-type="float">
            <text:p>184,14590106004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41:00" calcext:value-type="date">
            <text:p>2019-05-31 08:41:00</text:p>
          </table:table-cell>
          <table:table-cell office:value-type="string" calcext:value-type="string">
            <text:p>Sylvia atricapilla</text:p>
          </table:table-cell>
          <table:table-cell office:value-type="float" office:value="28.1071190088421" calcext:value-type="float">
            <text:p>28,10711900884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42:00" calcext:value-type="date">
            <text:p>2019-05-31 08:42:00</text:p>
          </table:table-cell>
          <table:table-cell office:value-type="string" calcext:value-type="string">
            <text:p>Sylvia atricapilla</text:p>
          </table:table-cell>
          <table:table-cell office:value-type="float" office:value="122.457529994836" calcext:value-type="float">
            <text:p>122,4575299948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45:00" calcext:value-type="date">
            <text:p>2019-05-31 08:4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6828647211" calcext:value-type="float">
            <text:p>106,5868286472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46:00" calcext:value-type="date">
            <text:p>2019-05-31 08:46:00</text:p>
          </table:table-cell>
          <table:table-cell office:value-type="string" calcext:value-type="string">
            <text:p>Turdus merula</text:p>
          </table:table-cell>
          <table:table-cell office:value-type="float" office:value="29.5787287463329" calcext:value-type="float">
            <text:p>29,57872874633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42:00" calcext:value-type="date">
            <text:p>2019-05-31 06:42:00</text:p>
          </table:table-cell>
          <table:table-cell office:value-type="string" calcext:value-type="string">
            <text:p>Sylvia atricapilla</text:p>
          </table:table-cell>
          <table:table-cell office:value-type="float" office:value="49.6092712345579" calcext:value-type="float">
            <text:p>49,60927123455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42:00" calcext:value-type="date">
            <text:p>2019-05-31 06:42:00</text:p>
          </table:table-cell>
          <table:table-cell office:value-type="string" calcext:value-type="string">
            <text:p>Alauda arvensis</text:p>
          </table:table-cell>
          <table:table-cell office:value-type="float" office:value="102.040505767572" calcext:value-type="float">
            <text:p>102,0405057675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22:00" calcext:value-type="date">
            <text:p>2019-05-31 07:22:00</text:p>
          </table:table-cell>
          <table:table-cell office:value-type="string" calcext:value-type="string">
            <text:p>Sylvia atricapilla</text:p>
          </table:table-cell>
          <table:table-cell office:value-type="float" office:value="97.5150087938805" calcext:value-type="float">
            <text:p>97,51500879388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9:11:00" calcext:value-type="date">
            <text:p>2019-05-31 09:11:00</text:p>
          </table:table-cell>
          <table:table-cell office:value-type="string" calcext:value-type="string">
            <text:p>Turdus merula</text:p>
          </table:table-cell>
          <table:table-cell office:value-type="float" office:value="32.9744388299945" calcext:value-type="float">
            <text:p>32,97443882999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9:12:00" calcext:value-type="date">
            <text:p>2019-05-3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25.6908988972365" calcext:value-type="float">
            <text:p>25,69089889723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9:14:00" calcext:value-type="date">
            <text:p>2019-05-31 09:14:00</text:p>
          </table:table-cell>
          <table:table-cell office:value-type="string" calcext:value-type="string">
            <text:p>Sylvia atricapilla</text:p>
          </table:table-cell>
          <table:table-cell office:value-type="float" office:value="93.9215397954466" calcext:value-type="float">
            <text:p>93,92153979544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9:15:00" calcext:value-type="date">
            <text:p>2019-05-31 09:15:00</text:p>
          </table:table-cell>
          <table:table-cell office:value-type="string" calcext:value-type="string">
            <text:p>Turdus merula</text:p>
          </table:table-cell>
          <table:table-cell office:value-type="float" office:value="117.366741418366" calcext:value-type="float">
            <text:p>117,3667414183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9:17:00" calcext:value-type="date">
            <text:p>2019-05-31 09:17:00</text:p>
          </table:table-cell>
          <table:table-cell office:value-type="string" calcext:value-type="string">
            <text:p>Sylvia atricapilla</text:p>
          </table:table-cell>
          <table:table-cell office:value-type="float" office:value="187.039294768673" calcext:value-type="float">
            <text:p>187,0392947686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16:00" calcext:value-type="date">
            <text:p>2019-06-02 06:16:00</text:p>
          </table:table-cell>
          <table:table-cell office:value-type="string" calcext:value-type="string">
            <text:p>Sylvia atricapilla</text:p>
          </table:table-cell>
          <table:table-cell office:value-type="float" office:value="25.2397120836358" calcext:value-type="float">
            <text:p>25,23971208363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17:00" calcext:value-type="date">
            <text:p>2019-06-02 06:17:00</text:p>
          </table:table-cell>
          <table:table-cell office:value-type="string" calcext:value-type="string">
            <text:p>Sylvia atricapilla</text:p>
          </table:table-cell>
          <table:table-cell office:value-type="float" office:value="94.7717470419758" calcext:value-type="float">
            <text:p>94,77174704197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18:00" calcext:value-type="date">
            <text:p>2019-06-02 06:18:00</text:p>
          </table:table-cell>
          <table:table-cell office:value-type="string" calcext:value-type="string">
            <text:p>Turdus merula</text:p>
          </table:table-cell>
          <table:table-cell office:value-type="float" office:value="177.388400828894" calcext:value-type="float">
            <text:p>177,3884008288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19:00" calcext:value-type="date">
            <text:p>2019-06-02 06:19:00</text:p>
          </table:table-cell>
          <table:table-cell office:value-type="string" calcext:value-type="string">
            <text:p>Sylvia atricapilla</text:p>
          </table:table-cell>
          <table:table-cell office:value-type="float" office:value="214.321423325492" calcext:value-type="float">
            <text:p>214,3214233254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22:00" calcext:value-type="date">
            <text:p>2019-06-02 06:22:00</text:p>
          </table:table-cell>
          <table:table-cell office:value-type="string" calcext:value-type="string">
            <text:p>Alauda arvensis</text:p>
          </table:table-cell>
          <table:table-cell office:value-type="float" office:value="234.711545125632" calcext:value-type="float">
            <text:p>234,7115451256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23:00" calcext:value-type="date">
            <text:p>2019-06-02 06:23:00</text:p>
          </table:table-cell>
          <table:table-cell office:value-type="string" calcext:value-type="string">
            <text:p>Alauda arvensis</text:p>
          </table:table-cell>
          <table:table-cell office:value-type="float" office:value="317.782898215499" calcext:value-type="float">
            <text:p>317,7828982154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24:00" calcext:value-type="date">
            <text:p>2019-06-02 06:24:00</text:p>
          </table:table-cell>
          <table:table-cell office:value-type="string" calcext:value-type="string">
            <text:p>Turdus merula</text:p>
          </table:table-cell>
          <table:table-cell office:value-type="float" office:value="375.590297994829" calcext:value-type="float">
            <text:p>375,5902979948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37:00" calcext:value-type="date">
            <text:p>2019-06-02 06:37:00</text:p>
          </table:table-cell>
          <table:table-cell office:value-type="string" calcext:value-type="string">
            <text:p>Sylvia atricapilla</text:p>
          </table:table-cell>
          <table:table-cell office:value-type="float" office:value="39.9877292446602" calcext:value-type="float">
            <text:p>39,98772924466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38:00" calcext:value-type="date">
            <text:p>2019-06-02 06:38:00</text:p>
          </table:table-cell>
          <table:table-cell office:value-type="string" calcext:value-type="string">
            <text:p>Sylvia atricapilla</text:p>
          </table:table-cell>
          <table:table-cell office:value-type="float" office:value="74.1392620611907" calcext:value-type="float">
            <text:p>74,13926206119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0:00" calcext:value-type="date">
            <text:p>2019-06-02 07:00:00</text:p>
          </table:table-cell>
          <table:table-cell office:value-type="string" calcext:value-type="string">
            <text:p>Alauda arvensis</text:p>
          </table:table-cell>
          <table:table-cell office:value-type="float" office:value="115.933368893162" calcext:value-type="float">
            <text:p>115,9333688931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33.259979974075" calcext:value-type="float">
            <text:p>133,25997997407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83.099150676003" calcext:value-type="float">
            <text:p>183,09915067600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46:00" calcext:value-type="date">
            <text:p>2019-06-02 06:46:00</text:p>
          </table:table-cell>
          <table:table-cell office:value-type="string" calcext:value-type="string">
            <text:p>Alauda arvensis</text:p>
          </table:table-cell>
          <table:table-cell office:value-type="float" office:value="532.420970092005" calcext:value-type="float">
            <text:p>532,4209700920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46:00" calcext:value-type="date">
            <text:p>2019-06-02 06:46:00</text:p>
          </table:table-cell>
          <table:table-cell office:value-type="string" calcext:value-type="string">
            <text:p>Alauda arvensis</text:p>
          </table:table-cell>
          <table:table-cell office:value-type="float" office:value="369.776718953485" calcext:value-type="float">
            <text:p>369,77671895348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45:00" calcext:value-type="date">
            <text:p>2019-06-02 06:45:00</text:p>
          </table:table-cell>
          <table:table-cell office:value-type="string" calcext:value-type="string">
            <text:p>Turdus merula</text:p>
          </table:table-cell>
          <table:table-cell office:value-type="float" office:value="344.5872543801" calcext:value-type="float">
            <text:p>344,58725438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3:00" calcext:value-type="date">
            <text:p>2019-06-02 07:03:00</text:p>
          </table:table-cell>
          <table:table-cell office:value-type="string" calcext:value-type="string">
            <text:p>Alauda arvensis</text:p>
          </table:table-cell>
          <table:table-cell office:value-type="float" office:value="436.946928158734" calcext:value-type="float">
            <text:p>436,9469281587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3:00" calcext:value-type="date">
            <text:p>2019-06-02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69.678167296488" calcext:value-type="float">
            <text:p>369,67816729648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6:00" calcext:value-type="date">
            <text:p>2019-06-02 07:06:00</text:p>
          </table:table-cell>
          <table:table-cell office:value-type="string" calcext:value-type="string">
            <text:p>Turdus merula</text:p>
          </table:table-cell>
          <table:table-cell office:value-type="float" office:value="386.911505448664" calcext:value-type="float">
            <text:p>386,9115054486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7:00" calcext:value-type="date">
            <text:p>2019-06-02 07:07:00</text:p>
          </table:table-cell>
          <table:table-cell office:value-type="string" calcext:value-type="string">
            <text:p>Turdus merula</text:p>
          </table:table-cell>
          <table:table-cell office:value-type="float" office:value="268.19447867476" calcext:value-type="float">
            <text:p>268,194478674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9:00" calcext:value-type="date">
            <text:p>2019-06-02 07:09:00</text:p>
          </table:table-cell>
          <table:table-cell office:value-type="string" calcext:value-type="string">
            <text:p>Alauda arvensis</text:p>
          </table:table-cell>
          <table:table-cell office:value-type="float" office:value="276.250483562846" calcext:value-type="float">
            <text:p>276,2504835628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09:00" calcext:value-type="date">
            <text:p>2019-06-02 07:09:00</text:p>
          </table:table-cell>
          <table:table-cell office:value-type="string" calcext:value-type="string">
            <text:p>Sylvia atricapilla</text:p>
          </table:table-cell>
          <table:table-cell office:value-type="float" office:value="248.822403077431" calcext:value-type="float">
            <text:p>248,82240307743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39:00" calcext:value-type="date">
            <text:p>2019-06-02 06:39:00</text:p>
          </table:table-cell>
          <table:table-cell office:value-type="string" calcext:value-type="string">
            <text:p>Turdus merula</text:p>
          </table:table-cell>
          <table:table-cell office:value-type="float" office:value="111.169259777381" calcext:value-type="float">
            <text:p>111,1692597773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40:00" calcext:value-type="date">
            <text:p>2019-06-02 06:40:00</text:p>
          </table:table-cell>
          <table:table-cell office:value-type="string" calcext:value-type="string">
            <text:p>Turdus merula</text:p>
          </table:table-cell>
          <table:table-cell office:value-type="float" office:value="301.944983182198" calcext:value-type="float">
            <text:p>301,9449831821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41:00" calcext:value-type="date">
            <text:p>2019-06-02 06:41:00</text:p>
          </table:table-cell>
          <table:table-cell office:value-type="string" calcext:value-type="string">
            <text:p>Sylvia atricapilla</text:p>
          </table:table-cell>
          <table:table-cell office:value-type="float" office:value="281.5040844809" calcext:value-type="float">
            <text:p>281,504084480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6:41:00" calcext:value-type="date">
            <text:p>2019-06-02 06:41:00</text:p>
          </table:table-cell>
          <table:table-cell office:value-type="string" calcext:value-type="string">
            <text:p>Sylvia atricapilla</text:p>
          </table:table-cell>
          <table:table-cell office:value-type="float" office:value="401.412833410474" calcext:value-type="float">
            <text:p>401,4128334104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2:00" calcext:value-type="date">
            <text:p>2019-06-02 07:22:00</text:p>
          </table:table-cell>
          <table:table-cell office:value-type="string" calcext:value-type="string">
            <text:p>Alauda arvensis</text:p>
          </table:table-cell>
          <table:table-cell office:value-type="float" office:value="107.732304312048" calcext:value-type="float">
            <text:p>107,7323043120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4:00" calcext:value-type="date">
            <text:p>2019-06-02 07:24:00</text:p>
          </table:table-cell>
          <table:table-cell office:value-type="string" calcext:value-type="string">
            <text:p>Turdus meru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5:00" calcext:value-type="date">
            <text:p>2019-06-02 07:25:00</text:p>
          </table:table-cell>
          <table:table-cell office:value-type="string" calcext:value-type="string">
            <text:p>Turdus merula</text:p>
          </table:table-cell>
          <table:table-cell office:value-type="float" office:value="85.3176406945369" calcext:value-type="float">
            <text:p>85,31764069453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5:00" calcext:value-type="date">
            <text:p>2019-06-02 07:25:00</text:p>
          </table:table-cell>
          <table:table-cell office:value-type="string" calcext:value-type="string">
            <text:p>Alauda arvensis</text:p>
          </table:table-cell>
          <table:table-cell office:value-type="float" office:value="540.775634323869" calcext:value-type="float">
            <text:p>540,7756343238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6:00" calcext:value-type="date">
            <text:p>2019-06-02 07:26:00</text:p>
          </table:table-cell>
          <table:table-cell office:value-type="string" calcext:value-type="string">
            <text:p>Turdus merula</text:p>
          </table:table-cell>
          <table:table-cell office:value-type="float" office:value="83.9915369641295" calcext:value-type="float">
            <text:p>83,991536964129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8:00" calcext:value-type="date">
            <text:p>2019-06-02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96.372026841634" calcext:value-type="float">
            <text:p>396,3720268416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8:00" calcext:value-type="date">
            <text:p>2019-06-02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96.372026841634" calcext:value-type="float">
            <text:p>396,3720268416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9:00" calcext:value-type="date">
            <text:p>2019-06-02 07:29:00</text:p>
          </table:table-cell>
          <table:table-cell office:value-type="string" calcext:value-type="string">
            <text:p>Alauda arvensis</text:p>
          </table:table-cell>
          <table:table-cell office:value-type="float" office:value="649.745860428102" calcext:value-type="float">
            <text:p>649,7458604281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29:00" calcext:value-type="date">
            <text:p>2019-06-02 07:29:00</text:p>
          </table:table-cell>
          <table:table-cell office:value-type="string" calcext:value-type="string">
            <text:p>Turdus merula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30:00" calcext:value-type="date">
            <text:p>2019-06-02 07:30:00</text:p>
          </table:table-cell>
          <table:table-cell office:value-type="string" calcext:value-type="string">
            <text:p>Alauda arvensis</text:p>
          </table:table-cell>
          <table:table-cell office:value-type="float" office:value="444.189223135921" calcext:value-type="float">
            <text:p>444,1892231359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31:00" calcext:value-type="date">
            <text:p>2019-06-02 07:31:00</text:p>
          </table:table-cell>
          <table:table-cell office:value-type="string" calcext:value-type="string">
            <text:p>Sylvia atricapilla</text:p>
          </table:table-cell>
          <table:table-cell office:value-type="float" office:value="399.547106167211" calcext:value-type="float">
            <text:p>399,54710616721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49:00" calcext:value-type="date">
            <text:p>2019-06-02 07:49:00</text:p>
          </table:table-cell>
          <table:table-cell office:value-type="string" calcext:value-type="string">
            <text:p>Sylvia atricapilla</text:p>
          </table:table-cell>
          <table:table-cell office:value-type="float" office:value="63.9809267697648" calcext:value-type="float">
            <text:p>63,98092676976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50:00" calcext:value-type="date">
            <text:p>2019-06-02 07:50:00</text:p>
          </table:table-cell>
          <table:table-cell office:value-type="string" calcext:value-type="string">
            <text:p>Sylvia atricapilla</text:p>
          </table:table-cell>
          <table:table-cell office:value-type="float" office:value="175.147686731569" calcext:value-type="float">
            <text:p>175,1476867315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52:00" calcext:value-type="date">
            <text:p>2019-06-02 07:52:00</text:p>
          </table:table-cell>
          <table:table-cell office:value-type="string" calcext:value-type="string">
            <text:p>Sylvia atricapilla</text:p>
          </table:table-cell>
          <table:table-cell office:value-type="float" office:value="233.873721138026" calcext:value-type="float">
            <text:p>233,8737211380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53:00" calcext:value-type="date">
            <text:p>2019-06-02 07:53:00</text:p>
          </table:table-cell>
          <table:table-cell office:value-type="string" calcext:value-type="string">
            <text:p>Turdus merula</text:p>
          </table:table-cell>
          <table:table-cell office:value-type="float" office:value="88.0297669460339" calcext:value-type="float">
            <text:p>88,029766946033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54:00" calcext:value-type="date">
            <text:p>2019-06-02 07:54:00</text:p>
          </table:table-cell>
          <table:table-cell office:value-type="string" calcext:value-type="string">
            <text:p>Sylvia atricapilla</text:p>
          </table:table-cell>
          <table:table-cell office:value-type="float" office:value="90.994573558546" calcext:value-type="float">
            <text:p>90,9945735585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55:00" calcext:value-type="date">
            <text:p>2019-06-02 07:55:00</text:p>
          </table:table-cell>
          <table:table-cell office:value-type="string" calcext:value-type="string">
            <text:p>Turdus merula</text:p>
          </table:table-cell>
          <table:table-cell office:value-type="float" office:value="176.380517545501" calcext:value-type="float">
            <text:p>176,3805175455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7:57:00" calcext:value-type="date">
            <text:p>2019-06-02 07:57:00</text:p>
          </table:table-cell>
          <table:table-cell office:value-type="string" calcext:value-type="string">
            <text:p>Alauda arvensis</text:p>
          </table:table-cell>
          <table:table-cell office:value-type="float" office:value="331.728220513765" calcext:value-type="float">
            <text:p>331,7282205137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94.6100175195207" calcext:value-type="float">
            <text:p>94,61001751952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64.6750704153055" calcext:value-type="float">
            <text:p>64,67507041530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18:00" calcext:value-type="date">
            <text:p>2019-06-02 08:18:00</text:p>
          </table:table-cell>
          <table:table-cell office:value-type="string" calcext:value-type="string">
            <text:p>Turdus merula</text:p>
          </table:table-cell>
          <table:table-cell office:value-type="float" office:value="81.1340793520673" calcext:value-type="float">
            <text:p>81,13407935206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20:00" calcext:value-type="date">
            <text:p>2019-06-02 08:20:00</text:p>
          </table:table-cell>
          <table:table-cell office:value-type="string" calcext:value-type="string">
            <text:p>Turdus merula</text:p>
          </table:table-cell>
          <table:table-cell office:value-type="float" office:value="46.2187331190314" calcext:value-type="float">
            <text:p>46,21873311903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22:00" calcext:value-type="date">
            <text:p>2019-06-02 08:22:00</text:p>
          </table:table-cell>
          <table:table-cell office:value-type="string" calcext:value-type="string">
            <text:p>Turdus merula</text:p>
          </table:table-cell>
          <table:table-cell office:value-type="float" office:value="135.068311069524" calcext:value-type="float">
            <text:p>135,06831106952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23:00" calcext:value-type="date">
            <text:p>2019-06-02 08:23:00</text:p>
          </table:table-cell>
          <table:table-cell office:value-type="string" calcext:value-type="string">
            <text:p>Alauda arvensis</text:p>
          </table:table-cell>
          <table:table-cell office:value-type="float" office:value="30.3387246087717" calcext:value-type="float">
            <text:p>30,33872460877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20:00" calcext:value-type="date">
            <text:p>2019-06-02 08:20:00</text:p>
          </table:table-cell>
          <table:table-cell office:value-type="string" calcext:value-type="string">
            <text:p>Sylvia atricapilla</text:p>
          </table:table-cell>
          <table:table-cell office:value-type="float" office:value="105.555271997449" calcext:value-type="float">
            <text:p>105,5552719974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42:00" calcext:value-type="date">
            <text:p>2019-06-02 08:42:00</text:p>
          </table:table-cell>
          <table:table-cell office:value-type="string" calcext:value-type="string">
            <text:p>Turdus merula</text:p>
          </table:table-cell>
          <table:table-cell office:value-type="float" office:value="85.0468531933341" calcext:value-type="float">
            <text:p>85,04685319333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2.3395497902679" calcext:value-type="float">
            <text:p>52,33954979026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95.2728504014871" calcext:value-type="float">
            <text:p>95,27285040148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43:00" calcext:value-type="date">
            <text:p>2019-06-02 08:43:00</text:p>
          </table:table-cell>
          <table:table-cell office:value-type="string" calcext:value-type="string">
            <text:p>Turdus merula</text:p>
          </table:table-cell>
          <table:table-cell office:value-type="float" office:value="111.917453425008" calcext:value-type="float">
            <text:p>111,91745342500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48:00" calcext:value-type="date">
            <text:p>2019-06-02 08:48:00</text:p>
          </table:table-cell>
          <table:table-cell office:value-type="string" calcext:value-type="string">
            <text:p>Turdus merula</text:p>
          </table:table-cell>
          <table:table-cell office:value-type="float" office:value="100.649096867963" calcext:value-type="float">
            <text:p>100,64909686796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48:00" calcext:value-type="date">
            <text:p>2019-06-02 08:48:00</text:p>
          </table:table-cell>
          <table:table-cell office:value-type="string" calcext:value-type="string">
            <text:p>Turdus merula</text:p>
          </table:table-cell>
          <table:table-cell office:value-type="float" office:value="185.677720669702" calcext:value-type="float">
            <text:p>185,6777206697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50:00" calcext:value-type="date">
            <text:p>2019-06-02 08:50:00</text:p>
          </table:table-cell>
          <table:table-cell office:value-type="string" calcext:value-type="string">
            <text:p>Alauda arvensis</text:p>
          </table:table-cell>
          <table:table-cell office:value-type="float" office:value="220.708422842914" calcext:value-type="float">
            <text:p>220,70842284291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8:45:00" calcext:value-type="date">
            <text:p>2019-06-02 08:45:00</text:p>
          </table:table-cell>
          <table:table-cell office:value-type="string" calcext:value-type="string">
            <text:p>Turdus merula</text:p>
          </table:table-cell>
          <table:table-cell office:value-type="float" office:value="249.658395430083" calcext:value-type="float">
            <text:p>249,65839543008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03:00" calcext:value-type="date">
            <text:p>2019-06-02 09:03:00</text:p>
          </table:table-cell>
          <table:table-cell office:value-type="string" calcext:value-type="string">
            <text:p>Turdus merula</text:p>
          </table:table-cell>
          <table:table-cell office:value-type="float" office:value="98.1131793158432" calcext:value-type="float">
            <text:p>98,11317931584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03:00" calcext:value-type="date">
            <text:p>2019-06-02 09:03:00</text:p>
          </table:table-cell>
          <table:table-cell office:value-type="string" calcext:value-type="string">
            <text:p>Alauda arvensis</text:p>
          </table:table-cell>
          <table:table-cell office:value-type="float" office:value="116.41082376782" calcext:value-type="float">
            <text:p>116,410823767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04:00" calcext:value-type="date">
            <text:p>2019-06-0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30.177686433325" calcext:value-type="float">
            <text:p>230,1776864333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05:00" calcext:value-type="date">
            <text:p>2019-06-02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92.286911680354" calcext:value-type="float">
            <text:p>192,2869116803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08:00" calcext:value-type="date">
            <text:p>2019-06-02 09:08:00</text:p>
          </table:table-cell>
          <table:table-cell office:value-type="string" calcext:value-type="string">
            <text:p>Turdus merula</text:p>
          </table:table-cell>
          <table:table-cell office:value-type="float" office:value="92.511093700162" calcext:value-type="float">
            <text:p>92,5110937001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09:00" calcext:value-type="date">
            <text:p>2019-06-02 09:09:00</text:p>
          </table:table-cell>
          <table:table-cell office:value-type="string" calcext:value-type="string">
            <text:p>Sylvia atricapilla</text:p>
          </table:table-cell>
          <table:table-cell office:value-type="float" office:value="70.7470286867231" calcext:value-type="float">
            <text:p>70,747028686723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02:00" calcext:value-type="date">
            <text:p>2019-06-02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3.867882650729" calcext:value-type="float">
            <text:p>23,8678826507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02:00" calcext:value-type="date">
            <text:p>2019-06-02 09:02:00</text:p>
          </table:table-cell>
          <table:table-cell office:value-type="string" calcext:value-type="string">
            <text:p>Alauda arvensis</text:p>
          </table:table-cell>
          <table:table-cell office:value-type="float" office:value="259.237348659405" calcext:value-type="float">
            <text:p>259,2373486594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6:00" calcext:value-type="date">
            <text:p>2019-06-02 09:26:00</text:p>
          </table:table-cell>
          <table:table-cell office:value-type="string" calcext:value-type="string">
            <text:p>Turdus merula</text:p>
          </table:table-cell>
          <table:table-cell office:value-type="float" office:value="28.2073020965536" calcext:value-type="float">
            <text:p>28,20730209655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9:00" calcext:value-type="date">
            <text:p>2019-06-02 09:29:00</text:p>
          </table:table-cell>
          <table:table-cell office:value-type="string" calcext:value-type="string">
            <text:p>Sylvia atricapilla</text:p>
          </table:table-cell>
          <table:table-cell office:value-type="float" office:value="159.669827650405" calcext:value-type="float">
            <text:p>159,6698276504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1:00" calcext:value-type="date">
            <text:p>2019-06-02 09:21:00</text:p>
          </table:table-cell>
          <table:table-cell office:value-type="string" calcext:value-type="string">
            <text:p>Alauda arvensis</text:p>
          </table:table-cell>
          <table:table-cell office:value-type="float" office:value="43.2296361779693" calcext:value-type="float">
            <text:p>43,229636177969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87.7900715088337" calcext:value-type="float">
            <text:p>87,79007150883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97.7769739124529" calcext:value-type="float">
            <text:p>97,77697391245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2:00" calcext:value-type="date">
            <text:p>2019-06-02 09:22:00</text:p>
          </table:table-cell>
          <table:table-cell office:value-type="string" calcext:value-type="string">
            <text:p>Turdus merula</text:p>
          </table:table-cell>
          <table:table-cell office:value-type="float" office:value="142.361768091142" calcext:value-type="float">
            <text:p>142,3617680911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191.890665591629" calcext:value-type="float">
            <text:p>191,8906655916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4:00" calcext:value-type="date">
            <text:p>2019-06-02 09:24:00</text:p>
          </table:table-cell>
          <table:table-cell office:value-type="string" calcext:value-type="string">
            <text:p>Sylvia atricapilla</text:p>
          </table:table-cell>
          <table:table-cell office:value-type="float" office:value="143.065846265151" calcext:value-type="float">
            <text:p>143,06584626515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5:00" calcext:value-type="date">
            <text:p>2019-06-02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9.773378770527" calcext:value-type="float">
            <text:p>29,7733787705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2T09:25:00" calcext:value-type="date">
            <text:p>2019-06-02 09:25:00</text:p>
          </table:table-cell>
          <table:table-cell office:value-type="string" calcext:value-type="string">
            <text:p>Alauda arvensis</text:p>
          </table:table-cell>
          <table:table-cell office:value-type="float" office:value="330.308068666028" calcext:value-type="float">
            <text:p>330,3080686660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06.877686302756" calcext:value-type="float">
            <text:p>106,87768630275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28.383205941655" calcext:value-type="float">
            <text:p>128,3832059416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26:00" calcext:value-type="date">
            <text:p>2019-05-30 06:26:00</text:p>
          </table:table-cell>
          <table:table-cell office:value-type="string" calcext:value-type="string">
            <text:p>Sylvia atricapilla</text:p>
          </table:table-cell>
          <table:table-cell office:value-type="float" office:value="11.1567640779112" calcext:value-type="float">
            <text:p>11,1567640779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29:00" calcext:value-type="date">
            <text:p>2019-05-30 06:29:00</text:p>
          </table:table-cell>
          <table:table-cell office:value-type="string" calcext:value-type="string">
            <text:p>Sylvia atricapilla</text:p>
          </table:table-cell>
          <table:table-cell office:value-type="float" office:value="66.4083266445324" calcext:value-type="float">
            <text:p>66,408326644532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29:00" calcext:value-type="date">
            <text:p>2019-05-30 06:29:00</text:p>
          </table:table-cell>
          <table:table-cell office:value-type="string" calcext:value-type="string">
            <text:p>Turdus merula</text:p>
          </table:table-cell>
          <table:table-cell office:value-type="float" office:value="109.99853057345" calcext:value-type="float">
            <text:p>109,998530573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7:29:00" calcext:value-type="date">
            <text:p>2019-05-30 07:29:00</text:p>
          </table:table-cell>
          <table:table-cell office:value-type="string" calcext:value-type="string">
            <text:p>Turdus merula</text:p>
          </table:table-cell>
          <table:table-cell office:value-type="float" office:value="182.93316874818" calcext:value-type="float">
            <text:p>182,933168748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7:31:00" calcext:value-type="date">
            <text:p>2019-05-30 07:31:00</text:p>
          </table:table-cell>
          <table:table-cell office:value-type="string" calcext:value-type="string">
            <text:p>Turdus merula</text:p>
          </table:table-cell>
          <table:table-cell office:value-type="float" office:value="282.034473174971" calcext:value-type="float">
            <text:p>282,0344731749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7:32:00" calcext:value-type="date">
            <text:p>2019-05-30 07:32:00</text:p>
          </table:table-cell>
          <table:table-cell office:value-type="string" calcext:value-type="string">
            <text:p>Sylvia atricapilla</text:p>
          </table:table-cell>
          <table:table-cell office:value-type="float" office:value="75.8382693925961" calcext:value-type="float">
            <text:p>75,83826939259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50:00" calcext:value-type="date">
            <text:p>2019-05-30 06:50:00</text:p>
          </table:table-cell>
          <table:table-cell office:value-type="string" calcext:value-type="string">
            <text:p>Sylvia atricapilla</text:p>
          </table:table-cell>
          <table:table-cell office:value-type="float" office:value="38.9039697354077" calcext:value-type="float">
            <text:p>38,903969735407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52:00" calcext:value-type="date">
            <text:p>2019-05-30 06:52:00</text:p>
          </table:table-cell>
          <table:table-cell office:value-type="string" calcext:value-type="string">
            <text:p>Sylvia atricapilla</text:p>
          </table:table-cell>
          <table:table-cell office:value-type="float" office:value="53.5031767526618" calcext:value-type="float">
            <text:p>53,50317675266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53:00" calcext:value-type="date">
            <text:p>2019-05-30 06:53:00</text:p>
          </table:table-cell>
          <table:table-cell office:value-type="string" calcext:value-type="string">
            <text:p>Turdus merula</text:p>
          </table:table-cell>
          <table:table-cell office:value-type="float" office:value="97.8109941842548" calcext:value-type="float">
            <text:p>97,81099418425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8:03:00" calcext:value-type="date">
            <text:p>2019-05-30 08:03:00</text:p>
          </table:table-cell>
          <table:table-cell office:value-type="string" calcext:value-type="string">
            <text:p>Turdus merula</text:p>
          </table:table-cell>
          <table:table-cell office:value-type="float" office:value="381.468602565706" calcext:value-type="float">
            <text:p>381,4686025657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55:00" calcext:value-type="date">
            <text:p>2019-05-30 06:55:00</text:p>
          </table:table-cell>
          <table:table-cell office:value-type="string" calcext:value-type="string">
            <text:p>Turdus merula</text:p>
          </table:table-cell>
          <table:table-cell office:value-type="float" office:value="90.091888508907" calcext:value-type="float">
            <text:p>90,0918885089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6:57:00" calcext:value-type="date">
            <text:p>2019-05-30 06:57:00</text:p>
          </table:table-cell>
          <table:table-cell office:value-type="string" calcext:value-type="string">
            <text:p>Sylvia atricapilla</text:p>
          </table:table-cell>
          <table:table-cell office:value-type="float" office:value="8.37568478345874" calcext:value-type="float">
            <text:p>8,375684783458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0T08:32:00" calcext:value-type="date">
            <text:p>2019-05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94.453521600305" calcext:value-type="float">
            <text:p>94,4535216003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32:00" calcext:value-type="date">
            <text:p>2019-05-31 07:32:00</text:p>
          </table:table-cell>
          <table:table-cell office:value-type="string" calcext:value-type="string">
            <text:p>Alauda arvensis</text:p>
          </table:table-cell>
          <table:table-cell office:value-type="float" office:value="197.537571929376" calcext:value-type="float">
            <text:p>197,5375719293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33:00" calcext:value-type="date">
            <text:p>2019-05-31 07:33:00</text:p>
          </table:table-cell>
          <table:table-cell office:value-type="string" calcext:value-type="string">
            <text:p>Sylvia atricapilla</text:p>
          </table:table-cell>
          <table:table-cell office:value-type="float" office:value="43.1857940848726" calcext:value-type="float">
            <text:p>43,18579408487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34:00" calcext:value-type="date">
            <text:p>2019-05-31 07:34:00</text:p>
          </table:table-cell>
          <table:table-cell office:value-type="string" calcext:value-type="string">
            <text:p>Turdus merula</text:p>
          </table:table-cell>
          <table:table-cell office:value-type="float" office:value="116.983814455686" calcext:value-type="float">
            <text:p>116,9838144556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56:00" calcext:value-type="date">
            <text:p>2019-05-31 06:56:00</text:p>
          </table:table-cell>
          <table:table-cell office:value-type="string" calcext:value-type="string">
            <text:p>Turdus merula</text:p>
          </table:table-cell>
          <table:table-cell office:value-type="float" office:value="129.4587800962" calcext:value-type="float">
            <text:p>129,45878009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36:00" calcext:value-type="date">
            <text:p>2019-05-31 07:36:00</text:p>
          </table:table-cell>
          <table:table-cell office:value-type="string" calcext:value-type="string">
            <text:p>Turdus merula</text:p>
          </table:table-cell>
          <table:table-cell office:value-type="float" office:value="162.072304315858" calcext:value-type="float">
            <text:p>162,0723043158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00:00" calcext:value-type="date">
            <text:p>2019-05-3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76.8768121594653" calcext:value-type="float">
            <text:p>76,876812159465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42:00" calcext:value-type="date">
            <text:p>2019-05-31 06:42:00</text:p>
          </table:table-cell>
          <table:table-cell office:value-type="string" calcext:value-type="string">
            <text:p>Turdus merula</text:p>
          </table:table-cell>
          <table:table-cell office:value-type="float" office:value="2.92857962277939" calcext:value-type="float">
            <text:p>2,9285796227793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6:51:00" calcext:value-type="date">
            <text:p>2019-05-31 06:51:00</text:p>
          </table:table-cell>
          <table:table-cell office:value-type="string" calcext:value-type="string">
            <text:p>Alauda arvensis</text:p>
          </table:table-cell>
          <table:table-cell office:value-type="float" office:value="42.8915370195404" calcext:value-type="float">
            <text:p>42,89153701954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02:00" calcext:value-type="date">
            <text:p>2019-05-31 07:02:00</text:p>
          </table:table-cell>
          <table:table-cell office:value-type="string" calcext:value-type="string">
            <text:p>Sylvia atricapilla</text:p>
          </table:table-cell>
          <table:table-cell office:value-type="float" office:value="95.2024512868509" calcext:value-type="float">
            <text:p>95,202451286850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03:00" calcext:value-type="date">
            <text:p>2019-05-31 07:03:00</text:p>
          </table:table-cell>
          <table:table-cell office:value-type="string" calcext:value-type="string">
            <text:p>Turdus merula</text:p>
          </table:table-cell>
          <table:table-cell office:value-type="float" office:value="45.9993750143565" calcext:value-type="float">
            <text:p>45,99937501435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24:00" calcext:value-type="date">
            <text:p>2019-05-31 07:24:00</text:p>
          </table:table-cell>
          <table:table-cell office:value-type="string" calcext:value-type="string">
            <text:p>Turdus merula</text:p>
          </table:table-cell>
          <table:table-cell office:value-type="float" office:value="24.4632555353894" calcext:value-type="float">
            <text:p>24,46325553538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26:00" calcext:value-type="date">
            <text:p>2019-05-31 07:26:00</text:p>
          </table:table-cell>
          <table:table-cell office:value-type="string" calcext:value-type="string">
            <text:p>Alauda arvensis</text:p>
          </table:table-cell>
          <table:table-cell office:value-type="float" office:value="205.547170171753" calcext:value-type="float">
            <text:p>205,54717017175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31:00" calcext:value-type="date">
            <text:p>2019-05-31 07:31:00</text:p>
          </table:table-cell>
          <table:table-cell office:value-type="string" calcext:value-type="string">
            <text:p>Alauda arvensis</text:p>
          </table:table-cell>
          <table:table-cell office:value-type="float" office:value="161.3833829564" calcext:value-type="float">
            <text:p>161,38338295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46:00" calcext:value-type="date">
            <text:p>2019-05-31 07:46:00</text:p>
          </table:table-cell>
          <table:table-cell office:value-type="string" calcext:value-type="string">
            <text:p>Turdus merula</text:p>
          </table:table-cell>
          <table:table-cell office:value-type="float" office:value="53.0528214352068" calcext:value-type="float">
            <text:p>53,052821435206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46:00" calcext:value-type="date">
            <text:p>2019-05-31 07:46:00</text:p>
          </table:table-cell>
          <table:table-cell office:value-type="string" calcext:value-type="string">
            <text:p>Turdus merula</text:p>
          </table:table-cell>
          <table:table-cell office:value-type="float" office:value="65.8526829976632" calcext:value-type="float">
            <text:p>65,852682997663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07:00" calcext:value-type="date">
            <text:p>2019-05-31 08:07:00</text:p>
          </table:table-cell>
          <table:table-cell office:value-type="string" calcext:value-type="string">
            <text:p>Turdus merula</text:p>
          </table:table-cell>
          <table:table-cell office:value-type="float" office:value="166.263294491058" calcext:value-type="float">
            <text:p>166,2632944910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7:24:00" calcext:value-type="date">
            <text:p>2019-05-3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79.1165313136128" calcext:value-type="float">
            <text:p>79,11653131361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09:00" calcext:value-type="date">
            <text:p>2019-05-31 08:09:00</text:p>
          </table:table-cell>
          <table:table-cell office:value-type="string" calcext:value-type="string">
            <text:p>Alauda arvensis</text:p>
          </table:table-cell>
          <table:table-cell office:value-type="float" office:value="89.1078001590743" calcext:value-type="float">
            <text:p>89,107800159074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10:00" calcext:value-type="date">
            <text:p>2019-05-31 08:10:00</text:p>
          </table:table-cell>
          <table:table-cell office:value-type="string" calcext:value-type="string">
            <text:p>Sylvia atricapilla</text:p>
          </table:table-cell>
          <table:table-cell office:value-type="float" office:value="246.975567486761" calcext:value-type="float">
            <text:p>246,9755674867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29.2217084684824" calcext:value-type="float">
            <text:p>29,221708468482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51:00" calcext:value-type="date">
            <text:p>2019-05-31 08:51:00</text:p>
          </table:table-cell>
          <table:table-cell office:value-type="string" calcext:value-type="string">
            <text:p>Turdus merula</text:p>
          </table:table-cell>
          <table:table-cell office:value-type="float" office:value="144.549764258517" calcext:value-type="float">
            <text:p>144,5497642585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31T08:53:00" calcext:value-type="date">
            <text:p>2019-05-31 08:53:00</text:p>
          </table:table-cell>
          <table:table-cell office:value-type="string" calcext:value-type="string">
            <text:p>Turdus merula</text:p>
          </table:table-cell>
          <table:table-cell office:value-type="float" office:value="59.3193807214437" calcext:value-type="float">
            <text:p>59,31938072144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25:00" calcext:value-type="date">
            <text:p>2019-06-01 07:25:00</text:p>
          </table:table-cell>
          <table:table-cell office:value-type="string" calcext:value-type="string">
            <text:p>Sylvia atricapilla</text:p>
          </table:table-cell>
          <table:table-cell office:value-type="float" office:value="213.709629873797" calcext:value-type="float">
            <text:p>213,7096298737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6:48:00" calcext:value-type="date">
            <text:p>2019-06-01 06:48:00</text:p>
          </table:table-cell>
          <table:table-cell office:value-type="string" calcext:value-type="string">
            <text:p>Turdus merula</text:p>
          </table:table-cell>
          <table:table-cell office:value-type="float" office:value="57.984250900842" calcext:value-type="float">
            <text:p>57,9842509008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01:00" calcext:value-type="date">
            <text:p>2019-06-01 07:01:00</text:p>
          </table:table-cell>
          <table:table-cell office:value-type="string" calcext:value-type="string">
            <text:p>Turdus merula</text:p>
          </table:table-cell>
          <table:table-cell office:value-type="float" office:value="42.5203681379496" calcext:value-type="float">
            <text:p>42,52036813794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20:00" calcext:value-type="date">
            <text:p>2019-06-01 07:20:00</text:p>
          </table:table-cell>
          <table:table-cell office:value-type="string" calcext:value-type="string">
            <text:p>Turdus merula</text:p>
          </table:table-cell>
          <table:table-cell office:value-type="float" office:value="229.538738383905" calcext:value-type="float">
            <text:p>229,5387383839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7:21:00" calcext:value-type="date">
            <text:p>2019-06-01 07:21:00</text:p>
          </table:table-cell>
          <table:table-cell office:value-type="string" calcext:value-type="string">
            <text:p>Turdus merula</text:p>
          </table:table-cell>
          <table:table-cell office:value-type="float" office:value="135.516867264187" calcext:value-type="float">
            <text:p>135,5168672641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6-01T06:46:00" calcext:value-type="date">
            <text:p>2019-06-01 06:46:00</text:p>
          </table:table-cell>
          <table:table-cell office:value-type="string" calcext:value-type="string">
            <text:p>Sylvia atricapilla</text:p>
          </table:table-cell>
          <table:table-cell office:value-type="float" office:value="112.120384896738" calcext:value-type="float">
            <text:p>112,12038489673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36:00" calcext:value-type="date">
            <text:p>2019-05-19 07:36:00</text:p>
          </table:table-cell>
          <table:table-cell office:value-type="string" calcext:value-type="string">
            <text:p>Turdus merula</text:p>
          </table:table-cell>
          <table:table-cell office:value-type="float" office:value="314.269659528192" calcext:value-type="float">
            <text:p>314,2696595281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44:00" calcext:value-type="date">
            <text:p>2019-05-19 07:44:00</text:p>
          </table:table-cell>
          <table:table-cell office:value-type="string" calcext:value-type="string">
            <text:p>Alauda arvensis</text:p>
          </table:table-cell>
          <table:table-cell office:value-type="float" office:value="69.3415277405715" calcext:value-type="float">
            <text:p>69,341527740571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45:00" calcext:value-type="date">
            <text:p>2019-05-19 07:45:00</text:p>
          </table:table-cell>
          <table:table-cell office:value-type="string" calcext:value-type="string">
            <text:p>Alauda arvensis</text:p>
          </table:table-cell>
          <table:table-cell office:value-type="float" office:value="271.221987377387" calcext:value-type="float">
            <text:p>271,2219873773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45:00" calcext:value-type="date">
            <text:p>2019-05-19 07:45:00</text:p>
          </table:table-cell>
          <table:table-cell office:value-type="string" calcext:value-type="string">
            <text:p>Alauda arvensis</text:p>
          </table:table-cell>
          <table:table-cell office:value-type="float" office:value="263.077171439094" calcext:value-type="float">
            <text:p>263,0771714390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45:00" calcext:value-type="date">
            <text:p>2019-05-1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226.244901982929" calcext:value-type="float">
            <text:p>226,2449019829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59:00" calcext:value-type="date">
            <text:p>2019-05-19 07:59:00</text:p>
          </table:table-cell>
          <table:table-cell office:value-type="string" calcext:value-type="string">
            <text:p>Sylvia atricapilla</text:p>
          </table:table-cell>
          <table:table-cell office:value-type="float" office:value="55.5154377142656" calcext:value-type="float">
            <text:p>55,515437714265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46:00" calcext:value-type="date">
            <text:p>2019-05-19 07:46:00</text:p>
          </table:table-cell>
          <table:table-cell office:value-type="string" calcext:value-type="string">
            <text:p>Alauda arvensis</text:p>
          </table:table-cell>
          <table:table-cell office:value-type="float" office:value="136.078798352352" calcext:value-type="float">
            <text:p>136,07879835235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46:00" calcext:value-type="date">
            <text:p>2019-05-19 07:46:00</text:p>
          </table:table-cell>
          <table:table-cell office:value-type="string" calcext:value-type="string">
            <text:p>Alauda arvensis</text:p>
          </table:table-cell>
          <table:table-cell office:value-type="float" office:value="70.6348338829484" calcext:value-type="float">
            <text:p>70,63483388294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47:00" calcext:value-type="date">
            <text:p>2019-05-19 07:47:00</text:p>
          </table:table-cell>
          <table:table-cell office:value-type="string" calcext:value-type="string">
            <text:p>Alauda arvensis</text:p>
          </table:table-cell>
          <table:table-cell office:value-type="float" office:value="265.049330982636" calcext:value-type="float">
            <text:p>265,0493309826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47:00" calcext:value-type="date">
            <text:p>2019-05-19 07:47:00</text:p>
          </table:table-cell>
          <table:table-cell office:value-type="string" calcext:value-type="string">
            <text:p>Alauda arvensis</text:p>
          </table:table-cell>
          <table:table-cell office:value-type="float" office:value="42.3791017927727" calcext:value-type="float">
            <text:p>42,37910179277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48:00" calcext:value-type="date">
            <text:p>2019-05-19 07:48:00</text:p>
          </table:table-cell>
          <table:table-cell office:value-type="string" calcext:value-type="string">
            <text:p>Turdus merula</text:p>
          </table:table-cell>
          <table:table-cell office:value-type="float" office:value="578.549050217186" calcext:value-type="float">
            <text:p>578,54905021718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26:00" calcext:value-type="date">
            <text:p>2019-05-19 07:26:00</text:p>
          </table:table-cell>
          <table:table-cell office:value-type="string" calcext:value-type="string">
            <text:p>Turdus merula</text:p>
          </table:table-cell>
          <table:table-cell office:value-type="float" office:value="105.692103127537" calcext:value-type="float">
            <text:p>105,6921031275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27:00" calcext:value-type="date">
            <text:p>2019-05-19 07:27:00</text:p>
          </table:table-cell>
          <table:table-cell office:value-type="string" calcext:value-type="string">
            <text:p>Alauda arvensis</text:p>
          </table:table-cell>
          <table:table-cell office:value-type="float" office:value="161.205987173184" calcext:value-type="float">
            <text:p>161,2059871731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28:00" calcext:value-type="date">
            <text:p>2019-05-19 07:28:00</text:p>
          </table:table-cell>
          <table:table-cell office:value-type="string" calcext:value-type="string">
            <text:p>Sylvia atricapilla</text:p>
          </table:table-cell>
          <table:table-cell office:value-type="float" office:value="75.4571212075323" calcext:value-type="float">
            <text:p>75,457121207532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29:00" calcext:value-type="date">
            <text:p>2019-05-19 07:29:00</text:p>
          </table:table-cell>
          <table:table-cell office:value-type="string" calcext:value-type="string">
            <text:p>Alauda arvensis</text:p>
          </table:table-cell>
          <table:table-cell office:value-type="float" office:value="201.998119235673" calcext:value-type="float">
            <text:p>201,9981192356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7:59:00" calcext:value-type="date">
            <text:p>2019-05-19 07:59:00</text:p>
          </table:table-cell>
          <table:table-cell office:value-type="string" calcext:value-type="string">
            <text:p>Alauda arvensis</text:p>
          </table:table-cell>
          <table:table-cell office:value-type="float" office:value="159.395518803696" calcext:value-type="float">
            <text:p>159,3955188036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230.454766784465" calcext:value-type="float">
            <text:p>230,4547667844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445.690200800541" calcext:value-type="float">
            <text:p>445,6902008005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02:00" calcext:value-type="date">
            <text:p>2019-05-19 08:02:00</text:p>
          </table:table-cell>
          <table:table-cell office:value-type="string" calcext:value-type="string">
            <text:p>Alauda arvensis</text:p>
          </table:table-cell>
          <table:table-cell office:value-type="float" office:value="224.299809286758" calcext:value-type="float">
            <text:p>224,29980928675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17:00" calcext:value-type="date">
            <text:p>2019-05-19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51.022774239461" calcext:value-type="float">
            <text:p>151,02277423946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19:00" calcext:value-type="date">
            <text:p>2019-05-19 08:19:00</text:p>
          </table:table-cell>
          <table:table-cell office:value-type="string" calcext:value-type="string">
            <text:p>Turdus merula</text:p>
          </table:table-cell>
          <table:table-cell office:value-type="float" office:value="182.804985895204" calcext:value-type="float">
            <text:p>182,8049858952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77.4914058552128" calcext:value-type="float">
            <text:p>77,49140585521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230.58520366491" calcext:value-type="float">
            <text:p>230,585203664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196.878971381274" calcext:value-type="float">
            <text:p>196,8789713812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20.7589108108805" calcext:value-type="float">
            <text:p>20,75891081088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28:00" calcext:value-type="date">
            <text:p>2019-05-19 08:28:00</text:p>
          </table:table-cell>
          <table:table-cell office:value-type="string" calcext:value-type="string">
            <text:p>Turdus merula</text:p>
          </table:table-cell>
          <table:table-cell office:value-type="float" office:value="112.87537030419" calcext:value-type="float">
            <text:p>112,875370304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70.2976609878504" calcext:value-type="float">
            <text:p>70,297660987850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29:00" calcext:value-type="date">
            <text:p>2019-05-19 08:29:00</text:p>
          </table:table-cell>
          <table:table-cell office:value-type="string" calcext:value-type="string">
            <text:p>Turdus merula</text:p>
          </table:table-cell>
          <table:table-cell office:value-type="float" office:value="83.5005479444535" calcext:value-type="float">
            <text:p>83,500547944453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31:00" calcext:value-type="date">
            <text:p>2019-05-19 08:31:00</text:p>
          </table:table-cell>
          <table:table-cell office:value-type="string" calcext:value-type="string">
            <text:p>Turdus merula</text:p>
          </table:table-cell>
          <table:table-cell office:value-type="float" office:value="404.827332414102" calcext:value-type="float">
            <text:p>404,8273324141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32:00" calcext:value-type="date">
            <text:p>2019-05-19 08:32:00</text:p>
          </table:table-cell>
          <table:table-cell office:value-type="string" calcext:value-type="string">
            <text:p>Turdus merula</text:p>
          </table:table-cell>
          <table:table-cell office:value-type="float" office:value="214.558677111554" calcext:value-type="float">
            <text:p>214,5586771115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06:00" calcext:value-type="date">
            <text:p>2019-05-19 08:06:00</text:p>
          </table:table-cell>
          <table:table-cell office:value-type="string" calcext:value-type="string">
            <text:p>Sylvia atricapilla</text:p>
          </table:table-cell>
          <table:table-cell office:value-type="float" office:value="230.63740952012" calcext:value-type="float">
            <text:p>230,637409520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07:00" calcext:value-type="date">
            <text:p>2019-05-19 08:07:00</text:p>
          </table:table-cell>
          <table:table-cell office:value-type="string" calcext:value-type="string">
            <text:p>Turdus merula</text:p>
          </table:table-cell>
          <table:table-cell office:value-type="float" office:value="190.778377100597" calcext:value-type="float">
            <text:p>190,7783771005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08:00" calcext:value-type="date">
            <text:p>2019-05-19 08:08:00</text:p>
          </table:table-cell>
          <table:table-cell office:value-type="string" calcext:value-type="string">
            <text:p>Turdus merula</text:p>
          </table:table-cell>
          <table:table-cell office:value-type="float" office:value="174.484545370616" calcext:value-type="float">
            <text:p>174,4845453706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12:00" calcext:value-type="date">
            <text:p>2019-05-19 08:12:00</text:p>
          </table:table-cell>
          <table:table-cell office:value-type="string" calcext:value-type="string">
            <text:p>Alauda arvensis</text:p>
          </table:table-cell>
          <table:table-cell office:value-type="float" office:value="125.159163459934" calcext:value-type="float">
            <text:p>125,1591634599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13:00" calcext:value-type="date">
            <text:p>2019-05-19 08:13:00</text:p>
          </table:table-cell>
          <table:table-cell office:value-type="string" calcext:value-type="string">
            <text:p>Turdus merula</text:p>
          </table:table-cell>
          <table:table-cell office:value-type="float" office:value="188.733445523316" calcext:value-type="float">
            <text:p>188,73344552331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13:00" calcext:value-type="date">
            <text:p>2019-05-19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5.108190017018" calcext:value-type="float">
            <text:p>155,1081900170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25:00" calcext:value-type="date">
            <text:p>2019-05-19 10:25:00</text:p>
          </table:table-cell>
          <table:table-cell office:value-type="string" calcext:value-type="string">
            <text:p>Alauda arvensis</text:p>
          </table:table-cell>
          <table:table-cell office:value-type="float" office:value="118.8708155681" calcext:value-type="float">
            <text:p>118,87081556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25:00" calcext:value-type="date">
            <text:p>2019-05-19 10:25:00</text:p>
          </table:table-cell>
          <table:table-cell office:value-type="string" calcext:value-type="string">
            <text:p>Turdus merula</text:p>
          </table:table-cell>
          <table:table-cell office:value-type="float" office:value="164.813020691576" calcext:value-type="float">
            <text:p>164,81302069157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26:00" calcext:value-type="date">
            <text:p>2019-05-19 10:26:00</text:p>
          </table:table-cell>
          <table:table-cell office:value-type="string" calcext:value-type="string">
            <text:p>Turdus merula</text:p>
          </table:table-cell>
          <table:table-cell office:value-type="float" office:value="83.9953920550282" calcext:value-type="float">
            <text:p>83,99539205502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390.561760835284" calcext:value-type="float">
            <text:p>390,5617608352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285.96876972567" calcext:value-type="float">
            <text:p>285,9687697256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28:00" calcext:value-type="date">
            <text:p>2019-05-19 10:28:00</text:p>
          </table:table-cell>
          <table:table-cell office:value-type="string" calcext:value-type="string">
            <text:p>Sylvia atricapilla</text:p>
          </table:table-cell>
          <table:table-cell office:value-type="float" office:value="151.032924968133" calcext:value-type="float">
            <text:p>151,03292496813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26:00" calcext:value-type="date">
            <text:p>2019-05-19 10:26:00</text:p>
          </table:table-cell>
          <table:table-cell office:value-type="string" calcext:value-type="string">
            <text:p>Alauda arvensis</text:p>
          </table:table-cell>
          <table:table-cell office:value-type="float" office:value="236.019285842494" calcext:value-type="float">
            <text:p>236,01928584249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27:00" calcext:value-type="date">
            <text:p>2019-05-19 10:27:00</text:p>
          </table:table-cell>
          <table:table-cell office:value-type="string" calcext:value-type="string">
            <text:p>Sylvia atricapilla</text:p>
          </table:table-cell>
          <table:table-cell office:value-type="float" office:value="111.968698306741" calcext:value-type="float">
            <text:p>111,96869830674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64.8538272823881" calcext:value-type="float">
            <text:p>64,853827282388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236.073633127207" calcext:value-type="float">
            <text:p>236,0736331272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344.112761094052" calcext:value-type="float">
            <text:p>344,11276109405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48:00" calcext:value-type="date">
            <text:p>2019-05-19 08:48:00</text:p>
          </table:table-cell>
          <table:table-cell office:value-type="string" calcext:value-type="string">
            <text:p>Sylvia atricapilla</text:p>
          </table:table-cell>
          <table:table-cell office:value-type="float" office:value="148.772353536436" calcext:value-type="float">
            <text:p>148,7723535364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49:00" calcext:value-type="date">
            <text:p>2019-05-19 08:49:00</text:p>
          </table:table-cell>
          <table:table-cell office:value-type="string" calcext:value-type="string">
            <text:p>Turdus merula</text:p>
          </table:table-cell>
          <table:table-cell office:value-type="float" office:value="69.3470780035237" calcext:value-type="float">
            <text:p>69,34707800352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43:00" calcext:value-type="date">
            <text:p>2019-05-19 08:43:00</text:p>
          </table:table-cell>
          <table:table-cell office:value-type="string" calcext:value-type="string">
            <text:p>Sylvia atricapilla</text:p>
          </table:table-cell>
          <table:table-cell office:value-type="float" office:value="157.108206724952" calcext:value-type="float">
            <text:p>157,10820672495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49.549935313953" calcext:value-type="float">
            <text:p>149,54993531395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69.103232098713" calcext:value-type="float">
            <text:p>269,10323209871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159.541292631572" calcext:value-type="float">
            <text:p>159,5412926315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57.2474654718607" calcext:value-type="float">
            <text:p>57,24746547186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04.820512787689" calcext:value-type="float">
            <text:p>204,8205127876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06.468627407402" calcext:value-type="float">
            <text:p>206,4686274074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116.256607464459" calcext:value-type="float">
            <text:p>116,2566074644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24.795799799529" calcext:value-type="float">
            <text:p>224,7957997995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07:00" calcext:value-type="date">
            <text:p>2019-05-19 09:07:00</text:p>
          </table:table-cell>
          <table:table-cell office:value-type="string" calcext:value-type="string">
            <text:p>Sylvia atricapilla</text:p>
          </table:table-cell>
          <table:table-cell office:value-type="float" office:value="163.278686152778" calcext:value-type="float">
            <text:p>163,27868615277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10:00" calcext:value-type="date">
            <text:p>2019-05-19 09:10:00</text:p>
          </table:table-cell>
          <table:table-cell office:value-type="string" calcext:value-type="string">
            <text:p>Turdus merula</text:p>
          </table:table-cell>
          <table:table-cell office:value-type="float" office:value="259.087567379223" calcext:value-type="float">
            <text:p>259,08756737922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32:00" calcext:value-type="date">
            <text:p>2019-05-19 09:32:00</text:p>
          </table:table-cell>
          <table:table-cell office:value-type="string" calcext:value-type="string">
            <text:p>Sylvia atricapilla</text:p>
          </table:table-cell>
          <table:table-cell office:value-type="float" office:value="47.4840336285747" calcext:value-type="float">
            <text:p>47,484033628574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33:00" calcext:value-type="date">
            <text:p>2019-05-19 09:33:00</text:p>
          </table:table-cell>
          <table:table-cell office:value-type="string" calcext:value-type="string">
            <text:p>Turdus merula</text:p>
          </table:table-cell>
          <table:table-cell office:value-type="float" office:value="274.105616152574" calcext:value-type="float">
            <text:p>274,1056161525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34:00" calcext:value-type="date">
            <text:p>2019-05-19 09:34:00</text:p>
          </table:table-cell>
          <table:table-cell office:value-type="string" calcext:value-type="string">
            <text:p>Sylvia atricapilla</text:p>
          </table:table-cell>
          <table:table-cell office:value-type="float" office:value="74.2205932370791" calcext:value-type="float">
            <text:p>74,22059323707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36:00" calcext:value-type="date">
            <text:p>2019-05-19 09:36:00</text:p>
          </table:table-cell>
          <table:table-cell office:value-type="string" calcext:value-type="string">
            <text:p>Turdus merula</text:p>
          </table:table-cell>
          <table:table-cell office:value-type="float" office:value="358.828182383701" calcext:value-type="float">
            <text:p>358,82818238370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30:00" calcext:value-type="date">
            <text:p>2019-05-19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54.222902439573" calcext:value-type="float">
            <text:p>154,22290243957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30:00" calcext:value-type="date">
            <text:p>2019-05-19 09:30:00</text:p>
          </table:table-cell>
          <table:table-cell office:value-type="string" calcext:value-type="string">
            <text:p>Turdus merula</text:p>
          </table:table-cell>
          <table:table-cell office:value-type="float" office:value="120.482846326105" calcext:value-type="float">
            <text:p>120,48284632610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31:00" calcext:value-type="date">
            <text:p>2019-05-19 09:31:00</text:p>
          </table:table-cell>
          <table:table-cell office:value-type="string" calcext:value-type="string">
            <text:p>Turdus merula</text:p>
          </table:table-cell>
          <table:table-cell office:value-type="float" office:value="172.983282613824" calcext:value-type="float">
            <text:p>172,98328261382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31:00" calcext:value-type="date">
            <text:p>2019-05-19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66.370326143183" calcext:value-type="float">
            <text:p>166,37032614318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53:00" calcext:value-type="date">
            <text:p>2019-05-19 08:53:00</text:p>
          </table:table-cell>
          <table:table-cell office:value-type="string" calcext:value-type="string">
            <text:p>Sylvia atricapilla</text:p>
          </table:table-cell>
          <table:table-cell office:value-type="float" office:value="93.2856979386096" calcext:value-type="float">
            <text:p>93,28569793860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8:53:00" calcext:value-type="date">
            <text:p>2019-05-19 08:53:00</text:p>
          </table:table-cell>
          <table:table-cell office:value-type="string" calcext:value-type="string">
            <text:p>Turdus merula</text:p>
          </table:table-cell>
          <table:table-cell office:value-type="float" office:value="199.577066440138" calcext:value-type="float">
            <text:p>199,57706644013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02:00" calcext:value-type="date">
            <text:p>2019-05-19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1.9737497822554" calcext:value-type="float">
            <text:p>21,97374978225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4.29988379559" calcext:value-type="float">
            <text:p>84,299883795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65.5692770735142" calcext:value-type="float">
            <text:p>65,569277073514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94.6441121500707" calcext:value-type="float">
            <text:p>94,644112150070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209.971089898003" calcext:value-type="float">
            <text:p>209,97108989800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73.656789941117" calcext:value-type="float">
            <text:p>273,6567899411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21:00" calcext:value-type="date">
            <text:p>2019-05-19 09:21:00</text:p>
          </table:table-cell>
          <table:table-cell office:value-type="string" calcext:value-type="string">
            <text:p>Turdus merula</text:p>
          </table:table-cell>
          <table:table-cell office:value-type="float" office:value="321.202476379865" calcext:value-type="float">
            <text:p>321,20247637986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158.254604377097" calcext:value-type="float">
            <text:p>158,25460437709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57:00" calcext:value-type="date">
            <text:p>2019-05-19 09:57:00</text:p>
          </table:table-cell>
          <table:table-cell office:value-type="string" calcext:value-type="string">
            <text:p>Alauda arvensis</text:p>
          </table:table-cell>
          <table:table-cell office:value-type="float" office:value="183.498158148685" calcext:value-type="float">
            <text:p>183,49815814868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04:00" calcext:value-type="date">
            <text:p>2019-05-19 10:04:00</text:p>
          </table:table-cell>
          <table:table-cell office:value-type="string" calcext:value-type="string">
            <text:p>Sylvia atricapilla</text:p>
          </table:table-cell>
          <table:table-cell office:value-type="float" office:value="32.9362936308021" calcext:value-type="float">
            <text:p>32,936293630802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04:00" calcext:value-type="date">
            <text:p>2019-05-19 10:04:00</text:p>
          </table:table-cell>
          <table:table-cell office:value-type="string" calcext:value-type="string">
            <text:p>Turdus merula</text:p>
          </table:table-cell>
          <table:table-cell office:value-type="float" office:value="86.2467298425392" calcext:value-type="float">
            <text:p>86,24672984253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05:00" calcext:value-type="date">
            <text:p>2019-05-19 10:05:00</text:p>
          </table:table-cell>
          <table:table-cell office:value-type="string" calcext:value-type="string">
            <text:p>Sylvia atricapilla</text:p>
          </table:table-cell>
          <table:table-cell office:value-type="float" office:value="27.7993649052719" calcext:value-type="float">
            <text:p>27,79936490527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48:00" calcext:value-type="date">
            <text:p>2019-05-19 09:48:00</text:p>
          </table:table-cell>
          <table:table-cell office:value-type="string" calcext:value-type="string">
            <text:p>Alauda arvensis</text:p>
          </table:table-cell>
          <table:table-cell office:value-type="float" office:value="117.253329650764" calcext:value-type="float">
            <text:p>117,25332965076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49:00" calcext:value-type="date">
            <text:p>2019-05-19 09:49:00</text:p>
          </table:table-cell>
          <table:table-cell office:value-type="string" calcext:value-type="string">
            <text:p>Sylvia atricapilla</text:p>
          </table:table-cell>
          <table:table-cell office:value-type="float" office:value="92.8522801044085" calcext:value-type="float">
            <text:p>92,852280104408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49:00" calcext:value-type="date">
            <text:p>2019-05-19 09:49:00</text:p>
          </table:table-cell>
          <table:table-cell office:value-type="string" calcext:value-type="string">
            <text:p>Turdus merula</text:p>
          </table:table-cell>
          <table:table-cell office:value-type="float" office:value="189.069537468702" calcext:value-type="float">
            <text:p>189,0695374687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76.8481927300906" calcext:value-type="float">
            <text:p>76,848192730090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51:00" calcext:value-type="date">
            <text:p>2019-05-19 09:51:00</text:p>
          </table:table-cell>
          <table:table-cell office:value-type="string" calcext:value-type="string">
            <text:p>Turdus merula</text:p>
          </table:table-cell>
          <table:table-cell office:value-type="float" office:value="243.577116230435" calcext:value-type="float">
            <text:p>243,57711623043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09:53:00" calcext:value-type="date">
            <text:p>2019-05-19 09:53:00</text:p>
          </table:table-cell>
          <table:table-cell office:value-type="string" calcext:value-type="string">
            <text:p>Turdus merula</text:p>
          </table:table-cell>
          <table:table-cell office:value-type="float" office:value="475.381207935052" calcext:value-type="float">
            <text:p>475,38120793505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06:00" calcext:value-type="date">
            <text:p>2019-05-19 10:06:00</text:p>
          </table:table-cell>
          <table:table-cell office:value-type="string" calcext:value-type="string">
            <text:p>Alauda arvensis</text:p>
          </table:table-cell>
          <table:table-cell office:value-type="float" office:value="68.5937944240918" calcext:value-type="float">
            <text:p>68,593794424091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06:00" calcext:value-type="date">
            <text:p>2019-05-19 10:06:00</text:p>
          </table:table-cell>
          <table:table-cell office:value-type="string" calcext:value-type="string">
            <text:p>Turdus merula</text:p>
          </table:table-cell>
          <table:table-cell office:value-type="float" office:value="78.0874284634836" calcext:value-type="float">
            <text:p>78,08742846348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07:00" calcext:value-type="date">
            <text:p>2019-05-19 10:07:00</text:p>
          </table:table-cell>
          <table:table-cell office:value-type="string" calcext:value-type="string">
            <text:p>Turdus merula</text:p>
          </table:table-cell>
          <table:table-cell office:value-type="float" office:value="179.459861833792" calcext:value-type="float">
            <text:p>179,4598618337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08:00" calcext:value-type="date">
            <text:p>2019-05-19 10:08:00</text:p>
          </table:table-cell>
          <table:table-cell office:value-type="string" calcext:value-type="string">
            <text:p>Sylvia atricapilla</text:p>
          </table:table-cell>
          <table:table-cell office:value-type="float" office:value="87.0665440228693" calcext:value-type="float">
            <text:p>87,066544022869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09:00" calcext:value-type="date">
            <text:p>2019-05-19 10:09:00</text:p>
          </table:table-cell>
          <table:table-cell office:value-type="string" calcext:value-type="string">
            <text:p>Turdus merula</text:p>
          </table:table-cell>
          <table:table-cell office:value-type="float" office:value="48.2712468047957" calcext:value-type="float">
            <text:p>48,271246804795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19T10:12:00" calcext:value-type="date">
            <text:p>2019-05-19 10:12:00</text:p>
          </table:table-cell>
          <table:table-cell office:value-type="string" calcext:value-type="string">
            <text:p>Sylvia atricapilla</text:p>
          </table:table-cell>
          <table:table-cell office:value-type="float" office:value="19.1577673253517" calcext:value-type="float">
            <text:p>19,15776732535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7:40:00" calcext:value-type="date">
            <text:p>2019-05-25 07:40:00</text:p>
          </table:table-cell>
          <table:table-cell office:value-type="string" calcext:value-type="string">
            <text:p>Turdus merula</text:p>
          </table:table-cell>
          <table:table-cell office:value-type="float" office:value="16.4144849487812" calcext:value-type="float">
            <text:p>16,41448494878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7:42:00" calcext:value-type="date">
            <text:p>2019-05-25 07:42:00</text:p>
          </table:table-cell>
          <table:table-cell office:value-type="string" calcext:value-type="string">
            <text:p>Turdus merula</text:p>
          </table:table-cell>
          <table:table-cell office:value-type="float" office:value="102.428714810528" calcext:value-type="float">
            <text:p>102,4287148105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7:43:00" calcext:value-type="date">
            <text:p>2019-05-25 07:43:00</text:p>
          </table:table-cell>
          <table:table-cell office:value-type="string" calcext:value-type="string">
            <text:p>Turdus merula</text:p>
          </table:table-cell>
          <table:table-cell office:value-type="float" office:value="88.9239332254556" calcext:value-type="float">
            <text:p>88,923933225455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7:44:00" calcext:value-type="date">
            <text:p>2019-05-25 07:44:00</text:p>
          </table:table-cell>
          <table:table-cell office:value-type="string" calcext:value-type="string">
            <text:p>Sylvia atricapilla</text:p>
          </table:table-cell>
          <table:table-cell office:value-type="float" office:value="84.8987277902702" calcext:value-type="float">
            <text:p>84,89872779027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7:47:00" calcext:value-type="date">
            <text:p>2019-05-25 07:47:00</text:p>
          </table:table-cell>
          <table:table-cell office:value-type="string" calcext:value-type="string">
            <text:p>Turdus merula</text:p>
          </table:table-cell>
          <table:table-cell office:value-type="float" office:value="146.40070534234" calcext:value-type="float">
            <text:p>146,4007053423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7:48:00" calcext:value-type="date">
            <text:p>2019-05-25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97.424492668829" calcext:value-type="float">
            <text:p>197,4244926688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7:42:00" calcext:value-type="date">
            <text:p>2019-05-25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3.938722410539" calcext:value-type="float">
            <text:p>143,93872241053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2.703632657927" calcext:value-type="float">
            <text:p>242,7036326579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02:00" calcext:value-type="date">
            <text:p>2019-05-25 08:02:00</text:p>
          </table:table-cell>
          <table:table-cell office:value-type="string" calcext:value-type="string">
            <text:p>Turdus merula</text:p>
          </table:table-cell>
          <table:table-cell office:value-type="float" office:value="263.295830723725" calcext:value-type="float">
            <text:p>263,29583072372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1.474830570028" calcext:value-type="float">
            <text:p>241,47483057002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07:00" calcext:value-type="date">
            <text:p>2019-05-25 08:07:00</text:p>
          </table:table-cell>
          <table:table-cell office:value-type="string" calcext:value-type="string">
            <text:p>Alauda arvensis</text:p>
          </table:table-cell>
          <table:table-cell office:value-type="float" office:value="217.454024080446" calcext:value-type="float">
            <text:p>217,4540240804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06:00" calcext:value-type="date">
            <text:p>2019-05-25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11.382179654238" calcext:value-type="float">
            <text:p>111,38217965423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462.950824575766" calcext:value-type="float">
            <text:p>462,9508245757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133.045490286655" calcext:value-type="float">
            <text:p>133,04549028665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19:00" calcext:value-type="date">
            <text:p>2019-05-25 08:19:00</text:p>
          </table:table-cell>
          <table:table-cell office:value-type="string" calcext:value-type="string">
            <text:p>Turdus merula</text:p>
          </table:table-cell>
          <table:table-cell office:value-type="float" office:value="114.735681845831" calcext:value-type="float">
            <text:p>114,73568184583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19:00" calcext:value-type="date">
            <text:p>2019-05-25 08:19:00</text:p>
          </table:table-cell>
          <table:table-cell office:value-type="string" calcext:value-type="string">
            <text:p>Sylvia atricapilla</text:p>
          </table:table-cell>
          <table:table-cell office:value-type="float" office:value="232.976994417462" calcext:value-type="float">
            <text:p>232,97699441746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18:00" calcext:value-type="date">
            <text:p>2019-05-25 08:18:00</text:p>
          </table:table-cell>
          <table:table-cell office:value-type="string" calcext:value-type="string">
            <text:p>Alauda arvensis</text:p>
          </table:table-cell>
          <table:table-cell office:value-type="float" office:value="196.055739982192" calcext:value-type="float">
            <text:p>196,0557399821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19:00" calcext:value-type="date">
            <text:p>2019-05-25 08:19:00</text:p>
          </table:table-cell>
          <table:table-cell office:value-type="string" calcext:value-type="string">
            <text:p>Alauda arvensis</text:p>
          </table:table-cell>
          <table:table-cell office:value-type="float" office:value="136.097879397017" calcext:value-type="float">
            <text:p>136,09787939701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03:00" calcext:value-type="date">
            <text:p>2019-05-25 09:03:00</text:p>
          </table:table-cell>
          <table:table-cell office:value-type="string" calcext:value-type="string">
            <text:p>Turdus merula</text:p>
          </table:table-cell>
          <table:table-cell office:value-type="float" office:value="33.2471626834187" calcext:value-type="float">
            <text:p>33,247162683418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04:00" calcext:value-type="date">
            <text:p>2019-05-25 09:04:00</text:p>
          </table:table-cell>
          <table:table-cell office:value-type="string" calcext:value-type="string">
            <text:p>Sylvia atricapilla</text:p>
          </table:table-cell>
          <table:table-cell office:value-type="float" office:value="87.4848074703498" calcext:value-type="float">
            <text:p>87,48480747034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05:00" calcext:value-type="date">
            <text:p>2019-05-25 09:05:00</text:p>
          </table:table-cell>
          <table:table-cell office:value-type="string" calcext:value-type="string">
            <text:p>Turdus merula</text:p>
          </table:table-cell>
          <table:table-cell office:value-type="float" office:value="182.07565226346" calcext:value-type="float">
            <text:p>182,0756522634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03:00" calcext:value-type="date">
            <text:p>2019-05-25 09:03:00</text:p>
          </table:table-cell>
          <table:table-cell office:value-type="string" calcext:value-type="string">
            <text:p>Alauda arvensis</text:p>
          </table:table-cell>
          <table:table-cell office:value-type="float" office:value="114.397795010093" calcext:value-type="float">
            <text:p>114,39779501009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02:00" calcext:value-type="date">
            <text:p>2019-05-25 08:02:00</text:p>
          </table:table-cell>
          <table:table-cell office:value-type="string" calcext:value-type="string">
            <text:p>Sylvia atricapilla</text:p>
          </table:table-cell>
          <table:table-cell office:value-type="float" office:value="62.1941037709382" calcext:value-type="float">
            <text:p>62,19410377093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36:00" calcext:value-type="date">
            <text:p>2019-05-25 08:36:00</text:p>
          </table:table-cell>
          <table:table-cell office:value-type="string" calcext:value-type="string">
            <text:p>Alauda arvensis</text:p>
          </table:table-cell>
          <table:table-cell office:value-type="float" office:value="35.4474426440119" calcext:value-type="float">
            <text:p>35,44744264401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37:00" calcext:value-type="date">
            <text:p>2019-05-25 08:37:00</text:p>
          </table:table-cell>
          <table:table-cell office:value-type="string" calcext:value-type="string">
            <text:p>Alauda arvensis</text:p>
          </table:table-cell>
          <table:table-cell office:value-type="float" office:value="67.4773640986796" calcext:value-type="float">
            <text:p>67,47736409867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37:00" calcext:value-type="date">
            <text:p>2019-05-25 08:37:00</text:p>
          </table:table-cell>
          <table:table-cell office:value-type="string" calcext:value-type="string">
            <text:p>Alauda arvensis</text:p>
          </table:table-cell>
          <table:table-cell office:value-type="float" office:value="141.881854566902" calcext:value-type="float">
            <text:p>141,88185456690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37:00" calcext:value-type="date">
            <text:p>2019-05-25 08:37:00</text:p>
          </table:table-cell>
          <table:table-cell office:value-type="string" calcext:value-type="string">
            <text:p>Alauda arvensis</text:p>
          </table:table-cell>
          <table:table-cell office:value-type="float" office:value="148.040490388172" calcext:value-type="float">
            <text:p>148,0404903881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39:00" calcext:value-type="date">
            <text:p>2019-05-25 08:39:00</text:p>
          </table:table-cell>
          <table:table-cell office:value-type="string" calcext:value-type="string">
            <text:p>Alauda arvensis</text:p>
          </table:table-cell>
          <table:table-cell office:value-type="float" office:value="225.347845452503" calcext:value-type="float">
            <text:p>225,34784545250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37:00" calcext:value-type="date">
            <text:p>2019-05-25 08:37:00</text:p>
          </table:table-cell>
          <table:table-cell office:value-type="string" calcext:value-type="string">
            <text:p>Alauda arvensis</text:p>
          </table:table-cell>
          <table:table-cell office:value-type="float" office:value="320.918511024354" calcext:value-type="float">
            <text:p>320,91851102435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41:00" calcext:value-type="date">
            <text:p>2019-05-25 08:41:00</text:p>
          </table:table-cell>
          <table:table-cell office:value-type="string" calcext:value-type="string">
            <text:p>Alauda arvensis</text:p>
          </table:table-cell>
          <table:table-cell office:value-type="float" office:value="105.539035696992" calcext:value-type="float">
            <text:p>105,5390356969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01:00" calcext:value-type="date">
            <text:p>2019-05-25 09:01:00</text:p>
          </table:table-cell>
          <table:table-cell office:value-type="string" calcext:value-type="string">
            <text:p>Turdus merula</text:p>
          </table:table-cell>
          <table:table-cell office:value-type="float" office:value="189.091174829645" calcext:value-type="float">
            <text:p>189,091174829645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85.9287549143592" calcext:value-type="float">
            <text:p>85,928754914359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177.810620078351" calcext:value-type="float">
            <text:p>177,81062007835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68.6919884483247" calcext:value-type="float">
            <text:p>68,691988448324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8:44:00" calcext:value-type="date">
            <text:p>2019-05-25 08:44:00</text:p>
          </table:table-cell>
          <table:table-cell office:value-type="string" calcext:value-type="string">
            <text:p>Alauda arvensis</text:p>
          </table:table-cell>
          <table:table-cell office:value-type="float" office:value="295.046452687199" calcext:value-type="float">
            <text:p>295,04645268719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159.861164931582" calcext:value-type="float">
            <text:p>159,86116493158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81.7386008916298" calcext:value-type="float">
            <text:p>81,73860089162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31:00" calcext:value-type="date">
            <text:p>2019-05-25 09:31:00</text:p>
          </table:table-cell>
          <table:table-cell office:value-type="string" calcext:value-type="string">
            <text:p>Turdus merula</text:p>
          </table:table-cell>
          <table:table-cell office:value-type="float" office:value="50.8939794790157" calcext:value-type="float">
            <text:p>50,893979479015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53:00" calcext:value-type="date">
            <text:p>2019-05-25 09:53:00</text:p>
          </table:table-cell>
          <table:table-cell office:value-type="string" calcext:value-type="string">
            <text:p>Turdus merula</text:p>
          </table:table-cell>
          <table:table-cell office:value-type="float" office:value="90.5016344809496" calcext:value-type="float">
            <text:p>90,501634480949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54:00" calcext:value-type="date">
            <text:p>2019-05-25 09:54:00</text:p>
          </table:table-cell>
          <table:table-cell office:value-type="string" calcext:value-type="string">
            <text:p>Turdus merula</text:p>
          </table:table-cell>
          <table:table-cell office:value-type="float" office:value="333.597110606329" calcext:value-type="float">
            <text:p>333,59711060632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23:00" calcext:value-type="date">
            <text:p>2019-05-25 09:23:00</text:p>
          </table:table-cell>
          <table:table-cell office:value-type="string" calcext:value-type="string">
            <text:p>Turdus merula</text:p>
          </table:table-cell>
          <table:table-cell office:value-type="float" office:value="46.8363548845309" calcext:value-type="float">
            <text:p>46,836354884530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23:00" calcext:value-type="date">
            <text:p>2019-05-25 09:23:00</text:p>
          </table:table-cell>
          <table:table-cell office:value-type="string" calcext:value-type="string">
            <text:p>Sylvia atricapilla</text:p>
          </table:table-cell>
          <table:table-cell office:value-type="float" office:value="94.9491968354498" calcext:value-type="float">
            <text:p>94,949196835449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24:00" calcext:value-type="date">
            <text:p>2019-05-25 09:24:00</text:p>
          </table:table-cell>
          <table:table-cell office:value-type="string" calcext:value-type="string">
            <text:p>Sylvia atricapilla</text:p>
          </table:table-cell>
          <table:table-cell office:value-type="float" office:value="89.6151454411263" calcext:value-type="float">
            <text:p>89,615145441126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25:00" calcext:value-type="date">
            <text:p>2019-05-25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2.2844932040719" calcext:value-type="float">
            <text:p>22,284493204071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25:00" calcext:value-type="date">
            <text:p>2019-05-25 09:25:00</text:p>
          </table:table-cell>
          <table:table-cell office:value-type="string" calcext:value-type="string">
            <text:p>Turdus merula</text:p>
          </table:table-cell>
          <table:table-cell office:value-type="float" office:value="113.949681526436" calcext:value-type="float">
            <text:p>113,9496815264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01:00" calcext:value-type="date">
            <text:p>2019-05-25 10:01:00</text:p>
          </table:table-cell>
          <table:table-cell office:value-type="string" calcext:value-type="string">
            <text:p>Turdus merula</text:p>
          </table:table-cell>
          <table:table-cell office:value-type="float" office:value="144.837120089572" calcext:value-type="float">
            <text:p>144,83712008957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02:00" calcext:value-type="date">
            <text:p>2019-05-25 10:02:00</text:p>
          </table:table-cell>
          <table:table-cell office:value-type="string" calcext:value-type="string">
            <text:p>Turdus merula</text:p>
          </table:table-cell>
          <table:table-cell office:value-type="float" office:value="155.823276903623" calcext:value-type="float">
            <text:p>155,82327690362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02:00" calcext:value-type="date">
            <text:p>2019-05-25 10:02:00</text:p>
          </table:table-cell>
          <table:table-cell office:value-type="string" calcext:value-type="string">
            <text:p>Turdus merula</text:p>
          </table:table-cell>
          <table:table-cell office:value-type="float" office:value="155.823276903623" calcext:value-type="float">
            <text:p>155,82327690362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54:00" calcext:value-type="date">
            <text:p>2019-05-25 09:54:00</text:p>
          </table:table-cell>
          <table:table-cell office:value-type="string" calcext:value-type="string">
            <text:p>Alauda arvensis</text:p>
          </table:table-cell>
          <table:table-cell office:value-type="float" office:value="259.29442273522" calcext:value-type="float">
            <text:p>259,2944227352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55:00" calcext:value-type="date">
            <text:p>2019-05-25 09:55:00</text:p>
          </table:table-cell>
          <table:table-cell office:value-type="string" calcext:value-type="string">
            <text:p>Sylvia atricapilla</text:p>
          </table:table-cell>
          <table:table-cell office:value-type="float" office:value="78.8303512828083" calcext:value-type="float">
            <text:p>78,8303512828083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55:00" calcext:value-type="date">
            <text:p>2019-05-25 09:55:00</text:p>
          </table:table-cell>
          <table:table-cell office:value-type="string" calcext:value-type="string">
            <text:p>Alauda arvensis</text:p>
          </table:table-cell>
          <table:table-cell office:value-type="float" office:value="87.6696961767931" calcext:value-type="float">
            <text:p>87,669696176793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09:59:00" calcext:value-type="date">
            <text:p>2019-05-25 09:59:00</text:p>
          </table:table-cell>
          <table:table-cell office:value-type="string" calcext:value-type="string">
            <text:p>Alauda arvensis</text:p>
          </table:table-cell>
          <table:table-cell office:value-type="float" office:value="120.300886215827" calcext:value-type="float">
            <text:p>120,30088621582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15:00" calcext:value-type="date">
            <text:p>2019-05-25 10:15:00</text:p>
          </table:table-cell>
          <table:table-cell office:value-type="string" calcext:value-type="string">
            <text:p>Turdus merula</text:p>
          </table:table-cell>
          <table:table-cell office:value-type="float" office:value="13.9640915394748" calcext:value-type="float">
            <text:p>13,9640915394748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2.132732074831" calcext:value-type="float">
            <text:p>62,13273207483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16:00" calcext:value-type="date">
            <text:p>2019-05-25 10:16:00</text:p>
          </table:table-cell>
          <table:table-cell office:value-type="string" calcext:value-type="string">
            <text:p>Sylvia atricapilla</text:p>
          </table:table-cell>
          <table:table-cell office:value-type="float" office:value="102.819517232736" calcext:value-type="float">
            <text:p>102,81951723273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16:00" calcext:value-type="date">
            <text:p>2019-05-25 10:16:00</text:p>
          </table:table-cell>
          <table:table-cell office:value-type="string" calcext:value-type="string">
            <text:p>Alauda arvensis</text:p>
          </table:table-cell>
          <table:table-cell office:value-type="float" office:value="212.595371601326" calcext:value-type="float">
            <text:p>212,59537160132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16:00" calcext:value-type="date">
            <text:p>2019-05-25 10:16:00</text:p>
          </table:table-cell>
          <table:table-cell office:value-type="string" calcext:value-type="string">
            <text:p>Turdus merula</text:p>
          </table:table-cell>
          <table:table-cell office:value-type="float" office:value="220.296755219249" calcext:value-type="float">
            <text:p>220,2967552192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23:00" calcext:value-type="date">
            <text:p>2019-05-25 10:23:00</text:p>
          </table:table-cell>
          <table:table-cell office:value-type="string" calcext:value-type="string">
            <text:p>Alauda arvensis</text:p>
          </table:table-cell>
          <table:table-cell office:value-type="float" office:value="38.6933978359191" calcext:value-type="float">
            <text:p>38,693397835919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17:00" calcext:value-type="date">
            <text:p>2019-05-25 10:17:00</text:p>
          </table:table-cell>
          <table:table-cell office:value-type="string" calcext:value-type="string">
            <text:p>Turdus merula</text:p>
          </table:table-cell>
          <table:table-cell office:value-type="float" office:value="278.261430776171" calcext:value-type="float">
            <text:p>278,26143077617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23:00" calcext:value-type="date">
            <text:p>2019-05-25 10:23:00</text:p>
          </table:table-cell>
          <table:table-cell office:value-type="string" calcext:value-type="string">
            <text:p>Turdus merula</text:p>
          </table:table-cell>
          <table:table-cell office:value-type="float" office:value="110.957560028684" calcext:value-type="float">
            <text:p>110,9575600286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18:00" calcext:value-type="date">
            <text:p>2019-05-25 10:18:00</text:p>
          </table:table-cell>
          <table:table-cell office:value-type="string" calcext:value-type="string">
            <text:p>Alauda arvensis</text:p>
          </table:table-cell>
          <table:table-cell office:value-type="float" office:value="248.73425423037" calcext:value-type="float">
            <text:p>248,73425423037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3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6.5912768024966" calcext:value-type="float">
            <text:p>66,5912768024966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 table:number-rows-repeated="1047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7:03:23</meta:creation-date>
    <dc:language>fr-FR</dc:language>
    <dc:creator>Jean-Philippe Meuret</dc:creator>
    <dc:date>2020-04-18T19:04:25</dc:date>
    <meta:editing-cycles>1</meta:editing-cycles>
    <meta:editing-duration>P0D</meta:editing-duration>
    <meta:generator>LibreOffice/6.3.2.2$Windows_x86 LibreOffice_project/98b30e735bda24bc04ab42594c85f7fd8be07b9c</meta:generator>
    <meta:document-statistic meta:table-count="1" meta:cell-count="809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